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17.svm" manifest:media-type=""/>
  <manifest:file-entry manifest:full-path="Pictures/TablePreview33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32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31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b2b2b2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ccccc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4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4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6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3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5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3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6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3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8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0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17cm" svg:stroke-color="#666666" draw:stroke-linejoin="round" svg:stroke-linecap="butt" draw:fill="none" fo:padding-top="0.008cm" fo:padding-bottom="0.008cm" fo:padding-left="0.008cm" fo:padding-right="0.00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3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95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5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16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4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09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9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8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4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37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1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72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0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0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24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7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0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77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ffffff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7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2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19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7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96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4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3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83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6.0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52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8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61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85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svg:stroke-width="0.105cm" svg:stroke-color="#3465a4" draw:stroke-linejoin="round" svg:stroke-linecap="butt" draw:fill="none" fo:padding-top="0.052cm" fo:padding-bottom="0.052cm" fo:padding-left="0.052cm" fo:padding-right="0.052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6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97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solid" svg:stroke-width="0.034cm" svg:stroke-color="#002060" draw:stroke-linejoin="miter" svg:stroke-linecap="butt" draw:fill="solid" draw:fill-color="#158466" fo:padding-top="0.017cm" fo:padding-bottom="0.017cm" fo:padding-left="0.017cm" fo:padding-right="0.017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20.03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742cm" fo:padding-top="0cm" fo:padding-bottom="0cm" fo:padding-left="0cm" fo:padding-right="0cm"/>
      <style:paragraph-properties style:writing-mode="lr-tb"/>
    </style:style>
    <style:style style:name="gr68" style:family="graphic" style:parent-style-name="objectwithoutfill">
      <style:graphic-properties draw:stroke="dash" draw:stroke-dash="Long_20_Dot" svg:stroke-width="0.212cm" svg:stroke-color="#00a933" draw:marker-start-width="0.516cm" draw:marker-end-width="0.516cm" svg:stroke-linecap="butt" draw:fill="none" draw:textarea-horizontal-align="center" draw:textarea-vertical-align="middle" fo:padding-top="0.104cm" fo:padding-bottom="0.104cm" fo:padding-left="0.104cm" fo:padding-right="0.104cm"/>
    </style:style>
    <style:style style:name="gr69" style:family="graphic" style:parent-style-name="standard">
      <style:graphic-properties draw:stroke="solid" svg:stroke-width="0.034cm" svg:stroke-color="#00a933" draw:stroke-linejoin="miter" svg:stroke-linecap="butt" draw:fill="solid" draw:fill-color="#00a933" fo:padding-top="0.017cm" fo:padding-bottom="0.017cm" fo:padding-left="0.017cm" fo:padding-right="0.017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4.264cm" fo:padding-top="0cm" fo:padding-bottom="0cm" fo:padding-left="0cm" fo:padding-right="0cm"/>
      <style:paragraph-properties style:writing-mode="lr-tb"/>
    </style:style>
    <style:style style:name="gr71" style:family="graphic" style:parent-style-name="objectwithoutfill">
      <style:graphic-properties draw:stroke="dash" draw:stroke-dash="Long_20_Dot" svg:stroke-width="0.212cm" svg:stroke-color="#ff0000" draw:marker-start-width="0.516cm" draw:marker-end-width="0.516cm" svg:stroke-linecap="butt" draw:fill="none" draw:textarea-horizontal-align="center" draw:textarea-vertical-align="middle" fo:padding-top="0.104cm" fo:padding-bottom="0.104cm" fo:padding-left="0.104cm" fo:padding-right="0.104cm"/>
    </style:style>
    <style:style style:name="gr72" style:family="graphic" style:parent-style-name="standard">
      <style:graphic-properties draw:stroke="solid" svg:stroke-width="0.034cm" svg:stroke-color="#00a933" draw:stroke-linejoin="miter" svg:stroke-linecap="butt" draw:fill="solid" draw:fill-color="#ff0000" fo:padding-top="0.017cm" fo:padding-bottom="0.017cm" fo:padding-left="0.017cm" fo:padding-right="0.017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4.444cm" fo:padding-top="0cm" fo:padding-bottom="0cm" fo:padding-left="0cm" fo:padding-right="0cm"/>
      <style:paragraph-properties style:writing-mode="lr-tb"/>
    </style:style>
    <style:style style:name="gr74" style:family="graphic" style:parent-style-name="objectwithoutfill">
      <style:graphic-properties draw:stroke="dash" draw:stroke-dash="Long_20_Dot" svg:stroke-width="0.212cm" svg:stroke-color="#81aca6" draw:marker-start-width="0.516cm" draw:marker-end-width="0.516cm" svg:stroke-linecap="butt" draw:fill="none" draw:textarea-horizontal-align="center" draw:textarea-vertical-align="middle" fo:padding-top="0.104cm" fo:padding-bottom="0.104cm" fo:padding-left="0.104cm" fo:padding-right="0.104cm"/>
    </style:style>
    <style:style style:name="gr75" style:family="graphic" style:parent-style-name="standard">
      <style:graphic-properties draw:stroke="solid" svg:stroke-width="0.034cm" svg:stroke-color="#00a933" draw:stroke-linejoin="miter" svg:stroke-linecap="butt" draw:fill="solid" draw:fill-color="#b2b2b2" fo:padding-top="0.017cm" fo:padding-bottom="0.017cm" fo:padding-left="0.017cm" fo:padding-right="0.017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3.226cm" fo:padding-top="0cm" fo:padding-bottom="0cm" fo:padding-left="0cm" fo:padding-right="0cm"/>
      <style:paragraph-properties style:writing-mode="lr-tb"/>
    </style:style>
    <style:style style:name="gr77" style:family="graphic" style:parent-style-name="objectwithoutfill">
      <style:graphic-properties draw:stroke="dash" draw:stroke-dash="Long_20_Dot" svg:stroke-width="0.212cm" svg:stroke-color="#6b5e9b" draw:marker-start-width="0.516cm" draw:marker-end-width="0.516cm" svg:stroke-linecap="butt" draw:fill="none" draw:textarea-horizontal-align="center" draw:textarea-vertical-align="middle" fo:padding-top="0.104cm" fo:padding-bottom="0.104cm" fo:padding-left="0.104cm" fo:padding-right="0.104cm"/>
    </style:style>
    <style:style style:name="gr78" style:family="graphic" style:parent-style-name="standard">
      <style:graphic-properties draw:stroke="solid" svg:stroke-width="0.034cm" svg:stroke-color="#6b5e9b" draw:stroke-linejoin="miter" svg:stroke-linecap="butt" draw:fill="solid" draw:fill-color="#6b5e9b" fo:padding-top="0.017cm" fo:padding-bottom="0.017cm" fo:padding-left="0.017cm" fo:padding-right="0.017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5.311cm" fo:padding-top="0cm" fo:padding-bottom="0cm" fo:padding-left="0cm" fo:padding-right="0cm"/>
      <style:paragraph-properties style:writing-mode="lr-tb"/>
    </style:style>
    <style:style style:name="gr80" style:family="graphic" style:parent-style-name="objectwithoutfill">
      <style:graphic-properties draw:stroke="dash" draw:stroke-dash="Long_20_Dot" svg:stroke-width="0.212cm" svg:stroke-color="#ff8000" draw:marker-start-width="0.516cm" draw:marker-end-width="0.516cm" svg:stroke-linecap="butt" draw:fill="none" draw:textarea-horizontal-align="center" draw:textarea-vertical-align="middle" fo:padding-top="0.104cm" fo:padding-bottom="0.104cm" fo:padding-left="0.104cm" fo:padding-right="0.104cm"/>
    </style:style>
    <style:style style:name="gr81" style:family="graphic" style:parent-style-name="standard">
      <style:graphic-properties draw:stroke="solid" svg:stroke-width="0.034cm" svg:stroke-color="#6b5e9b" draw:stroke-linejoin="miter" svg:stroke-linecap="butt" draw:fill="solid" draw:fill-color="#ff8000" fo:padding-top="0.017cm" fo:padding-bottom="0.017cm" fo:padding-left="0.017cm" fo:padding-right="0.017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3.249cm" fo:padding-top="0cm" fo:padding-bottom="0cm" fo:padding-left="0cm" fo:padding-right="0cm"/>
      <style:paragraph-properties style:writing-mode="lr-tb"/>
    </style:style>
    <style:style style:name="gr83" style:family="graphic" style:parent-style-name="objectwithoutfill">
      <style:graphic-properties draw:stroke="dash" draw:stroke-dash="Long_20_Dot" svg:stroke-width="0.212cm" svg:stroke-color="#77bc65" draw:marker-start-width="0.516cm" draw:marker-end-width="0.516cm" svg:stroke-linecap="butt" draw:fill="none" draw:textarea-horizontal-align="center" draw:textarea-vertical-align="middle" fo:padding-top="0.104cm" fo:padding-bottom="0.104cm" fo:padding-left="0.104cm" fo:padding-right="0.104cm"/>
    </style:style>
    <style:style style:name="gr84" style:family="graphic" style:parent-style-name="standard">
      <style:graphic-properties draw:stroke="solid" svg:stroke-width="0.034cm" svg:stroke-color="#6b5e9b" draw:stroke-linejoin="miter" svg:stroke-linecap="butt" draw:fill="solid" draw:fill-color="#77bc65" fo:padding-top="0.017cm" fo:padding-bottom="0.017cm" fo:padding-left="0.017cm" fo:padding-right="0.017cm"/>
    </style:style>
    <style:style style:name="gr8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6" style:family="graphic" style:parent-style-name="objectwithoutfill">
      <style:graphic-properties svg:stroke-width="0.106cm" svg:stroke-color="#3465a4" draw:marker-start-width="0.359cm" draw:marker-end-width="0.359cm" draw:fill="none" draw:textarea-horizontal-align="center" draw:textarea-vertical-align="middle" fo:padding-top="0.053cm" fo:padding-bottom="0.053cm" fo:padding-left="0.053cm" fo:padding-right="0.053cm"/>
    </style:style>
    <style:style style:name="gr87" style:family="graphic" style:parent-style-name="objectwithoutfill">
      <style:graphic-properties draw:stroke="dash" draw:stroke-dash="Long_20_Dash" svg:stroke-width="0.159cm" svg:stroke-color="#00a933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88" style:family="graphic" style:parent-style-name="objectwithoutfill">
      <style:graphic-properties draw:stroke="dash" draw:stroke-dash="Long_20_Dash" svg:stroke-width="0.159cm" svg:stroke-color="#55308d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89" style:family="graphic" style:parent-style-name="standard">
      <style:graphic-properties draw:stroke="solid" svg:stroke-width="0.034cm" svg:stroke-color="#55308d" draw:stroke-linejoin="miter" svg:stroke-linecap="butt" draw:fill="solid" draw:fill-color="#55308d" fo:padding-top="0.017cm" fo:padding-bottom="0.017cm" fo:padding-left="0.017cm" fo:padding-right="0.017cm"/>
    </style:style>
    <style:style style:name="gr90" style:family="graphic" style:parent-style-name="objectwithoutfill">
      <style:graphic-properties draw:stroke="dash" draw:stroke-dash="Long_20_Dash" svg:stroke-width="0.159cm" svg:stroke-color="#f10d0c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91" style:family="graphic" style:parent-style-name="standard">
      <style:graphic-properties draw:stroke="solid" svg:stroke-width="0.034cm" svg:stroke-color="#55308d" draw:stroke-linejoin="miter" svg:stroke-linecap="butt" draw:fill="solid" draw:fill-color="#f10d0c" fo:padding-top="0.017cm" fo:padding-bottom="0.017cm" fo:padding-left="0.017cm" fo:padding-right="0.017cm"/>
    </style:style>
    <style:style style:name="gr92" style:family="graphic" style:parent-style-name="objectwithoutfill">
      <style:graphic-properties draw:stroke="dash" draw:stroke-dash="Long_20_Dash" svg:stroke-width="0.159cm" svg:stroke-color="#81d41a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93" style:family="graphic" style:parent-style-name="standard">
      <style:graphic-properties draw:stroke="solid" svg:stroke-width="0.034cm" svg:stroke-color="#55308d" draw:stroke-linejoin="miter" svg:stroke-linecap="butt" draw:fill="solid" draw:fill-color="#81d41a" fo:padding-top="0.017cm" fo:padding-bottom="0.017cm" fo:padding-left="0.017cm" fo:padding-right="0.017cm"/>
    </style:style>
    <style:style style:name="gr94" style:family="graphic" style:parent-style-name="objectwithoutfill">
      <style:graphic-properties draw:stroke="dash" draw:stroke-dash="Long_20_Dash" svg:stroke-width="0.159cm" svg:stroke-color="#650953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95" style:family="graphic" style:parent-style-name="standard">
      <style:graphic-properties draw:stroke="solid" svg:stroke-width="0.034cm" svg:stroke-color="#55308d" draw:stroke-linejoin="miter" svg:stroke-linecap="butt" draw:fill="solid" draw:fill-color="#650953" fo:padding-top="0.017cm" fo:padding-bottom="0.017cm" fo:padding-left="0.017cm" fo:padding-right="0.017cm"/>
    </style:style>
    <style:style style:name="gr96" style:family="graphic" style:parent-style-name="objectwithoutfill">
      <style:graphic-properties draw:stroke="dash" draw:stroke-dash="Long_20_Dash" svg:stroke-width="0.159cm" svg:stroke-color="#ff8000" draw:marker-start-width="0.438cm" draw:marker-end-width="0.438cm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97" style:family="graphic" style:parent-style-name="standard">
      <style:graphic-properties draw:stroke="solid" svg:stroke-width="0.034cm" svg:stroke-color="#55308d" draw:stroke-linejoin="miter" svg:stroke-linecap="butt" draw:fill="solid" draw:fill-color="#ff8000" fo:padding-top="0.017cm" fo:padding-bottom="0.017cm" fo:padding-left="0.017cm" fo:padding-right="0.017cm"/>
    </style:style>
    <style:style style:name="co1" style:family="table-column">
      <style:table-column-properties style:column-width="2.071cm" style:use-optimal-column-width="false"/>
    </style:style>
    <style:style style:name="co2" style:family="table-column">
      <style:table-column-properties style:column-width="7.533cm" style:use-optimal-column-width="false"/>
    </style:style>
    <style:style style:name="co3" style:family="table-column">
      <style:table-column-properties style:column-width="4.336cm" style:use-optimal-column-width="false"/>
    </style:style>
    <style:style style:name="ro1" style:family="table-row">
      <style:table-row-properties style:row-height="1.51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ce2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ccccc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158466"/>
    </style:style>
    <style:style style:name="P10" style:family="paragraph">
      <loext:graphic-properties draw:fill="none"/>
      <style:text-properties fo:font-size="50pt" style:font-size-asian="50pt" style:font-size-complex="5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a933"/>
    </style:style>
    <style:style style:name="P13" style:family="paragraph">
      <loext:graphic-properties draw:fill="none"/>
      <style:paragraph-properties fo:text-align="start"/>
      <style:text-properties fo:font-size="50pt" style:font-size-asian="50pt" style:font-size-complex="50pt"/>
    </style:style>
    <style:style style:name="P14" style:family="paragraph">
      <loext:graphic-properties draw:fill="solid" draw:fill-color="#ff0000"/>
    </style:style>
    <style:style style:name="P15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6" style:family="paragraph">
      <loext:graphic-properties draw:fill="solid" draw:fill-color="#b2b2b2"/>
    </style:style>
    <style:style style:name="P17" style:family="paragraph">
      <loext:graphic-properties draw:fill="solid" draw:fill-color="#6b5e9b"/>
    </style:style>
    <style:style style:name="P18" style:family="paragraph">
      <loext:graphic-properties draw:fill="solid" draw:fill-color="#ff8000"/>
    </style:style>
    <style:style style:name="P19" style:family="paragraph">
      <loext:graphic-properties draw:fill="solid" draw:fill-color="#77bc65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/>
      <style:text-properties style:font-size-asian="20pt" style:font-size-complex="20pt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P24" style:family="paragraph">
      <loext:graphic-properties draw:fill="solid" draw:fill-color="#55308d"/>
    </style:style>
    <style:style style:name="P25" style:family="paragraph">
      <loext:graphic-properties draw:fill="solid" draw:fill-color="#f10d0c"/>
    </style:style>
    <style:style style:name="P26" style:family="paragraph">
      <loext:graphic-properties draw:fill="solid" draw:fill-color="#81d41a"/>
    </style:style>
    <style:style style:name="P27" style:family="paragraph">
      <loext:graphic-properties draw:fill="solid" draw:fill-color="#650953"/>
    </style:style>
    <style:style style:name="T1" style:family="text">
      <style:text-properties fo:color="#ffffff" loext:opacity="100%" style:font-name="Liberation Sans2" fo:font-size="20pt" fo:font-weight="normal" style:font-name-asian="Liberation Sans2" style:font-size-asian="20pt" style:font-weight-asian="normal" style:font-name-complex="Liberation Sans2" style:font-size-complex="20pt" style:font-weight-complex="normal"/>
    </style:style>
    <style:style style:name="T2" style:family="text">
      <style:text-properties fo:color="#000000" loext:opacity="100%" style:font-name="Liberation Sans2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3" style:family="text">
      <style:text-properties fo:color="#000000" loext:opacity="100%" style:font-name="Liberation Sans2" fo:font-size="20pt" fo:font-weight="normal" style:font-name-asian="Liberation Sans2" style:font-size-asian="20pt" style:font-weight-asian="normal" style:font-name-complex="Liberation Sans2" style:font-size-complex="20pt" style:font-weight-complex="normal"/>
    </style:style>
    <style:style style:name="T4" style:family="text">
      <style:text-properties fo:color="#000000" loext:opacity="100%" style:font-name="Liberation Sans2"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5" style:family="text">
      <style:text-properties fo:color="#ffffff" loext:opacity="100%" style:font-name="Carlito" fo:font-size="50pt" fo:font-weight="bold" style:font-name-asian="Carlito" style:font-size-asian="50pt" style:font-weight-asian="bold" style:font-name-complex="Carlito" style:font-size-complex="50pt" style:font-weight-complex="bold"/>
    </style:style>
    <style:style style:name="T6" style:family="text">
      <style:text-properties fo:color="#ffffff" loext:opacity="100%" style:font-name="Carlito" fo:font-size="36pt" fo:font-weight="bold" style:font-name-asian="Carlito" style:font-size-asian="36pt" style:font-weight-asian="bold" style:font-name-complex="Carlito" style:font-size-complex="36pt" style:font-weight-complex="bold"/>
    </style:style>
    <style:style style:name="T7" style:family="text">
      <style:text-properties fo:color="#ffffff" loext:opacity="100%" style:font-name="Carlito" fo:font-size="32pt" fo:font-weight="bold" style:font-name-asian="Carlito" style:font-size-asian="32pt" style:font-weight-asian="bold" style:font-name-complex="Carlito" style:font-size-complex="32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8.898cm" svg:height="84.099cm" svg:x="0.317cm" svg:y="-5.08cm" svg:viewBox="0 0 118899 84100" draw:points="0,0 118899,0 118899,84100 0,84100">
          <text:p/>
        </draw:polygon>
        <draw:polygon draw:style-name="gr2" draw:text-style-name="P2" draw:layer="layout" svg:width="13.941cm" svg:height="1.644cm" svg:x="10.561cm" svg:y="8.671cm" svg:viewBox="0 0 13942 1645" draw:points="0,0 13942,0 13942,1645 0,1645">
          <text:p/>
        </draw:polygon>
        <draw:polygon draw:style-name="gr3" draw:text-style-name="P3" draw:layer="layout" svg:width="2.072cm" svg:height="2cm" svg:x="10.561cm" svg:y="10.315cm" svg:viewBox="0 0 2073 2001" draw:points="0,0 2073,0 2073,2001 0,2001">
          <text:p/>
        </draw:polygon>
        <draw:polygon draw:style-name="gr3" draw:text-style-name="P3" draw:layer="layout" svg:width="7.566cm" svg:height="2cm" svg:x="12.633cm" svg:y="10.315cm" svg:viewBox="0 0 7567 2001" draw:points="0,0 7567,0 7567,2001 0,2001">
          <text:p/>
        </draw:polygon>
        <draw:frame draw:style-name="gr4" draw:text-style-name="P5" draw:layer="layout" svg:width="2.445cm" svg:height="0.788cm" svg:x="16.311cm" svg:y="8.772cm">
          <draw:text-box>
            <text:p text:style-name="P4"><text:span text:style-name="T1">Usuario</text:span></text:p>
          </draw:text-box>
        </draw:frame>
        <draw:polygon draw:style-name="gr3" draw:text-style-name="P3" draw:layer="layout" svg:width="4.303cm" svg:height="2cm" svg:x="20.199cm" svg:y="10.315cm" svg:viewBox="0 0 4304 2001" draw:points="0,0 4304,0 4304,2001 0,2001">
          <text:p/>
        </draw:polygon>
        <draw:frame draw:style-name="gr5" draw:text-style-name="P5" draw:layer="layout" svg:width="2.398cm" svg:height="0.788cm" svg:x="15.219cm" svg:y="10.416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21.102cm" svg:y="10.416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2cm" svg:height="1.998cm" svg:x="10.561cm" svg:y="12.315cm" svg:viewBox="0 0 2073 1999" draw:points="0,0 2073,0 2073,1999 0,1999">
          <text:p/>
        </draw:polygon>
        <draw:frame draw:style-name="gr8" draw:text-style-name="P5" draw:layer="layout" svg:width="1.577cm" svg:height="0.788cm" svg:x="21.564cm" svg:y="11.203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66cm" svg:height="1.998cm" svg:x="12.633cm" svg:y="12.315cm" svg:viewBox="0 0 7567 1999" draw:points="0,0 7567,0 7567,1999 0,1999">
          <text:p/>
        </draw:polygon>
        <draw:frame draw:style-name="gr9" draw:text-style-name="P5" draw:layer="layout" svg:width="0.942cm" svg:height="0.788cm" svg:x="11.128cm" svg:y="12.415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03cm" svg:height="1.998cm" svg:x="20.199cm" svg:y="12.315cm" svg:viewBox="0 0 4304 1999" draw:points="0,0 4304,0 4304,1999 0,1999">
          <text:p/>
        </draw:polygon>
        <draw:frame draw:style-name="gr10" draw:text-style-name="P5" draw:layer="layout" svg:width="3.863cm" svg:height="0.788cm" svg:x="14.486cm" svg:y="12.415cm">
          <draw:text-box>
            <text:p text:style-name="P4"><text:span text:style-name="T3">Clv_Usuario</text:span></text:p>
          </draw:text-box>
        </draw:frame>
        <draw:polygon draw:style-name="gr3" draw:text-style-name="P3" draw:layer="layout" svg:width="2.072cm" svg:height="2.003cm" svg:x="10.561cm" svg:y="14.313cm" svg:viewBox="0 0 2073 2004" draw:points="0,0 2073,0 2073,2004 0,2004">
          <text:p/>
        </draw:polygon>
        <draw:polygon draw:style-name="gr3" draw:text-style-name="P3" draw:layer="layout" svg:width="7.566cm" svg:height="2.003cm" svg:x="12.633cm" svg:y="14.313cm" svg:viewBox="0 0 7567 2004" draw:points="0,0 7567,0 7567,2004 0,2004">
          <text:p/>
        </draw:polygon>
        <draw:frame draw:style-name="gr11" draw:text-style-name="P5" draw:layer="layout" svg:width="3.351cm" svg:height="0.788cm" svg:x="20.702cm" svg:y="12.415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4.303cm" svg:height="2.003cm" svg:x="20.199cm" svg:y="14.313cm" svg:viewBox="0 0 4304 2004" draw:points="0,0 4304,0 4304,2004 0,2004">
          <text:p/>
        </draw:polygon>
        <draw:frame draw:style-name="gr12" draw:text-style-name="P5" draw:layer="layout" svg:width="2.521cm" svg:height="0.788cm" svg:x="15.157cm" svg:y="14.414cm">
          <draw:text-box>
            <text:p text:style-name="P4"><text:span text:style-name="T3">Nombre</text:span></text:p>
          </draw:text-box>
        </draw:frame>
        <draw:polygon draw:style-name="gr7" draw:text-style-name="P1" draw:layer="layout" svg:width="2.072cm" svg:height="2.001cm" svg:x="10.561cm" svg:y="16.316cm" svg:viewBox="0 0 2073 2002" draw:points="0,0 2073,0 2073,2002 0,2002">
          <text:p/>
        </draw:polygon>
        <draw:polygon draw:style-name="gr7" draw:text-style-name="P1" draw:layer="layout" svg:width="7.566cm" svg:height="2.001cm" svg:x="12.633cm" svg:y="16.316cm" svg:viewBox="0 0 7567 2002" draw:points="0,0 7567,0 7567,2002 0,2002">
          <text:p/>
        </draw:polygon>
        <draw:frame draw:style-name="gr13" draw:text-style-name="P5" draw:layer="layout" svg:width="3.744cm" svg:height="0.788cm" svg:x="20.506cm" svg:y="14.414cm">
          <draw:text-box>
            <text:p text:style-name="P4"><text:span text:style-name="T3">Varchar(20)</text:span></text:p>
          </draw:text-box>
        </draw:frame>
        <draw:polygon draw:style-name="gr7" draw:text-style-name="P1" draw:layer="layout" svg:width="4.303cm" svg:height="2.001cm" svg:x="20.199cm" svg:y="16.316cm" svg:viewBox="0 0 4304 2002" draw:points="0,0 4304,0 4304,2002 0,2002">
          <text:p/>
        </draw:polygon>
        <draw:frame draw:style-name="gr14" draw:text-style-name="P5" draw:layer="layout" svg:width="5.357cm" svg:height="0.788cm" svg:x="13.739cm" svg:y="16.416cm">
          <draw:text-box>
            <text:p text:style-name="P4"><text:span text:style-name="T3">Usuario_Nombre</text:span></text:p>
          </draw:text-box>
        </draw:frame>
        <draw:polygon draw:style-name="gr3" draw:text-style-name="P3" draw:layer="layout" svg:width="2.072cm" svg:height="2.003cm" svg:x="10.561cm" svg:y="18.317cm" svg:viewBox="0 0 2073 2004" draw:points="0,0 2073,0 2073,2004 0,2004">
          <text:p/>
        </draw:polygon>
        <draw:polygon draw:style-name="gr3" draw:text-style-name="P3" draw:layer="layout" svg:width="7.566cm" svg:height="2.003cm" svg:x="12.633cm" svg:y="18.317cm" svg:viewBox="0 0 7567 2004" draw:points="0,0 7567,0 7567,2004 0,2004">
          <text:p/>
        </draw:polygon>
        <draw:frame draw:style-name="gr13" draw:text-style-name="P5" draw:layer="layout" svg:width="3.744cm" svg:height="0.788cm" svg:x="20.506cm" svg:y="16.416cm">
          <draw:text-box>
            <text:p text:style-name="P4"><text:span text:style-name="T3">Varchar(10)</text:span></text:p>
          </draw:text-box>
        </draw:frame>
        <draw:polygon draw:style-name="gr3" draw:text-style-name="P3" draw:layer="layout" svg:width="4.303cm" svg:height="2.003cm" svg:x="20.199cm" svg:y="18.317cm" svg:viewBox="0 0 4304 2004" draw:points="0,0 4304,0 4304,2004 0,2004">
          <text:p/>
        </draw:polygon>
        <draw:frame draw:style-name="gr15" draw:text-style-name="P5" draw:layer="layout" svg:width="3.664cm" svg:height="0.788cm" svg:x="14.586cm" svg:y="18.418cm">
          <draw:text-box>
            <text:p text:style-name="P4"><text:span text:style-name="T3">Contraseña</text:span></text:p>
          </draw:text-box>
        </draw:frame>
        <draw:polygon draw:style-name="gr7" draw:text-style-name="P1" draw:layer="layout" svg:width="2.072cm" svg:height="2.002cm" svg:x="10.561cm" svg:y="20.32cm" svg:viewBox="0 0 2073 2003" draw:points="0,0 2073,0 2073,2003 0,2003">
          <text:p/>
        </draw:polygon>
        <draw:polygon draw:style-name="gr7" draw:text-style-name="P1" draw:layer="layout" svg:width="7.566cm" svg:height="2.002cm" svg:x="12.633cm" svg:y="20.32cm" svg:viewBox="0 0 7567 2003" draw:points="0,0 7567,0 7567,2003 0,2003">
          <text:p/>
        </draw:polygon>
        <draw:frame draw:style-name="gr13" draw:text-style-name="P5" draw:layer="layout" svg:width="3.744cm" svg:height="0.788cm" svg:x="20.506cm" svg:y="18.418cm">
          <draw:text-box>
            <text:p text:style-name="P4"><text:span text:style-name="T3">Varchar(10)</text:span></text:p>
          </draw:text-box>
        </draw:frame>
        <draw:polygon draw:style-name="gr7" draw:text-style-name="P1" draw:layer="layout" svg:width="4.303cm" svg:height="2.002cm" svg:x="20.199cm" svg:y="20.32cm" svg:viewBox="0 0 4304 2003" draw:points="0,0 4304,0 4304,2003 0,2003">
          <text:p/>
        </draw:polygon>
        <draw:frame draw:style-name="gr16" draw:text-style-name="P5" draw:layer="layout" svg:width="2.36cm" svg:height="0.788cm" svg:x="15.238cm" svg:y="20.42cm">
          <draw:text-box>
            <text:p text:style-name="P4"><text:span text:style-name="T3">Estatus</text:span></text:p>
          </draw:text-box>
        </draw:frame>
        <draw:polygon draw:style-name="gr3" draw:text-style-name="P3" draw:layer="layout" svg:width="2.072cm" svg:height="2.001cm" svg:x="10.561cm" svg:y="22.322cm" svg:viewBox="0 0 2073 2002" draw:points="0,0 2073,0 2073,2002 0,2002">
          <text:p/>
        </draw:polygon>
        <draw:polygon draw:style-name="gr3" draw:text-style-name="P3" draw:layer="layout" svg:width="7.566cm" svg:height="2.001cm" svg:x="12.633cm" svg:y="22.322cm" svg:viewBox="0 0 7567 2002" draw:points="0,0 7567,0 7567,2002 0,2002">
          <text:p/>
        </draw:polygon>
        <draw:frame draw:style-name="gr17" draw:text-style-name="P5" draw:layer="layout" svg:width="1.848cm" svg:height="0.788cm" svg:x="21.428cm" svg:y="20.42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4.303cm" svg:height="2.001cm" svg:x="20.199cm" svg:y="22.322cm" svg:viewBox="0 0 4304 2002" draw:points="0,0 4304,0 4304,2002 0,2002">
          <text:p/>
        </draw:polygon>
        <draw:frame draw:style-name="gr18" draw:text-style-name="P5" draw:layer="layout" svg:width="1.065cm" svg:height="0.788cm" svg:x="15.885cm" svg:y="22.422cm">
          <draw:text-box>
            <text:p text:style-name="P4"><text:span text:style-name="T3">Rol</text:span></text:p>
          </draw:text-box>
        </draw:frame>
        <draw:line draw:style-name="gr19" draw:text-style-name="P6" draw:layer="layout" svg:x1="10.552cm" svg:y1="8.671cm" svg:x2="24.51cm" svg:y2="8.671cm">
          <text:p/>
        </draw:line>
        <draw:line draw:style-name="gr19" draw:text-style-name="P6" draw:layer="layout" svg:x1="10.561cm" svg:y1="8.662cm" svg:x2="10.561cm" svg:y2="24.332cm">
          <text:p/>
        </draw:line>
        <draw:line draw:style-name="gr19" draw:text-style-name="P6" draw:layer="layout" svg:x1="24.502cm" svg:y1="8.662cm" svg:x2="24.502cm" svg:y2="24.332cm">
          <text:p/>
        </draw:line>
        <draw:line draw:style-name="gr19" draw:text-style-name="P6" draw:layer="layout" svg:x1="10.552cm" svg:y1="10.315cm" svg:x2="24.51cm" svg:y2="10.315cm">
          <text:p/>
        </draw:line>
        <draw:line draw:style-name="gr19" draw:text-style-name="P6" draw:layer="layout" svg:x1="12.633cm" svg:y1="10.307cm" svg:x2="12.633cm" svg:y2="24.332cm">
          <text:p/>
        </draw:line>
        <draw:line draw:style-name="gr19" draw:text-style-name="P6" draw:layer="layout" svg:x1="20.199cm" svg:y1="10.307cm" svg:x2="20.199cm" svg:y2="24.332cm">
          <text:p/>
        </draw:line>
        <draw:line draw:style-name="gr19" draw:text-style-name="P6" draw:layer="layout" svg:x1="10.552cm" svg:y1="12.315cm" svg:x2="24.51cm" svg:y2="12.315cm">
          <text:p/>
        </draw:line>
        <draw:line draw:style-name="gr19" draw:text-style-name="P6" draw:layer="layout" svg:x1="10.552cm" svg:y1="14.313cm" svg:x2="24.51cm" svg:y2="14.313cm">
          <text:p/>
        </draw:line>
        <draw:line draw:style-name="gr19" draw:text-style-name="P6" draw:layer="layout" svg:x1="10.552cm" svg:y1="16.316cm" svg:x2="24.51cm" svg:y2="16.316cm">
          <text:p/>
        </draw:line>
        <draw:line draw:style-name="gr19" draw:text-style-name="P6" draw:layer="layout" svg:x1="10.552cm" svg:y1="18.317cm" svg:x2="24.51cm" svg:y2="18.317cm">
          <text:p/>
        </draw:line>
        <draw:line draw:style-name="gr19" draw:text-style-name="P6" draw:layer="layout" svg:x1="10.552cm" svg:y1="20.32cm" svg:x2="24.51cm" svg:y2="20.32cm">
          <text:p/>
        </draw:line>
        <draw:line draw:style-name="gr19" draw:text-style-name="P6" draw:layer="layout" svg:x1="10.552cm" svg:y1="22.322cm" svg:x2="24.51cm" svg:y2="22.322cm">
          <text:p/>
        </draw:line>
        <draw:line draw:style-name="gr19" draw:text-style-name="P6" draw:layer="layout" svg:x1="10.552cm" svg:y1="24.323cm" svg:x2="24.51cm" svg:y2="24.323cm">
          <text:p/>
        </draw:line>
        <draw:polygon draw:style-name="gr2" draw:text-style-name="P2" draw:layer="layout" svg:width="13.941cm" svg:height="1.998cm" svg:x="10.084cm" svg:y="30.771cm" svg:viewBox="0 0 13942 1999" draw:points="0,0 13942,0 13942,1999 0,1999">
          <text:p/>
        </draw:polygon>
        <draw:frame draw:style-name="gr17" draw:text-style-name="P7" draw:layer="layout" svg:width="1.848cm" svg:height="0.788cm" svg:x="21.59cm" svg:y="22.422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2.027cm" svg:height="2cm" svg:x="10.084cm" svg:y="32.769cm" svg:viewBox="0 0 2028 2001" draw:points="0,0 2028,0 2028,2001 0,2001">
          <text:p/>
        </draw:polygon>
        <draw:polygon draw:style-name="gr3" draw:text-style-name="P3" draw:layer="layout" svg:width="7.577cm" svg:height="2cm" svg:x="12.111cm" svg:y="32.769cm" svg:viewBox="0 0 7578 2001" draw:points="0,0 7578,0 7578,2001 0,2001">
          <text:p/>
        </draw:polygon>
        <draw:frame draw:style-name="gr20" draw:text-style-name="P5" draw:layer="layout" svg:width="2.203cm" svg:height="0.788cm" svg:x="15.955cm" svg:y="30.871cm">
          <draw:text-box>
            <text:p text:style-name="P4"><text:span text:style-name="T1">Cliente</text:span></text:p>
          </draw:text-box>
        </draw:frame>
        <draw:polygon draw:style-name="gr3" draw:text-style-name="P3" draw:layer="layout" svg:width="4.337cm" svg:height="2cm" svg:x="19.688cm" svg:y="32.769cm" svg:viewBox="0 0 4338 2001" draw:points="0,0 4338,0 4338,2001 0,2001">
          <text:p/>
        </draw:polygon>
        <draw:frame draw:style-name="gr5" draw:text-style-name="P5" draw:layer="layout" svg:width="2.398cm" svg:height="0.788cm" svg:x="14.703cm" svg:y="32.87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20.608cm" svg:y="32.87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27cm" svg:height="1.999cm" svg:x="10.084cm" svg:y="34.769cm" svg:viewBox="0 0 2028 2000" draw:points="0,0 2028,0 2028,2000 0,2000">
          <text:p/>
        </draw:polygon>
        <draw:frame draw:style-name="gr8" draw:text-style-name="P5" draw:layer="layout" svg:width="1.577cm" svg:height="0.788cm" svg:x="21.07cm" svg:y="33.657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77cm" svg:height="1.999cm" svg:x="12.111cm" svg:y="34.769cm" svg:viewBox="0 0 7578 2000" draw:points="0,0 7578,0 7578,2000 0,2000">
          <text:p/>
        </draw:polygon>
        <draw:frame draw:style-name="gr9" draw:text-style-name="P5" draw:layer="layout" svg:width="0.942cm" svg:height="0.788cm" svg:x="10.629cm" svg:y="34.869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7cm" svg:height="1.999cm" svg:x="19.688cm" svg:y="34.769cm" svg:viewBox="0 0 4338 2000" draw:points="0,0 4338,0 4338,2000 0,2000">
          <text:p/>
        </draw:polygon>
        <draw:frame draw:style-name="gr21" draw:text-style-name="P5" draw:layer="layout" svg:width="3.622cm" svg:height="0.788cm" svg:x="14.091cm" svg:y="34.869cm">
          <draw:text-box>
            <text:p text:style-name="P4"><text:span text:style-name="T3">Clv_Cliente</text:span></text:p>
          </draw:text-box>
        </draw:frame>
        <draw:polygon draw:style-name="gr3" draw:text-style-name="P3" draw:layer="layout" svg:width="2.027cm" svg:height="2.001cm" svg:x="10.084cm" svg:y="36.768cm" svg:viewBox="0 0 2028 2002" draw:points="0,0 2028,0 2028,2002 0,2002">
          <text:p/>
        </draw:polygon>
        <draw:polygon draw:style-name="gr3" draw:text-style-name="P3" draw:layer="layout" svg:width="7.577cm" svg:height="2.001cm" svg:x="12.111cm" svg:y="36.768cm" svg:viewBox="0 0 7578 2002" draw:points="0,0 7578,0 7578,2002 0,2002">
          <text:p/>
        </draw:polygon>
        <draw:frame draw:style-name="gr11" draw:text-style-name="P5" draw:layer="layout" svg:width="3.351cm" svg:height="0.788cm" svg:x="20.208cm" svg:y="34.869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4.337cm" svg:height="2.001cm" svg:x="19.688cm" svg:y="36.768cm" svg:viewBox="0 0 4338 2002" draw:points="0,0 4338,0 4338,2002 0,2002">
          <text:p/>
        </draw:polygon>
        <draw:frame draw:style-name="gr12" draw:text-style-name="P5" draw:layer="layout" svg:width="2.521cm" svg:height="0.788cm" svg:x="14.641cm" svg:y="36.868cm">
          <draw:text-box>
            <text:p text:style-name="P4"><text:span text:style-name="T3">Nombre</text:span></text:p>
          </draw:text-box>
        </draw:frame>
        <draw:polygon draw:style-name="gr7" draw:text-style-name="P1" draw:layer="layout" svg:width="2.027cm" svg:height="2.003cm" svg:x="10.084cm" svg:y="38.769cm" svg:viewBox="0 0 2028 2004" draw:points="0,0 2028,0 2028,2004 0,2004">
          <text:p/>
        </draw:polygon>
        <draw:polygon draw:style-name="gr7" draw:text-style-name="P1" draw:layer="layout" svg:width="7.577cm" svg:height="2.003cm" svg:x="12.111cm" svg:y="38.769cm" svg:viewBox="0 0 7578 2004" draw:points="0,0 7578,0 7578,2004 0,2004">
          <text:p/>
        </draw:polygon>
        <draw:frame draw:style-name="gr13" draw:text-style-name="P5" draw:layer="layout" svg:width="3.744cm" svg:height="0.788cm" svg:x="20.012cm" svg:y="36.868cm">
          <draw:text-box>
            <text:p text:style-name="P4"><text:span text:style-name="T3">Varchar(30)</text:span></text:p>
          </draw:text-box>
        </draw:frame>
        <draw:polygon draw:style-name="gr7" draw:text-style-name="P1" draw:layer="layout" svg:width="4.337cm" svg:height="2.003cm" svg:x="19.688cm" svg:y="38.769cm" svg:viewBox="0 0 4338 2004" draw:points="0,0 4338,0 4338,2004 0,2004">
          <text:p/>
        </draw:polygon>
        <draw:frame draw:style-name="gr22" draw:text-style-name="P5" draw:layer="layout" svg:width="1.534cm" svg:height="0.788cm" svg:x="15.135cm" svg:y="38.87cm">
          <draw:text-box>
            <text:p text:style-name="P4"><text:span text:style-name="T3">Alias</text:span></text:p>
          </draw:text-box>
        </draw:frame>
        <draw:polygon draw:style-name="gr3" draw:text-style-name="P3" draw:layer="layout" svg:width="2.027cm" svg:height="2.001cm" svg:x="10.084cm" svg:y="40.772cm" svg:viewBox="0 0 2028 2002" draw:points="0,0 2028,0 2028,2002 0,2002">
          <text:p/>
        </draw:polygon>
        <draw:polygon draw:style-name="gr3" draw:text-style-name="P3" draw:layer="layout" svg:width="7.577cm" svg:height="2.001cm" svg:x="12.111cm" svg:y="40.772cm" svg:viewBox="0 0 7578 2002" draw:points="0,0 7578,0 7578,2002 0,2002">
          <text:p/>
        </draw:polygon>
        <draw:frame draw:style-name="gr13" draw:text-style-name="P5" draw:layer="layout" svg:width="3.744cm" svg:height="0.788cm" svg:x="20.012cm" svg:y="38.87cm">
          <draw:text-box>
            <text:p text:style-name="P4"><text:span text:style-name="T3">Varchar(30)</text:span></text:p>
          </draw:text-box>
        </draw:frame>
        <draw:polygon draw:style-name="gr3" draw:text-style-name="P3" draw:layer="layout" svg:width="4.337cm" svg:height="2.001cm" svg:x="19.688cm" svg:y="40.772cm" svg:viewBox="0 0 4338 2002" draw:points="0,0 4338,0 4338,2002 0,2002">
          <text:p/>
        </draw:polygon>
        <draw:frame draw:style-name="gr23" draw:text-style-name="P5" draw:layer="layout" svg:width="2.957cm" svg:height="0.788cm" svg:x="14.423cm" svg:y="40.872cm">
          <draw:text-box>
            <text:p text:style-name="P4"><text:span text:style-name="T3">Dirección</text:span></text:p>
          </draw:text-box>
        </draw:frame>
        <draw:polygon draw:style-name="gr7" draw:text-style-name="P1" draw:layer="layout" svg:width="2.027cm" svg:height="2.003cm" svg:x="10.084cm" svg:y="42.773cm" svg:viewBox="0 0 2028 2004" draw:points="0,0 2028,0 2028,2004 0,2004">
          <text:p/>
        </draw:polygon>
        <draw:polygon draw:style-name="gr7" draw:text-style-name="P1" draw:layer="layout" svg:width="7.577cm" svg:height="2.003cm" svg:x="12.111cm" svg:y="42.773cm" svg:viewBox="0 0 7578 2004" draw:points="0,0 7578,0 7578,2004 0,2004">
          <text:p/>
        </draw:polygon>
        <draw:frame draw:style-name="gr13" draw:text-style-name="P5" draw:layer="layout" svg:width="3.744cm" svg:height="0.788cm" svg:x="20.012cm" svg:y="40.872cm">
          <draw:text-box>
            <text:p text:style-name="P4"><text:span text:style-name="T3">Varchar(30)</text:span></text:p>
          </draw:text-box>
        </draw:frame>
        <draw:polygon draw:style-name="gr7" draw:text-style-name="P1" draw:layer="layout" svg:width="4.337cm" svg:height="2.003cm" svg:x="19.688cm" svg:y="42.773cm" svg:viewBox="0 0 4338 2004" draw:points="0,0 4338,0 4338,2004 0,2004">
          <text:p/>
        </draw:polygon>
        <draw:frame draw:style-name="gr20" draw:text-style-name="P5" draw:layer="layout" svg:width="2.203cm" svg:height="0.788cm" svg:x="14.8cm" svg:y="42.874cm">
          <draw:text-box>
            <text:p text:style-name="P4"><text:span text:style-name="T3">Estado</text:span></text:p>
          </draw:text-box>
        </draw:frame>
        <draw:polygon draw:style-name="gr3" draw:text-style-name="P3" draw:layer="layout" svg:width="2.027cm" svg:height="2.002cm" svg:x="10.084cm" svg:y="44.776cm" svg:viewBox="0 0 2028 2003" draw:points="0,0 2028,0 2028,2003 0,2003">
          <text:p/>
        </draw:polygon>
        <draw:polygon draw:style-name="gr3" draw:text-style-name="P3" draw:layer="layout" svg:width="7.577cm" svg:height="2.002cm" svg:x="12.111cm" svg:y="44.776cm" svg:viewBox="0 0 7578 2003" draw:points="0,0 7578,0 7578,2003 0,2003">
          <text:p/>
        </draw:polygon>
        <draw:frame draw:style-name="gr17" draw:text-style-name="P5" draw:layer="layout" svg:width="1.848cm" svg:height="0.788cm" svg:x="20.934cm" svg:y="42.874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4.337cm" svg:height="2.002cm" svg:x="19.688cm" svg:y="44.776cm" svg:viewBox="0 0 4338 2003" draw:points="0,0 4338,0 4338,2003 0,2003">
          <text:p/>
        </draw:polygon>
        <draw:frame draw:style-name="gr24" draw:text-style-name="P5" draw:layer="layout" svg:width="2.754cm" svg:height="0.788cm" svg:x="14.563cm" svg:y="44.876cm">
          <draw:text-box>
            <text:p text:style-name="P4"><text:span text:style-name="T3">Telefono</text:span></text:p>
          </draw:text-box>
        </draw:frame>
        <draw:line draw:style-name="gr19" draw:text-style-name="P6" draw:layer="layout" svg:x1="10.076cm" svg:y1="30.771cm" svg:x2="24.034cm" svg:y2="30.771cm">
          <text:p/>
        </draw:line>
        <draw:line draw:style-name="gr19" draw:text-style-name="P6" draw:layer="layout" svg:x1="10.084cm" svg:y1="30.762cm" svg:x2="10.084cm" svg:y2="46.787cm">
          <text:p/>
        </draw:line>
        <draw:line draw:style-name="gr19" draw:text-style-name="P6" draw:layer="layout" svg:x1="24.025cm" svg:y1="30.762cm" svg:x2="24.025cm" svg:y2="46.787cm">
          <text:p/>
        </draw:line>
        <draw:line draw:style-name="gr19" draw:text-style-name="P6" draw:layer="layout" svg:x1="10.076cm" svg:y1="32.769cm" svg:x2="24.034cm" svg:y2="32.769cm">
          <text:p/>
        </draw:line>
        <draw:line draw:style-name="gr19" draw:text-style-name="P6" draw:layer="layout" svg:x1="12.111cm" svg:y1="32.76cm" svg:x2="12.111cm" svg:y2="46.787cm">
          <text:p/>
        </draw:line>
        <draw:line draw:style-name="gr19" draw:text-style-name="P6" draw:layer="layout" svg:x1="19.688cm" svg:y1="32.76cm" svg:x2="19.688cm" svg:y2="46.787cm">
          <text:p/>
        </draw:line>
        <draw:line draw:style-name="gr19" draw:text-style-name="P6" draw:layer="layout" svg:x1="10.076cm" svg:y1="34.769cm" svg:x2="24.034cm" svg:y2="34.769cm">
          <text:p/>
        </draw:line>
        <draw:line draw:style-name="gr19" draw:text-style-name="P6" draw:layer="layout" svg:x1="10.076cm" svg:y1="36.768cm" svg:x2="24.034cm" svg:y2="36.768cm">
          <text:p/>
        </draw:line>
        <draw:line draw:style-name="gr19" draw:text-style-name="P6" draw:layer="layout" svg:x1="10.076cm" svg:y1="38.769cm" svg:x2="24.034cm" svg:y2="38.769cm">
          <text:p/>
        </draw:line>
        <draw:line draw:style-name="gr19" draw:text-style-name="P6" draw:layer="layout" svg:x1="10.076cm" svg:y1="40.772cm" svg:x2="24.034cm" svg:y2="40.772cm">
          <text:p/>
        </draw:line>
        <draw:line draw:style-name="gr19" draw:text-style-name="P6" draw:layer="layout" svg:x1="10.076cm" svg:y1="42.773cm" svg:x2="24.034cm" svg:y2="42.773cm">
          <text:p/>
        </draw:line>
        <draw:line draw:style-name="gr19" draw:text-style-name="P6" draw:layer="layout" svg:x1="10.076cm" svg:y1="44.776cm" svg:x2="24.034cm" svg:y2="44.776cm">
          <text:p/>
        </draw:line>
        <draw:line draw:style-name="gr19" draw:text-style-name="P6" draw:layer="layout" svg:x1="10.076cm" svg:y1="46.778cm" svg:x2="24.034cm" svg:y2="46.778cm">
          <text:p/>
        </draw:line>
        <draw:polygon draw:style-name="gr2" draw:text-style-name="P2" draw:layer="layout" svg:width="13.94cm" svg:height="1.998cm" svg:x="33.47cm" svg:y="8.448cm" svg:viewBox="0 0 13941 1999" draw:points="0,0 13941,0 13941,1999 0,1999">
          <text:p/>
        </draw:polygon>
        <draw:frame draw:style-name="gr13" draw:text-style-name="P5" draw:layer="layout" svg:width="3.744cm" svg:height="0.788cm" svg:x="20.012cm" svg:y="44.876cm">
          <draw:text-box>
            <text:p text:style-name="P4"><text:span text:style-name="T3">Varchar(10)</text:span></text:p>
          </draw:text-box>
        </draw:frame>
        <draw:polygon draw:style-name="gr3" draw:text-style-name="P3" draw:layer="layout" svg:width="2.07cm" svg:height="2cm" svg:x="33.47cm" svg:y="10.446cm" svg:viewBox="0 0 2071 2001" draw:points="0,0 2071,0 2071,2001 0,2001">
          <text:p/>
        </draw:polygon>
        <draw:polygon draw:style-name="gr3" draw:text-style-name="P3" draw:layer="layout" svg:width="7.533cm" svg:height="2cm" svg:x="35.54cm" svg:y="10.446cm" svg:viewBox="0 0 7534 2001" draw:points="0,0 7534,0 7534,2001 0,2001">
          <text:p/>
        </draw:polygon>
        <draw:frame draw:style-name="gr25" draw:text-style-name="P5" draw:layer="layout" svg:width="2.165cm" svg:height="0.788cm" svg:x="39.359cm" svg:y="8.548cm">
          <draw:text-box>
            <text:p text:style-name="P4"><text:span text:style-name="T1">Sesión</text:span></text:p>
          </draw:text-box>
        </draw:frame>
        <draw:polygon draw:style-name="gr3" draw:text-style-name="P3" draw:layer="layout" svg:width="4.337cm" svg:height="2cm" svg:x="43.073cm" svg:y="10.446cm" svg:viewBox="0 0 4338 2001" draw:points="0,0 4338,0 4338,2001 0,2001">
          <text:p/>
        </draw:polygon>
        <draw:frame draw:style-name="gr5" draw:text-style-name="P5" draw:layer="layout" svg:width="2.398cm" svg:height="0.788cm" svg:x="38.11cm" svg:y="10.547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43.993cm" svg:y="10.547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cm" svg:height="1.999cm" svg:x="33.47cm" svg:y="12.446cm" svg:viewBox="0 0 2071 2000" draw:points="0,0 2071,0 2071,2000 0,2000">
          <text:p/>
        </draw:polygon>
        <draw:frame draw:style-name="gr8" draw:text-style-name="P5" draw:layer="layout" svg:width="1.577cm" svg:height="0.788cm" svg:x="44.455cm" svg:y="11.334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3cm" svg:height="1.999cm" svg:x="35.54cm" svg:y="12.446cm" svg:viewBox="0 0 7534 2000" draw:points="0,0 7534,0 7534,2000 0,2000">
          <text:p/>
        </draw:polygon>
        <draw:frame draw:style-name="gr26" draw:text-style-name="P8" draw:layer="layout" svg:width="0.849cm" svg:height="0.712cm" svg:x="34.082cm" svg:y="12.547cm">
          <draw:text-box>
            <text:p text:style-name="P4"><text:span text:style-name="T4">PK</text:span></text:p>
          </draw:text-box>
        </draw:frame>
        <draw:polygon draw:style-name="gr7" draw:text-style-name="P1" draw:layer="layout" svg:width="4.337cm" svg:height="1.999cm" svg:x="43.073cm" svg:y="12.446cm" svg:viewBox="0 0 4338 2000" draw:points="0,0 4338,0 4338,2000 0,2000">
          <text:p/>
        </draw:polygon>
        <draw:frame draw:style-name="gr27" draw:text-style-name="P5" draw:layer="layout" svg:width="4.091cm" svg:height="0.788cm" svg:x="37.263cm" svg:y="12.546cm">
          <draw:text-box>
            <text:p text:style-name="P4"><text:span text:style-name="T3">Folio_Sesion</text:span></text:p>
          </draw:text-box>
        </draw:frame>
        <draw:polygon draw:style-name="gr3" draw:text-style-name="P3" draw:layer="layout" svg:width="2.07cm" svg:height="2.001cm" svg:x="33.47cm" svg:y="14.445cm" svg:viewBox="0 0 2071 2002" draw:points="0,0 2071,0 2071,2002 0,2002">
          <text:p/>
        </draw:polygon>
        <draw:polygon draw:style-name="gr3" draw:text-style-name="P3" draw:layer="layout" svg:width="7.533cm" svg:height="2.001cm" svg:x="35.54cm" svg:y="14.445cm" svg:viewBox="0 0 7534 2002" draw:points="0,0 7534,0 7534,2002 0,2002">
          <text:p/>
        </draw:polygon>
        <draw:frame draw:style-name="gr11" draw:text-style-name="P5" draw:layer="layout" svg:width="3.351cm" svg:height="0.788cm" svg:x="43.593cm" svg:y="12.546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4.337cm" svg:height="2.001cm" svg:x="43.073cm" svg:y="14.445cm" svg:viewBox="0 0 4338 2002" draw:points="0,0 4338,0 4338,2002 0,2002">
          <text:p/>
        </draw:polygon>
        <draw:frame draw:style-name="gr28" draw:text-style-name="P5" draw:layer="layout" svg:width="3.901cm" svg:height="0.788cm" svg:x="37.358cm" svg:y="14.545cm">
          <draw:text-box>
            <text:p text:style-name="P4"><text:span text:style-name="T3">Fecha_Hora</text:span></text:p>
          </draw:text-box>
        </draw:frame>
        <draw:polygon draw:style-name="gr7" draw:text-style-name="P1" draw:layer="layout" svg:width="2.07cm" svg:height="2.003cm" svg:x="33.47cm" svg:y="16.446cm" svg:viewBox="0 0 2071 2004" draw:points="0,0 2071,0 2071,2004 0,2004">
          <text:p/>
        </draw:polygon>
        <draw:polygon draw:style-name="gr7" draw:text-style-name="P1" draw:layer="layout" svg:width="7.533cm" svg:height="2.003cm" svg:x="35.54cm" svg:y="16.446cm" svg:viewBox="0 0 7534 2004" draw:points="0,0 7534,0 7534,2004 0,2004">
          <text:p/>
        </draw:polygon>
        <draw:frame draw:style-name="gr29" draw:text-style-name="P5" draw:layer="layout" svg:width="3.067cm" svg:height="0.788cm" svg:x="43.722cm" svg:y="14.545cm">
          <draw:text-box>
            <text:p text:style-name="P4"><text:span text:style-name="T3">DateTime</text:span></text:p>
          </draw:text-box>
        </draw:frame>
        <draw:polygon draw:style-name="gr7" draw:text-style-name="P1" draw:layer="layout" svg:width="4.337cm" svg:height="2.003cm" svg:x="43.073cm" svg:y="16.446cm" svg:viewBox="0 0 4338 2004" draw:points="0,0 4338,0 4338,2004 0,2004">
          <text:p/>
        </draw:polygon>
        <draw:frame draw:style-name="gr20" draw:text-style-name="P5" draw:layer="layout" svg:width="2.203cm" svg:height="0.788cm" svg:x="38.207cm" svg:y="16.547cm">
          <draw:text-box>
            <text:p text:style-name="P4"><text:span text:style-name="T3">Estado</text:span></text:p>
          </draw:text-box>
        </draw:frame>
        <draw:polygon draw:style-name="gr3" draw:text-style-name="P3" draw:layer="layout" svg:width="2.07cm" svg:height="2.001cm" svg:x="33.47cm" svg:y="18.449cm" svg:viewBox="0 0 2071 2002" draw:points="0,0 2071,0 2071,2002 0,2002">
          <text:p/>
        </draw:polygon>
        <draw:frame draw:style-name="gr17" draw:text-style-name="P5" draw:layer="layout" svg:width="1.848cm" svg:height="0.788cm" svg:x="44.319cm" svg:y="16.547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7.533cm" svg:height="2.001cm" svg:x="35.54cm" svg:y="18.449cm" svg:viewBox="0 0 7534 2002" draw:points="0,0 7534,0 7534,2002 0,2002">
          <text:p/>
        </draw:polygon>
        <draw:frame draw:style-name="gr30" draw:text-style-name="P8" draw:layer="layout" svg:width="1.348cm" svg:height="0.712cm" svg:x="33.57cm" svg:y="18.55cm">
          <draw:text-box>
            <text:p text:style-name="P4"><text:span text:style-name="T4"><text:s text:c="3"/></text:span><text:span text:style-name="T4">FK</text:span></text:p>
          </draw:text-box>
        </draw:frame>
        <draw:polygon draw:style-name="gr3" draw:text-style-name="P3" draw:layer="layout" svg:width="4.337cm" svg:height="2.001cm" svg:x="43.073cm" svg:y="18.449cm" svg:viewBox="0 0 4338 2002" draw:points="0,0 4338,0 4338,2002 0,2002">
          <text:p/>
        </draw:polygon>
        <draw:frame draw:style-name="gr31" draw:text-style-name="P5" draw:layer="layout" svg:width="4.65cm" svg:height="0.788cm" svg:x="36.984cm" svg:y="18.549cm">
          <draw:text-box>
            <text:p text:style-name="P4"><text:span text:style-name="T3">Clave_Usuario</text:span></text:p>
          </draw:text-box>
        </draw:frame>
        <draw:line draw:style-name="gr19" draw:text-style-name="P6" draw:layer="layout" svg:x1="33.461cm" svg:y1="8.448cm" svg:x2="47.419cm" svg:y2="8.448cm">
          <text:p/>
        </draw:line>
        <draw:line draw:style-name="gr19" draw:text-style-name="P6" draw:layer="layout" svg:x1="33.47cm" svg:y1="8.439cm" svg:x2="33.47cm" svg:y2="20.46cm">
          <text:p/>
        </draw:line>
        <draw:line draw:style-name="gr19" draw:text-style-name="P6" draw:layer="layout" svg:x1="47.41cm" svg:y1="8.439cm" svg:x2="47.41cm" svg:y2="20.46cm">
          <text:p/>
        </draw:line>
        <draw:line draw:style-name="gr19" draw:text-style-name="P6" draw:layer="layout" svg:x1="33.461cm" svg:y1="10.446cm" svg:x2="47.419cm" svg:y2="10.446cm">
          <text:p/>
        </draw:line>
        <draw:line draw:style-name="gr19" draw:text-style-name="P6" draw:layer="layout" svg:x1="35.54cm" svg:y1="10.437cm" svg:x2="35.54cm" svg:y2="20.46cm">
          <text:p/>
        </draw:line>
        <draw:line draw:style-name="gr19" draw:text-style-name="P6" draw:layer="layout" svg:x1="43.073cm" svg:y1="10.437cm" svg:x2="43.073cm" svg:y2="20.46cm">
          <text:p/>
        </draw:line>
        <draw:line draw:style-name="gr19" draw:text-style-name="P6" draw:layer="layout" svg:x1="33.461cm" svg:y1="12.446cm" svg:x2="47.419cm" svg:y2="12.446cm">
          <text:p/>
        </draw:line>
        <draw:line draw:style-name="gr19" draw:text-style-name="P6" draw:layer="layout" svg:x1="33.461cm" svg:y1="14.445cm" svg:x2="47.419cm" svg:y2="14.445cm">
          <text:p/>
        </draw:line>
        <draw:line draw:style-name="gr19" draw:text-style-name="P6" draw:layer="layout" svg:x1="33.461cm" svg:y1="16.446cm" svg:x2="47.419cm" svg:y2="16.446cm">
          <text:p/>
        </draw:line>
        <draw:line draw:style-name="gr19" draw:text-style-name="P6" draw:layer="layout" svg:x1="33.461cm" svg:y1="18.449cm" svg:x2="47.419cm" svg:y2="18.449cm">
          <text:p/>
        </draw:line>
        <draw:line draw:style-name="gr19" draw:text-style-name="P6" draw:layer="layout" svg:x1="33.461cm" svg:y1="20.45cm" svg:x2="47.419cm" svg:y2="20.45cm">
          <text:p/>
        </draw:line>
        <draw:polygon draw:style-name="gr2" draw:text-style-name="P2" draw:layer="layout" svg:width="13.939cm" svg:height="1.998cm" svg:x="39.133cm" svg:y="28.412cm" svg:viewBox="0 0 13940 1999" draw:points="0,0 13940,0 13940,1999 0,1999">
          <text:p/>
        </draw:polygon>
        <draw:frame draw:style-name="gr11" draw:text-style-name="P5" draw:layer="layout" svg:width="3.351cm" svg:height="0.788cm" svg:x="43.593cm" svg:y="18.549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2.07cm" svg:height="2cm" svg:x="39.133cm" svg:y="30.41cm" svg:viewBox="0 0 2071 2001" draw:points="0,0 2071,0 2071,2001 0,2001">
          <text:p/>
        </draw:polygon>
        <draw:polygon draw:style-name="gr3" draw:text-style-name="P3" draw:layer="layout" svg:width="7.533cm" svg:height="2cm" svg:x="41.203cm" svg:y="30.41cm" svg:viewBox="0 0 7534 2001" draw:points="0,0 7534,0 7534,2001 0,2001">
          <text:p/>
        </draw:polygon>
        <draw:frame draw:style-name="gr32" draw:text-style-name="P5" draw:layer="layout" svg:width="3.782cm" svg:height="0.788cm" svg:x="44.213cm" svg:y="28.512cm">
          <draw:text-box>
            <text:p text:style-name="P4"><text:span text:style-name="T1">Dispositivos</text:span></text:p>
          </draw:text-box>
        </draw:frame>
        <draw:polygon draw:style-name="gr3" draw:text-style-name="P3" draw:layer="layout" svg:width="4.336cm" svg:height="2cm" svg:x="48.736cm" svg:y="30.41cm" svg:viewBox="0 0 4337 2001" draw:points="0,0 4337,0 4337,2001 0,2001">
          <text:p/>
        </draw:polygon>
        <draw:frame draw:style-name="gr5" draw:text-style-name="P5" draw:layer="layout" svg:width="2.398cm" svg:height="0.788cm" svg:x="43.773cm" svg:y="30.511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49.656cm" svg:y="30.511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cm" svg:height="1.998cm" svg:x="39.133cm" svg:y="32.41cm" svg:viewBox="0 0 2071 1999" draw:points="0,0 2071,0 2071,1999 0,1999">
          <text:p/>
        </draw:polygon>
        <draw:frame draw:style-name="gr8" draw:text-style-name="P5" draw:layer="layout" svg:width="1.577cm" svg:height="0.788cm" svg:x="50.118cm" svg:y="31.298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3cm" svg:height="1.998cm" svg:x="41.203cm" svg:y="32.41cm" svg:viewBox="0 0 7534 1999" draw:points="0,0 7534,0 7534,1999 0,1999">
          <text:p/>
        </draw:polygon>
        <draw:frame draw:style-name="gr9" draw:text-style-name="P5" draw:layer="layout" svg:width="0.942cm" svg:height="0.788cm" svg:x="39.699cm" svg:y="32.51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6cm" svg:height="1.998cm" svg:x="48.736cm" svg:y="32.41cm" svg:viewBox="0 0 4337 1999" draw:points="0,0 4337,0 4337,1999 0,1999">
          <text:p/>
        </draw:polygon>
        <draw:frame draw:style-name="gr33" draw:text-style-name="P5" draw:layer="layout" svg:width="4.409cm" svg:height="0.788cm" svg:x="42.767cm" svg:y="32.51cm">
          <draw:text-box>
            <text:p text:style-name="P4"><text:span text:style-name="T3">Id_Dispositivo</text:span></text:p>
          </draw:text-box>
        </draw:frame>
        <draw:polygon draw:style-name="gr3" draw:text-style-name="P3" draw:layer="layout" svg:width="2.07cm" svg:height="2.003cm" svg:x="39.133cm" svg:y="34.408cm" svg:viewBox="0 0 2071 2004" draw:points="0,0 2071,0 2071,2004 0,2004">
          <text:p/>
        </draw:polygon>
        <draw:frame draw:style-name="gr13" draw:text-style-name="P5" draw:layer="layout" svg:width="3.744cm" svg:height="0.788cm" svg:x="49.06cm" svg:y="32.51cm">
          <draw:text-box>
            <text:p text:style-name="P4"><text:span text:style-name="T3">Varchar(20)</text:span></text:p>
          </draw:text-box>
        </draw:frame>
        <draw:polygon draw:style-name="gr3" draw:text-style-name="P3" draw:layer="layout" svg:width="7.533cm" svg:height="2.003cm" svg:x="41.203cm" svg:y="34.408cm" svg:viewBox="0 0 7534 2004" draw:points="0,0 7534,0 7534,2004 0,2004">
          <text:p/>
        </draw:polygon>
        <draw:frame draw:style-name="gr34" draw:text-style-name="P5" draw:layer="layout" svg:width="0.904cm" svg:height="0.788cm" svg:x="39.718cm" svg:y="34.509cm">
          <draw:text-box>
            <text:p text:style-name="P4"><text:span text:style-name="T3">FK</text:span></text:p>
          </draw:text-box>
        </draw:frame>
        <draw:polygon draw:style-name="gr3" draw:text-style-name="P3" draw:layer="layout" svg:width="4.336cm" svg:height="2.003cm" svg:x="48.736cm" svg:y="34.408cm" svg:viewBox="0 0 4337 2004" draw:points="0,0 4337,0 4337,2004 0,2004">
          <text:p/>
        </draw:polygon>
        <draw:frame draw:style-name="gr33" draw:text-style-name="P5" draw:layer="layout" svg:width="4.409cm" svg:height="0.788cm" svg:x="42.767cm" svg:y="34.509cm">
          <draw:text-box>
            <text:p text:style-name="P4"><text:span text:style-name="T3">Clave_Cliente</text:span></text:p>
          </draw:text-box>
        </draw:frame>
        <draw:polygon draw:style-name="gr7" draw:text-style-name="P1" draw:layer="layout" svg:width="2.07cm" svg:height="2.001cm" svg:x="39.133cm" svg:y="36.411cm" svg:viewBox="0 0 2071 2002" draw:points="0,0 2071,0 2071,2002 0,2002">
          <text:p/>
        </draw:polygon>
        <draw:polygon draw:style-name="gr7" draw:text-style-name="P1" draw:layer="layout" svg:width="7.533cm" svg:height="2.001cm" svg:x="41.203cm" svg:y="36.411cm" svg:viewBox="0 0 7534 2002" draw:points="0,0 7534,0 7534,2002 0,2002">
          <text:p/>
        </draw:polygon>
        <draw:frame draw:style-name="gr13" draw:text-style-name="P5" draw:layer="layout" svg:width="3.744cm" svg:height="0.788cm" svg:x="49.06cm" svg:y="34.509cm">
          <draw:text-box>
            <text:p text:style-name="P4"><text:span text:style-name="T3">Varchar(20)</text:span></text:p>
          </draw:text-box>
        </draw:frame>
        <draw:polygon draw:style-name="gr7" draw:text-style-name="P1" draw:layer="layout" svg:width="4.336cm" svg:height="2.001cm" svg:x="48.736cm" svg:y="36.411cm" svg:viewBox="0 0 4337 2002" draw:points="0,0 4337,0 4337,2002 0,2002">
          <text:p/>
        </draw:polygon>
        <draw:frame draw:style-name="gr35" draw:text-style-name="P5" draw:layer="layout" svg:width="4.688cm" svg:height="0.788cm" svg:x="42.628cm" svg:y="36.511cm">
          <draw:text-box>
            <text:p text:style-name="P4"><text:span text:style-name="T3">Dirección_Mac</text:span></text:p>
          </draw:text-box>
        </draw:frame>
        <draw:polygon draw:style-name="gr3" draw:text-style-name="P3" draw:layer="layout" svg:width="2.07cm" svg:height="2.002cm" svg:x="39.133cm" svg:y="38.412cm" svg:viewBox="0 0 2071 2003" draw:points="0,0 2071,0 2071,2003 0,2003">
          <text:p/>
        </draw:polygon>
        <draw:polygon draw:style-name="gr3" draw:text-style-name="P3" draw:layer="layout" svg:width="7.533cm" svg:height="2.002cm" svg:x="41.203cm" svg:y="38.412cm" svg:viewBox="0 0 7534 2003" draw:points="0,0 7534,0 7534,2003 0,2003">
          <text:p/>
        </draw:polygon>
        <draw:frame draw:style-name="gr13" draw:text-style-name="P5" draw:layer="layout" svg:width="3.744cm" svg:height="0.788cm" svg:x="49.06cm" svg:y="36.511cm">
          <draw:text-box>
            <text:p text:style-name="P4"><text:span text:style-name="T3">Varchar(25)</text:span></text:p>
          </draw:text-box>
        </draw:frame>
        <draw:polygon draw:style-name="gr3" draw:text-style-name="P3" draw:layer="layout" svg:width="4.336cm" svg:height="2.002cm" svg:x="48.736cm" svg:y="38.412cm" svg:viewBox="0 0 4337 2003" draw:points="0,0 4337,0 4337,2003 0,2003">
          <text:p/>
        </draw:polygon>
        <draw:frame draw:style-name="gr36" draw:text-style-name="P5" draw:layer="layout" svg:width="3.427cm" svg:height="0.788cm" svg:x="43.258cm" svg:y="38.513cm">
          <draw:text-box>
            <text:p text:style-name="P4"><text:span text:style-name="T3">Dispositivo</text:span></text:p>
          </draw:text-box>
        </draw:frame>
        <draw:polygon draw:style-name="gr7" draw:text-style-name="P1" draw:layer="layout" svg:width="2.07cm" svg:height="2.003cm" svg:x="39.133cm" svg:y="40.414cm" svg:viewBox="0 0 2071 2004" draw:points="0,0 2071,0 2071,2004 0,2004">
          <text:p/>
        </draw:polygon>
        <draw:polygon draw:style-name="gr7" draw:text-style-name="P1" draw:layer="layout" svg:width="7.533cm" svg:height="2.003cm" svg:x="41.203cm" svg:y="40.414cm" svg:viewBox="0 0 7534 2004" draw:points="0,0 7534,0 7534,2004 0,2004">
          <text:p/>
        </draw:polygon>
        <draw:frame draw:style-name="gr13" draw:text-style-name="P5" draw:layer="layout" svg:width="3.744cm" svg:height="0.788cm" svg:x="49.06cm" svg:y="38.513cm">
          <draw:text-box>
            <text:p text:style-name="P4"><text:span text:style-name="T3">Varchar(50)</text:span></text:p>
          </draw:text-box>
        </draw:frame>
        <draw:polygon draw:style-name="gr7" draw:text-style-name="P1" draw:layer="layout" svg:width="4.336cm" svg:height="2.003cm" svg:x="48.736cm" svg:y="40.414cm" svg:viewBox="0 0 4337 2004" draw:points="0,0 4337,0 4337,2004 0,2004">
          <text:p/>
        </draw:polygon>
        <draw:frame draw:style-name="gr37" draw:text-style-name="P5" draw:layer="layout" svg:width="1.378cm" svg:height="0.788cm" svg:x="44.296cm" svg:y="40.515cm">
          <draw:text-box>
            <text:p text:style-name="P4"><text:span text:style-name="T3">Tipo</text:span></text:p>
          </draw:text-box>
        </draw:frame>
        <draw:line draw:style-name="gr19" draw:text-style-name="P6" draw:layer="layout" svg:x1="39.124cm" svg:y1="28.412cm" svg:x2="53.082cm" svg:y2="28.412cm">
          <text:p/>
        </draw:line>
        <draw:line draw:style-name="gr19" draw:text-style-name="P6" draw:layer="layout" svg:x1="39.133cm" svg:y1="28.402cm" svg:x2="39.133cm" svg:y2="42.426cm">
          <text:p/>
        </draw:line>
        <draw:line draw:style-name="gr19" draw:text-style-name="P6" draw:layer="layout" svg:x1="53.072cm" svg:y1="28.402cm" svg:x2="53.072cm" svg:y2="42.426cm">
          <text:p/>
        </draw:line>
        <draw:line draw:style-name="gr19" draw:text-style-name="P6" draw:layer="layout" svg:x1="39.124cm" svg:y1="30.41cm" svg:x2="53.082cm" svg:y2="30.41cm">
          <text:p/>
        </draw:line>
        <draw:line draw:style-name="gr19" draw:text-style-name="P6" draw:layer="layout" svg:x1="41.203cm" svg:y1="30.402cm" svg:x2="41.203cm" svg:y2="42.426cm">
          <text:p/>
        </draw:line>
        <draw:line draw:style-name="gr19" draw:text-style-name="P6" draw:layer="layout" svg:x1="48.736cm" svg:y1="30.402cm" svg:x2="48.736cm" svg:y2="42.426cm">
          <text:p/>
        </draw:line>
        <draw:line draw:style-name="gr19" draw:text-style-name="P6" draw:layer="layout" svg:x1="39.124cm" svg:y1="32.41cm" svg:x2="53.082cm" svg:y2="32.41cm">
          <text:p/>
        </draw:line>
        <draw:line draw:style-name="gr19" draw:text-style-name="P6" draw:layer="layout" svg:x1="39.124cm" svg:y1="34.408cm" svg:x2="53.082cm" svg:y2="34.408cm">
          <text:p/>
        </draw:line>
        <draw:line draw:style-name="gr19" draw:text-style-name="P6" draw:layer="layout" svg:x1="39.124cm" svg:y1="36.411cm" svg:x2="53.082cm" svg:y2="36.411cm">
          <text:p/>
        </draw:line>
        <draw:line draw:style-name="gr19" draw:text-style-name="P6" draw:layer="layout" svg:x1="39.124cm" svg:y1="38.412cm" svg:x2="53.082cm" svg:y2="38.412cm">
          <text:p/>
        </draw:line>
        <draw:line draw:style-name="gr19" draw:text-style-name="P6" draw:layer="layout" svg:x1="39.124cm" svg:y1="40.414cm" svg:x2="53.082cm" svg:y2="40.414cm">
          <text:p/>
        </draw:line>
        <draw:line draw:style-name="gr19" draw:text-style-name="P6" draw:layer="layout" svg:x1="39.124cm" svg:y1="42.417cm" svg:x2="53.082cm" svg:y2="42.417cm">
          <text:p/>
        </draw:line>
        <draw:polygon draw:style-name="gr2" draw:text-style-name="P2" draw:layer="layout" svg:width="13.941cm" svg:height="1.998cm" svg:x="59.563cm" svg:y="48.164cm" svg:viewBox="0 0 13942 1999" draw:points="0,0 13942,0 13942,1999 0,1999">
          <text:p/>
        </draw:polygon>
        <draw:frame draw:style-name="gr17" draw:text-style-name="P5" draw:layer="layout" svg:width="1.848cm" svg:height="0.788cm" svg:x="49.982cm" svg:y="40.515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2.072cm" svg:height="2cm" svg:x="59.563cm" svg:y="50.162cm" svg:viewBox="0 0 2073 2001" draw:points="0,0 2073,0 2073,2001 0,2001">
          <text:p/>
        </draw:polygon>
        <draw:polygon draw:style-name="gr3" draw:text-style-name="P3" draw:layer="layout" svg:width="7.532cm" svg:height="2cm" svg:x="61.634cm" svg:y="50.162cm" svg:viewBox="0 0 7533 2001" draw:points="0,0 7533,0 7533,2001 0,2001">
          <text:p/>
        </draw:polygon>
        <draw:frame draw:style-name="gr38" draw:text-style-name="P5" draw:layer="layout" svg:width="3.109cm" svg:height="0.788cm" svg:x="64.98cm" svg:y="48.264cm">
          <draw:text-box>
            <text:p text:style-name="P4"><text:span text:style-name="T1">Inventario</text:span></text:p>
          </draw:text-box>
        </draw:frame>
        <draw:polygon draw:style-name="gr3" draw:text-style-name="P3" draw:layer="layout" svg:width="4.337cm" svg:height="2cm" svg:x="69.166cm" svg:y="50.162cm" svg:viewBox="0 0 4338 2001" draw:points="0,0 4338,0 4338,2001 0,2001">
          <text:p/>
        </draw:polygon>
        <draw:frame draw:style-name="gr5" draw:text-style-name="P5" draw:layer="layout" svg:width="2.398cm" svg:height="0.788cm" svg:x="64.203cm" svg:y="50.263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70.086cm" svg:y="50.263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2cm" svg:height="1.998cm" svg:x="59.563cm" svg:y="52.162cm" svg:viewBox="0 0 2073 1999" draw:points="0,0 2073,0 2073,1999 0,1999">
          <text:p/>
        </draw:polygon>
        <draw:frame draw:style-name="gr8" draw:text-style-name="P5" draw:layer="layout" svg:width="1.577cm" svg:height="0.788cm" svg:x="70.548cm" svg:y="51.05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2cm" svg:height="1.998cm" svg:x="61.634cm" svg:y="52.162cm" svg:viewBox="0 0 7533 1999" draw:points="0,0 7533,0 7533,1999 0,1999">
          <text:p/>
        </draw:polygon>
        <draw:frame draw:style-name="gr9" draw:text-style-name="P5" draw:layer="layout" svg:width="0.942cm" svg:height="0.788cm" svg:x="60.129cm" svg:y="52.262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7cm" svg:height="1.998cm" svg:x="69.166cm" svg:y="52.162cm" svg:viewBox="0 0 4338 1999" draw:points="0,0 4338,0 4338,1999 0,1999">
          <text:p/>
        </draw:polygon>
        <draw:frame draw:style-name="gr39" draw:text-style-name="P5" draw:layer="layout" svg:width="4.726cm" svg:height="0.788cm" svg:x="63.039cm" svg:y="52.262cm">
          <draw:text-box>
            <text:p text:style-name="P4"><text:span text:style-name="T3">Codigo_Barras</text:span></text:p>
          </draw:text-box>
        </draw:frame>
        <draw:polygon draw:style-name="gr3" draw:text-style-name="P3" draw:layer="layout" svg:width="2.072cm" svg:height="2.002cm" svg:x="59.563cm" svg:y="54.16cm" svg:viewBox="0 0 2073 2003" draw:points="0,0 2073,0 2073,2003 0,2003">
          <text:p/>
        </draw:polygon>
        <draw:polygon draw:style-name="gr3" draw:text-style-name="P3" draw:layer="layout" svg:width="7.532cm" svg:height="2.002cm" svg:x="61.634cm" svg:y="54.16cm" svg:viewBox="0 0 7533 2003" draw:points="0,0 7533,0 7533,2003 0,2003">
          <text:p/>
        </draw:polygon>
        <draw:frame draw:style-name="gr13" draw:text-style-name="P5" draw:layer="layout" svg:width="3.744cm" svg:height="0.788cm" svg:x="69.49cm" svg:y="52.262cm">
          <draw:text-box>
            <text:p text:style-name="P4"><text:span text:style-name="T3">Varchar(13)</text:span></text:p>
          </draw:text-box>
        </draw:frame>
        <draw:polygon draw:style-name="gr3" draw:text-style-name="P3" draw:layer="layout" svg:width="4.337cm" svg:height="2.002cm" svg:x="69.166cm" svg:y="54.16cm" svg:viewBox="0 0 4338 2003" draw:points="0,0 4338,0 4338,2003 0,2003">
          <text:p/>
        </draw:polygon>
        <draw:frame draw:style-name="gr12" draw:text-style-name="P5" draw:layer="layout" svg:width="2.521cm" svg:height="0.788cm" svg:x="64.141cm" svg:y="54.261cm">
          <draw:text-box>
            <text:p text:style-name="P4"><text:span text:style-name="T3">Nombre</text:span></text:p>
          </draw:text-box>
        </draw:frame>
        <draw:polygon draw:style-name="gr7" draw:text-style-name="P1" draw:layer="layout" svg:width="2.072cm" svg:height="2.003cm" svg:x="59.563cm" svg:y="56.162cm" svg:viewBox="0 0 2073 2004" draw:points="0,0 2073,0 2073,2004 0,2004">
          <text:p/>
        </draw:polygon>
        <draw:polygon draw:style-name="gr7" draw:text-style-name="P1" draw:layer="layout" svg:width="7.532cm" svg:height="2.003cm" svg:x="61.634cm" svg:y="56.162cm" svg:viewBox="0 0 7533 2004" draw:points="0,0 7533,0 7533,2004 0,2004">
          <text:p/>
        </draw:polygon>
        <draw:frame draw:style-name="gr13" draw:text-style-name="P5" draw:layer="layout" svg:width="3.744cm" svg:height="0.788cm" svg:x="69.49cm" svg:y="54.261cm">
          <draw:text-box>
            <text:p text:style-name="P4"><text:span text:style-name="T3">Varchar(30)</text:span></text:p>
          </draw:text-box>
        </draw:frame>
        <draw:polygon draw:style-name="gr7" draw:text-style-name="P1" draw:layer="layout" svg:width="4.337cm" svg:height="2.003cm" svg:x="69.166cm" svg:y="56.162cm" svg:viewBox="0 0 4338 2004" draw:points="0,0 4338,0 4338,2004 0,2004">
          <text:p/>
        </draw:polygon>
        <draw:frame draw:style-name="gr40" draw:text-style-name="P5" draw:layer="layout" svg:width="3.706cm" svg:height="0.788cm" svg:x="63.549cm" svg:y="56.263cm">
          <draw:text-box>
            <text:p text:style-name="P4"><text:span text:style-name="T3">Descripción</text:span></text:p>
          </draw:text-box>
        </draw:frame>
        <draw:polygon draw:style-name="gr3" draw:text-style-name="P3" draw:layer="layout" svg:width="2.072cm" svg:height="2.001cm" svg:x="59.563cm" svg:y="58.165cm" svg:viewBox="0 0 2073 2002" draw:points="0,0 2073,0 2073,2002 0,2002">
          <text:p/>
        </draw:polygon>
        <draw:polygon draw:style-name="gr3" draw:text-style-name="P3" draw:layer="layout" svg:width="7.532cm" svg:height="2.001cm" svg:x="61.634cm" svg:y="58.165cm" svg:viewBox="0 0 7533 2002" draw:points="0,0 7533,0 7533,2002 0,2002">
          <text:p/>
        </draw:polygon>
        <draw:frame draw:style-name="gr13" draw:text-style-name="P5" draw:layer="layout" svg:width="3.744cm" svg:height="0.788cm" svg:x="69.49cm" svg:y="56.263cm">
          <draw:text-box>
            <text:p text:style-name="P4"><text:span text:style-name="T3">Varchar(30)</text:span></text:p>
          </draw:text-box>
        </draw:frame>
        <draw:polygon draw:style-name="gr3" draw:text-style-name="P3" draw:layer="layout" svg:width="4.337cm" svg:height="2.001cm" svg:x="69.166cm" svg:y="58.165cm" svg:viewBox="0 0 4338 2002" draw:points="0,0 4338,0 4338,2002 0,2002">
          <text:p/>
        </draw:polygon>
        <draw:frame draw:style-name="gr41" draw:text-style-name="P5" draw:layer="layout" svg:width="2.009cm" svg:height="0.788cm" svg:x="64.397cm" svg:y="58.265cm">
          <draw:text-box>
            <text:p text:style-name="P4"><text:span text:style-name="T3">Precio</text:span></text:p>
          </draw:text-box>
        </draw:frame>
        <draw:polygon draw:style-name="gr7" draw:text-style-name="P1" draw:layer="layout" svg:width="2.072cm" svg:height="2.003cm" svg:x="59.563cm" svg:y="60.166cm" svg:viewBox="0 0 2073 2004" draw:points="0,0 2073,0 2073,2004 0,2004">
          <text:p/>
        </draw:polygon>
        <draw:polygon draw:style-name="gr7" draw:text-style-name="P1" draw:layer="layout" svg:width="7.532cm" svg:height="2.003cm" svg:x="61.634cm" svg:y="60.166cm" svg:viewBox="0 0 7533 2004" draw:points="0,0 7533,0 7533,2004 0,2004">
          <text:p/>
        </draw:polygon>
        <draw:frame draw:style-name="gr42" draw:text-style-name="P5" draw:layer="layout" svg:width="2.246cm" svg:height="0.788cm" svg:x="70.213cm" svg:y="58.265cm">
          <draw:text-box>
            <text:p text:style-name="P4"><text:span text:style-name="T3">Double</text:span></text:p>
          </draw:text-box>
        </draw:frame>
        <draw:polygon draw:style-name="gr7" draw:text-style-name="P1" draw:layer="layout" svg:width="4.337cm" svg:height="2.003cm" svg:x="69.166cm" svg:y="60.166cm" svg:viewBox="0 0 4338 2004" draw:points="0,0 4338,0 4338,2004 0,2004">
          <text:p/>
        </draw:polygon>
        <draw:frame draw:style-name="gr20" draw:text-style-name="P5" draw:layer="layout" svg:width="2.203cm" svg:height="0.788cm" svg:x="64.3cm" svg:y="60.267cm">
          <draw:text-box>
            <text:p text:style-name="P4"><text:span text:style-name="T3">Estado</text:span></text:p>
          </draw:text-box>
        </draw:frame>
        <draw:polygon draw:style-name="gr3" draw:text-style-name="P3" draw:layer="layout" svg:width="2.072cm" svg:height="2.001cm" svg:x="59.563cm" svg:y="62.169cm" svg:viewBox="0 0 2073 2002" draw:points="0,0 2073,0 2073,2002 0,2002">
          <text:p/>
        </draw:polygon>
        <draw:polygon draw:style-name="gr3" draw:text-style-name="P3" draw:layer="layout" svg:width="7.532cm" svg:height="2.001cm" svg:x="61.634cm" svg:y="62.169cm" svg:viewBox="0 0 7533 2002" draw:points="0,0 7533,0 7533,2002 0,2002">
          <text:p/>
        </draw:polygon>
        <draw:frame draw:style-name="gr17" draw:text-style-name="P5" draw:layer="layout" svg:width="1.848cm" svg:height="0.788cm" svg:x="70.412cm" svg:y="60.267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4.337cm" svg:height="2.001cm" svg:x="69.166cm" svg:y="62.169cm" svg:viewBox="0 0 4338 2002" draw:points="0,0 4338,0 4338,2002 0,2002">
          <text:p/>
        </draw:polygon>
        <draw:frame draw:style-name="gr43" draw:text-style-name="P5" draw:layer="layout" svg:width="1.971cm" svg:height="0.788cm" svg:x="64.416cm" svg:y="62.269cm">
          <draw:text-box>
            <text:p text:style-name="P4"><text:span text:style-name="T3">Marca</text:span></text:p>
          </draw:text-box>
        </draw:frame>
        <draw:polygon draw:style-name="gr7" draw:text-style-name="P1" draw:layer="layout" svg:width="2.072cm" svg:height="2.002cm" svg:x="59.563cm" svg:y="64.17cm" svg:viewBox="0 0 2073 2003" draw:points="0,0 2073,0 2073,2003 0,2003">
          <text:p/>
        </draw:polygon>
        <draw:frame draw:style-name="gr17" draw:text-style-name="P5" draw:layer="layout" svg:width="1.848cm" svg:height="0.788cm" svg:x="70.412cm" svg:y="62.269cm">
          <draw:text-box>
            <text:p text:style-name="P4"><text:span text:style-name="T3">Enum</text:span></text:p>
          </draw:text-box>
        </draw:frame>
        <draw:polygon draw:style-name="gr7" draw:text-style-name="P1" draw:layer="layout" svg:width="7.532cm" svg:height="2.002cm" svg:x="61.999cm" svg:y="66.992cm" svg:viewBox="0 0 7533 2003" draw:points="0,0 7533,0 7533,2003 0,2003">
          <text:p/>
        </draw:polygon>
        <draw:frame draw:style-name="gr44" draw:text-style-name="P8" draw:layer="layout" svg:width="0.634cm" svg:height="0.712cm" svg:x="60.421cm" svg:y="64.272cm">
          <draw:text-box>
            <text:p text:style-name="P4"><text:span text:style-name="T4"><text:s text:c="2"/></text:span></text:p>
          </draw:text-box>
        </draw:frame>
        <draw:polygon draw:style-name="gr7" draw:text-style-name="P1" draw:layer="layout" svg:width="4.337cm" svg:height="2.002cm" svg:x="69.166cm" svg:y="64.17cm" svg:viewBox="0 0 4338 2003" draw:points="0,0 4338,0 4338,2003 0,2003">
          <text:p/>
        </draw:polygon>
        <draw:frame draw:style-name="gr45" draw:text-style-name="P5" draw:layer="layout" svg:width="3.071cm" svg:height="0.788cm" svg:x="63.866cm" svg:y="64.271cm">
          <draw:text-box>
            <text:p text:style-name="P4"><text:span text:style-name="T3">Categoria</text:span></text:p>
          </draw:text-box>
        </draw:frame>
        <draw:line draw:style-name="gr19" draw:text-style-name="P6" draw:layer="layout" svg:x1="59.554cm" svg:y1="48.164cm" svg:x2="73.512cm" svg:y2="48.164cm">
          <text:p/>
        </draw:line>
        <draw:line draw:style-name="gr19" draw:text-style-name="P6" draw:layer="layout" svg:x1="59.563cm" svg:y1="48.155cm" svg:x2="59.563cm" svg:y2="66.181cm">
          <text:p/>
        </draw:line>
        <draw:line draw:style-name="gr19" draw:text-style-name="P6" draw:layer="layout" svg:x1="73.503cm" svg:y1="48.155cm" svg:x2="73.503cm" svg:y2="66.181cm">
          <text:p/>
        </draw:line>
        <draw:line draw:style-name="gr19" draw:text-style-name="P6" draw:layer="layout" svg:x1="59.554cm" svg:y1="50.162cm" svg:x2="73.512cm" svg:y2="50.162cm">
          <text:p/>
        </draw:line>
        <draw:line draw:style-name="gr19" draw:text-style-name="P6" draw:layer="layout" svg:x1="61.634cm" svg:y1="50.153cm" svg:x2="61.634cm" svg:y2="66.181cm">
          <text:p/>
        </draw:line>
        <draw:line draw:style-name="gr19" draw:text-style-name="P6" draw:layer="layout" svg:x1="69.166cm" svg:y1="50.153cm" svg:x2="69.166cm" svg:y2="66.181cm">
          <text:p/>
        </draw:line>
        <draw:line draw:style-name="gr19" draw:text-style-name="P6" draw:layer="layout" svg:x1="59.554cm" svg:y1="52.162cm" svg:x2="73.512cm" svg:y2="52.162cm">
          <text:p/>
        </draw:line>
        <draw:line draw:style-name="gr19" draw:text-style-name="P6" draw:layer="layout" svg:x1="59.554cm" svg:y1="54.16cm" svg:x2="73.512cm" svg:y2="54.16cm">
          <text:p/>
        </draw:line>
        <draw:line draw:style-name="gr19" draw:text-style-name="P6" draw:layer="layout" svg:x1="59.554cm" svg:y1="56.162cm" svg:x2="73.512cm" svg:y2="56.162cm">
          <text:p/>
        </draw:line>
        <draw:line draw:style-name="gr19" draw:text-style-name="P6" draw:layer="layout" svg:x1="59.554cm" svg:y1="58.165cm" svg:x2="73.512cm" svg:y2="58.165cm">
          <text:p/>
        </draw:line>
        <draw:line draw:style-name="gr19" draw:text-style-name="P6" draw:layer="layout" svg:x1="59.554cm" svg:y1="60.166cm" svg:x2="73.512cm" svg:y2="60.166cm">
          <text:p/>
        </draw:line>
        <draw:line draw:style-name="gr19" draw:text-style-name="P6" draw:layer="layout" svg:x1="59.554cm" svg:y1="62.169cm" svg:x2="73.512cm" svg:y2="62.169cm">
          <text:p/>
        </draw:line>
        <draw:line draw:style-name="gr19" draw:text-style-name="P6" draw:layer="layout" svg:x1="59.554cm" svg:y1="64.17cm" svg:x2="73.512cm" svg:y2="64.17cm">
          <text:p/>
        </draw:line>
        <draw:line draw:style-name="gr19" draw:text-style-name="P6" draw:layer="layout" svg:x1="59.554cm" svg:y1="66.172cm" svg:x2="73.512cm" svg:y2="66.172cm">
          <text:p/>
        </draw:line>
        <draw:polygon draw:style-name="gr2" draw:text-style-name="P2" draw:layer="layout" svg:width="13.939cm" svg:height="1.875cm" svg:x="55.21cm" svg:y="11.999cm" svg:viewBox="0 0 13940 1876" draw:points="0,0 13940,0 13940,1876 0,1876">
          <text:p/>
        </draw:polygon>
        <draw:frame draw:style-name="gr17" draw:text-style-name="P5" draw:layer="layout" svg:width="1.848cm" svg:height="0.788cm" svg:x="70.412cm" svg:y="64.271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2.07cm" svg:height="2cm" svg:x="55.21cm" svg:y="13.874cm" svg:viewBox="0 0 2071 2001" draw:points="0,0 2071,0 2071,2001 0,2001">
          <text:p/>
        </draw:polygon>
        <draw:polygon draw:style-name="gr3" draw:text-style-name="P3" draw:layer="layout" svg:width="7.533cm" svg:height="2cm" svg:x="57.28cm" svg:y="13.874cm" svg:viewBox="0 0 7534 2001" draw:points="0,0 7534,0 7534,2001 0,2001">
          <text:p/>
        </draw:polygon>
        <draw:frame draw:style-name="gr20" draw:text-style-name="P5" draw:layer="layout" svg:width="2.203cm" svg:height="0.788cm" svg:x="61.099cm" svg:y="12.1cm">
          <draw:text-box>
            <text:p text:style-name="P4"><text:span text:style-name="T1">Ventas</text:span></text:p>
          </draw:text-box>
        </draw:frame>
        <draw:polygon draw:style-name="gr3" draw:text-style-name="P3" draw:layer="layout" svg:width="4.336cm" svg:height="2cm" svg:x="64.813cm" svg:y="13.874cm" svg:viewBox="0 0 4337 2001" draw:points="0,0 4337,0 4337,2001 0,2001">
          <text:p/>
        </draw:polygon>
        <draw:frame draw:style-name="gr5" draw:text-style-name="P5" draw:layer="layout" svg:width="2.398cm" svg:height="0.788cm" svg:x="59.85cm" svg:y="13.975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65.733cm" svg:y="13.975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cm" svg:height="1.998cm" svg:x="55.21cm" svg:y="15.874cm" svg:viewBox="0 0 2071 1999" draw:points="0,0 2071,0 2071,1999 0,1999">
          <text:p/>
        </draw:polygon>
        <draw:frame draw:style-name="gr8" draw:text-style-name="P5" draw:layer="layout" svg:width="1.577cm" svg:height="0.788cm" svg:x="66.195cm" svg:y="14.762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3cm" svg:height="1.998cm" svg:x="57.28cm" svg:y="15.874cm" svg:viewBox="0 0 7534 1999" draw:points="0,0 7534,0 7534,1999 0,1999">
          <text:p/>
        </draw:polygon>
        <draw:frame draw:style-name="gr9" draw:text-style-name="P5" draw:layer="layout" svg:width="0.942cm" svg:height="0.788cm" svg:x="55.776cm" svg:y="15.974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6cm" svg:height="1.998cm" svg:x="64.813cm" svg:y="15.874cm" svg:viewBox="0 0 4337 1999" draw:points="0,0 4337,0 4337,1999 0,1999">
          <text:p/>
        </draw:polygon>
        <draw:frame draw:style-name="gr46" draw:text-style-name="P5" draw:layer="layout" svg:width="3.774cm" svg:height="0.788cm" svg:x="59.181cm" svg:y="15.974cm">
          <draw:text-box>
            <text:p text:style-name="P4"><text:span text:style-name="T3">Folio_Venta</text:span></text:p>
          </draw:text-box>
        </draw:frame>
        <draw:polygon draw:style-name="gr3" draw:text-style-name="P3" draw:layer="layout" svg:width="2.07cm" svg:height="2.003cm" svg:x="55.21cm" svg:y="17.872cm" svg:viewBox="0 0 2071 2004" draw:points="0,0 2071,0 2071,2004 0,2004">
          <text:p/>
        </draw:polygon>
        <draw:polygon draw:style-name="gr3" draw:text-style-name="P3" draw:layer="layout" svg:width="7.533cm" svg:height="2.003cm" svg:x="57.28cm" svg:y="17.872cm" svg:viewBox="0 0 7534 2004" draw:points="0,0 7534,0 7534,2004 0,2004">
          <text:p/>
        </draw:polygon>
        <draw:frame draw:style-name="gr11" draw:text-style-name="P5" draw:layer="layout" svg:width="3.351cm" svg:height="0.788cm" svg:x="65.333cm" svg:y="15.974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4.336cm" svg:height="2.003cm" svg:x="64.813cm" svg:y="17.872cm" svg:viewBox="0 0 4337 2004" draw:points="0,0 4337,0 4337,2004 0,2004">
          <text:p/>
        </draw:polygon>
        <draw:frame draw:style-name="gr43" draw:text-style-name="P5" draw:layer="layout" svg:width="1.971cm" svg:height="0.788cm" svg:x="60.063cm" svg:y="17.973cm">
          <draw:text-box>
            <text:p text:style-name="P4"><text:span text:style-name="T3">Fecha</text:span></text:p>
          </draw:text-box>
        </draw:frame>
        <draw:polygon draw:style-name="gr7" draw:text-style-name="P1" draw:layer="layout" svg:width="2.07cm" svg:height="2.001cm" svg:x="55.21cm" svg:y="19.875cm" svg:viewBox="0 0 2071 2002" draw:points="0,0 2071,0 2071,2002 0,2002">
          <text:p/>
        </draw:polygon>
        <draw:frame draw:style-name="gr29" draw:text-style-name="P5" draw:layer="layout" svg:width="3.067cm" svg:height="0.788cm" svg:x="65.462cm" svg:y="17.973cm">
          <draw:text-box>
            <text:p text:style-name="P4"><text:span text:style-name="T3">DateTime</text:span></text:p>
          </draw:text-box>
        </draw:frame>
        <draw:polygon draw:style-name="gr7" draw:text-style-name="P1" draw:layer="layout" svg:width="7.533cm" svg:height="2.001cm" svg:x="57.28cm" svg:y="19.875cm" svg:viewBox="0 0 7534 2002" draw:points="0,0 7534,0 7534,2002 0,2002">
          <text:p/>
        </draw:polygon>
        <draw:frame draw:style-name="gr34" draw:text-style-name="P5" draw:layer="layout" svg:width="0.904cm" svg:height="0.788cm" svg:x="55.795cm" svg:y="19.975cm">
          <draw:text-box>
            <text:p text:style-name="P4"><text:span text:style-name="T3">FK</text:span></text:p>
          </draw:text-box>
        </draw:frame>
        <draw:polygon draw:style-name="gr7" draw:text-style-name="P1" draw:layer="layout" svg:width="4.336cm" svg:height="2.001cm" svg:x="64.813cm" svg:y="19.875cm" svg:viewBox="0 0 4337 2002" draw:points="0,0 4337,0 4337,2002 0,2002">
          <text:p/>
        </draw:polygon>
        <draw:frame draw:style-name="gr27" draw:text-style-name="P5" draw:layer="layout" svg:width="4.091cm" svg:height="0.788cm" svg:x="59.003cm" svg:y="19.975cm">
          <draw:text-box>
            <text:p text:style-name="P4"><text:span text:style-name="T3">Folio_Sesion</text:span></text:p>
          </draw:text-box>
        </draw:frame>
        <draw:polygon draw:style-name="gr3" draw:text-style-name="P3" draw:layer="layout" svg:width="2.07cm" svg:height="2.002cm" svg:x="55.21cm" svg:y="21.876cm" svg:viewBox="0 0 2071 2003" draw:points="0,0 2071,0 2071,2003 0,2003">
          <text:p/>
        </draw:polygon>
        <draw:frame draw:style-name="gr11" draw:text-style-name="P5" draw:layer="layout" svg:width="3.351cm" svg:height="0.788cm" svg:x="65.333cm" svg:y="19.975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7.533cm" svg:height="2.002cm" svg:x="57.28cm" svg:y="21.876cm" svg:viewBox="0 0 7534 2003" draw:points="0,0 7534,0 7534,2003 0,2003">
          <text:p/>
        </draw:polygon>
        <draw:frame draw:style-name="gr34" draw:text-style-name="P5" draw:layer="layout" svg:width="0.904cm" svg:height="0.788cm" svg:x="55.795cm" svg:y="21.977cm">
          <draw:text-box>
            <text:p text:style-name="P4"><text:span text:style-name="T3">FK</text:span></text:p>
          </draw:text-box>
        </draw:frame>
        <draw:polygon draw:style-name="gr3" draw:text-style-name="P3" draw:layer="layout" svg:width="4.336cm" svg:height="2.002cm" svg:x="64.813cm" svg:y="21.876cm" svg:viewBox="0 0 4337 2003" draw:points="0,0 4337,0 4337,2003 0,2003">
          <text:p/>
        </draw:polygon>
        <draw:frame draw:style-name="gr21" draw:text-style-name="P5" draw:layer="layout" svg:width="3.622cm" svg:height="0.788cm" svg:x="59.238cm" svg:y="21.977cm">
          <draw:text-box>
            <text:p text:style-name="P4"><text:span text:style-name="T3">Clv_Cliente</text:span></text:p>
          </draw:text-box>
        </draw:frame>
        <draw:polygon draw:style-name="gr7" draw:text-style-name="P1" draw:layer="layout" svg:width="2.07cm" svg:height="2.003cm" svg:x="55.21cm" svg:y="23.878cm" svg:viewBox="0 0 2071 2004" draw:points="0,0 2071,0 2071,2004 0,2004">
          <text:p/>
        </draw:polygon>
        <draw:polygon draw:style-name="gr7" draw:text-style-name="P1" draw:layer="layout" svg:width="7.533cm" svg:height="2.003cm" svg:x="57.28cm" svg:y="23.878cm" svg:viewBox="0 0 7534 2004" draw:points="0,0 7534,0 7534,2004 0,2004">
          <text:p/>
        </draw:polygon>
        <draw:frame draw:style-name="gr11" draw:text-style-name="P5" draw:layer="layout" svg:width="3.351cm" svg:height="0.788cm" svg:x="65.333cm" svg:y="21.977cm">
          <draw:text-box>
            <text:p text:style-name="P4"><text:span text:style-name="T3">Varchar(5)</text:span></text:p>
          </draw:text-box>
        </draw:frame>
        <draw:polygon draw:style-name="gr47" draw:text-style-name="P1" draw:layer="layout" svg:width="4.336cm" svg:height="2.003cm" svg:x="64.813cm" svg:y="23.878cm" svg:viewBox="0 0 4337 2004" draw:points="0,0 4337,0 4337,2004 0,2004">
          <text:p><text:s text:c="4"/>Double</text:p>
        </draw:polygon>
        <draw:line draw:style-name="gr19" draw:text-style-name="P6" draw:layer="layout" svg:x1="55.201cm" svg:y1="11.999cm" svg:x2="69.159cm" svg:y2="11.999cm">
          <text:p/>
        </draw:line>
        <draw:line draw:style-name="gr19" draw:text-style-name="P6" draw:layer="layout" svg:x1="55.21cm" svg:y1="11.99cm" svg:x2="55.21cm" svg:y2="25.89cm">
          <text:p/>
        </draw:line>
        <draw:line draw:style-name="gr19" draw:text-style-name="P6" draw:layer="layout" svg:x1="69.149cm" svg:y1="11.99cm" svg:x2="69.149cm" svg:y2="25.89cm">
          <text:p/>
        </draw:line>
        <draw:line draw:style-name="gr19" draw:text-style-name="P6" draw:layer="layout" svg:x1="55.201cm" svg:y1="13.874cm" svg:x2="69.159cm" svg:y2="13.874cm">
          <text:p/>
        </draw:line>
        <draw:line draw:style-name="gr19" draw:text-style-name="P6" draw:layer="layout" svg:x1="57.28cm" svg:y1="13.866cm" svg:x2="57.28cm" svg:y2="25.89cm">
          <text:p/>
        </draw:line>
        <draw:line draw:style-name="gr19" draw:text-style-name="P6" draw:layer="layout" svg:x1="64.813cm" svg:y1="13.866cm" svg:x2="64.813cm" svg:y2="25.89cm">
          <text:p/>
        </draw:line>
        <draw:line draw:style-name="gr19" draw:text-style-name="P6" draw:layer="layout" svg:x1="55.201cm" svg:y1="15.874cm" svg:x2="69.159cm" svg:y2="15.874cm">
          <text:p/>
        </draw:line>
        <draw:line draw:style-name="gr19" draw:text-style-name="P6" draw:layer="layout" svg:x1="55.201cm" svg:y1="17.872cm" svg:x2="69.159cm" svg:y2="17.872cm">
          <text:p/>
        </draw:line>
        <draw:line draw:style-name="gr19" draw:text-style-name="P6" draw:layer="layout" svg:x1="55.201cm" svg:y1="19.875cm" svg:x2="69.159cm" svg:y2="19.875cm">
          <text:p/>
        </draw:line>
        <draw:line draw:style-name="gr19" draw:text-style-name="P6" draw:layer="layout" svg:x1="55.201cm" svg:y1="21.876cm" svg:x2="69.159cm" svg:y2="21.876cm">
          <text:p/>
        </draw:line>
        <draw:line draw:style-name="gr19" draw:text-style-name="P6" draw:layer="layout" svg:x1="55.201cm" svg:y1="23.878cm" svg:x2="69.159cm" svg:y2="23.878cm">
          <text:p/>
        </draw:line>
        <draw:line draw:style-name="gr19" draw:text-style-name="P6" draw:layer="layout" svg:x1="55.201cm" svg:y1="25.881cm" svg:x2="69.159cm" svg:y2="25.881cm">
          <text:p/>
        </draw:line>
        <draw:polygon draw:style-name="gr2" draw:text-style-name="P2" draw:layer="layout" svg:width="13.94cm" svg:height="2cm" svg:x="95.117cm" svg:y="1.298cm" svg:viewBox="0 0 13941 2001" draw:points="0,0 13941,0 13941,2001 0,2001">
          <text:p/>
        </draw:polygon>
        <draw:frame draw:style-name="gr48" draw:text-style-name="P5" draw:layer="layout" svg:width="1.573cm" svg:height="0.788cm" svg:x="60.301cm" svg:y="23.979cm">
          <draw:text-box>
            <text:p text:style-name="P4"><text:span text:style-name="T3">Total</text:span></text:p>
          </draw:text-box>
        </draw:frame>
        <draw:polygon draw:style-name="gr3" draw:text-style-name="P3" draw:layer="layout" svg:width="2.07cm" svg:height="1.998cm" svg:x="95.117cm" svg:y="3.298cm" svg:viewBox="0 0 2071 1999" draw:points="0,0 2071,0 2071,1999 0,1999">
          <text:p/>
        </draw:polygon>
        <draw:polygon draw:style-name="gr3" draw:text-style-name="P3" draw:layer="layout" svg:width="7.533cm" svg:height="1.998cm" svg:x="97.187cm" svg:y="3.298cm" svg:viewBox="0 0 7534 1999" draw:points="0,0 7534,0 7534,1999 0,1999">
          <text:p/>
        </draw:polygon>
        <draw:frame draw:style-name="gr49" draw:text-style-name="P5" draw:layer="layout" svg:width="3.27cm" svg:height="0.788cm" svg:x="100.453cm" svg:y="1.399cm">
          <draw:text-box>
            <text:p text:style-name="P4"><text:span text:style-name="T1">Operación</text:span></text:p>
          </draw:text-box>
        </draw:frame>
        <draw:polygon draw:style-name="gr3" draw:text-style-name="P3" draw:layer="layout" svg:width="4.337cm" svg:height="1.998cm" svg:x="104.72cm" svg:y="3.298cm" svg:viewBox="0 0 4338 1999" draw:points="0,0 4338,0 4338,1999 0,1999">
          <text:p/>
        </draw:polygon>
        <draw:frame draw:style-name="gr5" draw:text-style-name="P5" draw:layer="layout" svg:width="2.398cm" svg:height="0.788cm" svg:x="99.757cm" svg:y="3.398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105.64cm" svg:y="3.398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cm" svg:height="2cm" svg:x="95.117cm" svg:y="5.296cm" svg:viewBox="0 0 2071 2001" draw:points="0,0 2071,0 2071,2001 0,2001">
          <text:p/>
        </draw:polygon>
        <draw:frame draw:style-name="gr8" draw:text-style-name="P5" draw:layer="layout" svg:width="1.577cm" svg:height="0.788cm" svg:x="106.102cm" svg:y="4.185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3cm" svg:height="2cm" svg:x="97.187cm" svg:y="5.296cm" svg:viewBox="0 0 7534 2001" draw:points="0,0 7534,0 7534,2001 0,2001">
          <text:p/>
        </draw:polygon>
        <draw:frame draw:style-name="gr9" draw:text-style-name="P5" draw:layer="layout" svg:width="0.942cm" svg:height="0.788cm" svg:x="95.683cm" svg:y="5.397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7cm" svg:height="2cm" svg:x="104.72cm" svg:y="5.296cm" svg:viewBox="0 0 4338 2001" draw:points="0,0 4338,0 4338,2001 0,2001">
          <text:p/>
        </draw:polygon>
        <draw:frame draw:style-name="gr50" draw:text-style-name="P5" draw:layer="layout" svg:width="5.196cm" svg:height="0.788cm" svg:x="98.358cm" svg:y="5.397cm">
          <draw:text-box>
            <text:p text:style-name="P4"><text:span text:style-name="T3">Folio_Operación</text:span></text:p>
          </draw:text-box>
        </draw:frame>
        <draw:polygon draw:style-name="gr3" draw:text-style-name="P3" draw:layer="layout" svg:width="2.07cm" svg:height="2.001cm" svg:x="95.117cm" svg:y="7.296cm" svg:viewBox="0 0 2071 2002" draw:points="0,0 2071,0 2071,2002 0,2002">
          <text:p/>
        </draw:polygon>
        <draw:frame draw:style-name="gr11" draw:text-style-name="P5" draw:layer="layout" svg:width="3.351cm" svg:height="0.788cm" svg:x="105.24cm" svg:y="5.397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7.533cm" svg:height="2.001cm" svg:x="97.187cm" svg:y="7.296cm" svg:viewBox="0 0 7534 2002" draw:points="0,0 7534,0 7534,2002 0,2002">
          <text:p/>
        </draw:polygon>
        <draw:frame draw:style-name="gr34" draw:text-style-name="P5" draw:layer="layout" svg:width="0.904cm" svg:height="0.788cm" svg:x="95.702cm" svg:y="7.396cm">
          <draw:text-box>
            <text:p text:style-name="P4"><text:span text:style-name="T3">FK</text:span></text:p>
          </draw:text-box>
        </draw:frame>
        <draw:polygon draw:style-name="gr3" draw:text-style-name="P3" draw:layer="layout" svg:width="4.337cm" svg:height="2.001cm" svg:x="104.72cm" svg:y="7.296cm" svg:viewBox="0 0 4338 2002" draw:points="0,0 4338,0 4338,2002 0,2002">
          <text:p/>
        </draw:polygon>
        <draw:frame draw:style-name="gr27" draw:text-style-name="P5" draw:layer="layout" svg:width="4.091cm" svg:height="0.788cm" svg:x="98.91cm" svg:y="7.396cm">
          <draw:text-box>
            <text:p text:style-name="P4"><text:span text:style-name="T3">Folio_Sesión</text:span></text:p>
          </draw:text-box>
        </draw:frame>
        <draw:polygon draw:style-name="gr7" draw:text-style-name="P1" draw:layer="layout" svg:width="2.07cm" svg:height="2.003cm" svg:x="95.117cm" svg:y="9.297cm" svg:viewBox="0 0 2071 2004" draw:points="0,0 2071,0 2071,2004 0,2004">
          <text:p/>
        </draw:polygon>
        <draw:frame draw:style-name="gr11" draw:text-style-name="P5" draw:layer="layout" svg:width="3.351cm" svg:height="0.788cm" svg:x="105.24cm" svg:y="7.396cm">
          <draw:text-box>
            <text:p text:style-name="P4"><text:span text:style-name="T3">Varchar(5)</text:span></text:p>
          </draw:text-box>
        </draw:frame>
        <draw:polygon draw:style-name="gr7" draw:text-style-name="P1" draw:layer="layout" svg:width="7.533cm" svg:height="2.003cm" svg:x="97.187cm" svg:y="9.297cm" svg:viewBox="0 0 7534 2004" draw:points="0,0 7534,0 7534,2004 0,2004">
          <text:p/>
        </draw:polygon>
        <draw:frame draw:style-name="gr34" draw:text-style-name="P5" draw:layer="layout" svg:width="0.904cm" svg:height="0.788cm" svg:x="95.702cm" svg:y="9.398cm">
          <draw:text-box>
            <text:p text:style-name="P4"><text:span text:style-name="T3">FK</text:span></text:p>
          </draw:text-box>
        </draw:frame>
        <draw:polygon draw:style-name="gr7" draw:text-style-name="P1" draw:layer="layout" svg:width="4.337cm" svg:height="2.003cm" svg:x="104.72cm" svg:y="9.297cm" svg:viewBox="0 0 4338 2004" draw:points="0,0 4338,0 4338,2004 0,2004">
          <text:p/>
        </draw:polygon>
        <draw:frame draw:style-name="gr51" draw:text-style-name="P5" draw:layer="layout" svg:width="3.579cm" svg:height="0.788cm" svg:x="99.166cm" svg:y="9.398cm">
          <draw:text-box>
            <text:p text:style-name="P4"><text:span text:style-name="T3">Folio_Pago</text:span></text:p>
          </draw:text-box>
        </draw:frame>
        <draw:polygon draw:style-name="gr3" draw:text-style-name="P3" draw:layer="layout" svg:width="2.07cm" svg:height="2.002cm" svg:x="95.117cm" svg:y="11.3cm" svg:viewBox="0 0 2071 2003" draw:points="0,0 2071,0 2071,2003 0,2003">
          <text:p/>
        </draw:polygon>
        <draw:polygon draw:style-name="gr3" draw:text-style-name="P3" draw:layer="layout" svg:width="7.533cm" svg:height="2.002cm" svg:x="97.187cm" svg:y="11.3cm" svg:viewBox="0 0 7534 2003" draw:points="0,0 7534,0 7534,2003 0,2003">
          <text:p/>
        </draw:polygon>
        <draw:frame draw:style-name="gr11" draw:text-style-name="P5" draw:layer="layout" svg:width="3.351cm" svg:height="0.788cm" svg:x="105.24cm" svg:y="9.398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4.337cm" svg:height="2.002cm" svg:x="104.72cm" svg:y="11.3cm" svg:viewBox="0 0 4338 2003" draw:points="0,0 4338,0 4338,2003 0,2003">
          <text:p/>
        </draw:polygon>
        <draw:frame draw:style-name="gr45" draw:text-style-name="P5" draw:layer="layout" svg:width="3.071cm" svg:height="0.788cm" svg:x="99.42cm" svg:y="11.4cm">
          <draw:text-box>
            <text:p text:style-name="P4"><text:span text:style-name="T3">Categoria</text:span></text:p>
          </draw:text-box>
        </draw:frame>
        <draw:polygon draw:style-name="gr7" draw:text-style-name="P1" draw:layer="layout" svg:width="2.07cm" svg:height="2.001cm" svg:x="95.117cm" svg:y="13.302cm" svg:viewBox="0 0 2071 2002" draw:points="0,0 2071,0 2071,2002 0,2002">
          <text:p/>
        </draw:polygon>
        <draw:polygon draw:style-name="gr7" draw:text-style-name="P1" draw:layer="layout" svg:width="7.533cm" svg:height="2.001cm" svg:x="97.187cm" svg:y="13.302cm" svg:viewBox="0 0 7534 2002" draw:points="0,0 7534,0 7534,2002 0,2002">
          <text:p/>
        </draw:polygon>
        <draw:frame draw:style-name="gr13" draw:text-style-name="P5" draw:layer="layout" svg:width="3.744cm" svg:height="0.788cm" svg:x="105.044cm" svg:y="11.4cm">
          <draw:text-box>
            <text:p text:style-name="P4"><text:span text:style-name="T3">Varchar(10)</text:span></text:p>
          </draw:text-box>
        </draw:frame>
        <draw:polygon draw:style-name="gr7" draw:text-style-name="P1" draw:layer="layout" svg:width="4.337cm" svg:height="2.001cm" svg:x="104.72cm" svg:y="13.302cm" svg:viewBox="0 0 4338 2002" draw:points="0,0 4338,0 4338,2002 0,2002">
          <text:p/>
        </draw:polygon>
        <draw:frame draw:style-name="gr52" draw:text-style-name="P5" draw:layer="layout" svg:width="1.966cm" svg:height="0.788cm" svg:x="99.973cm" svg:y="13.402cm">
          <draw:text-box>
            <text:p text:style-name="P4"><text:span text:style-name="T3">Monto</text:span></text:p>
          </draw:text-box>
        </draw:frame>
        <draw:polygon draw:style-name="gr3" draw:text-style-name="P3" draw:layer="layout" svg:width="2.07cm" svg:height="2.003cm" svg:x="95.117cm" svg:y="15.303cm" svg:viewBox="0 0 2071 2004" draw:points="0,0 2071,0 2071,2004 0,2004">
          <text:p/>
        </draw:polygon>
        <draw:polygon draw:style-name="gr3" draw:text-style-name="P3" draw:layer="layout" svg:width="7.533cm" svg:height="2.003cm" svg:x="97.187cm" svg:y="15.303cm" svg:viewBox="0 0 7534 2004" draw:points="0,0 7534,0 7534,2004 0,2004">
          <text:p/>
        </draw:polygon>
        <draw:frame draw:style-name="gr42" draw:text-style-name="P5" draw:layer="layout" svg:width="2.246cm" svg:height="0.788cm" svg:x="105.767cm" svg:y="13.402cm">
          <draw:text-box>
            <text:p text:style-name="P4"><text:span text:style-name="T3">Double</text:span></text:p>
          </draw:text-box>
        </draw:frame>
        <draw:polygon draw:style-name="gr3" draw:text-style-name="P3" draw:layer="layout" svg:width="4.337cm" svg:height="2.003cm" svg:x="104.72cm" svg:y="15.303cm" svg:viewBox="0 0 4338 2004" draw:points="0,0 4338,0 4338,2004 0,2004">
          <text:p/>
        </draw:polygon>
        <draw:frame draw:style-name="gr37" draw:text-style-name="P5" draw:layer="layout" svg:width="1.378cm" svg:height="0.788cm" svg:x="100.28cm" svg:y="15.404cm">
          <draw:text-box>
            <text:p text:style-name="P4"><text:span text:style-name="T3">Tipo</text:span></text:p>
          </draw:text-box>
        </draw:frame>
        <draw:polygon draw:style-name="gr7" draw:text-style-name="P1" draw:layer="layout" svg:width="2.07cm" svg:height="2.001cm" svg:x="95.117cm" svg:y="17.306cm" svg:viewBox="0 0 2071 2002" draw:points="0,0 2071,0 2071,2002 0,2002">
          <text:p/>
        </draw:polygon>
        <draw:polygon draw:style-name="gr7" draw:text-style-name="P1" draw:layer="layout" svg:width="7.533cm" svg:height="2.001cm" svg:x="97.187cm" svg:y="17.306cm" svg:viewBox="0 0 7534 2002" draw:points="0,0 7534,0 7534,2002 0,2002">
          <text:p/>
        </draw:polygon>
        <draw:frame draw:style-name="gr17" draw:text-style-name="P5" draw:layer="layout" svg:width="1.848cm" svg:height="0.788cm" svg:x="105.966cm" svg:y="15.404cm">
          <draw:text-box>
            <text:p text:style-name="P4"><text:span text:style-name="T3">Enum</text:span></text:p>
          </draw:text-box>
        </draw:frame>
        <draw:polygon draw:style-name="gr7" draw:text-style-name="P1" draw:layer="layout" svg:width="4.337cm" svg:height="2.001cm" svg:x="104.72cm" svg:y="17.306cm" svg:viewBox="0 0 4338 2002" draw:points="0,0 4338,0 4338,2002 0,2002">
          <text:p/>
        </draw:polygon>
        <draw:frame draw:style-name="gr28" draw:text-style-name="P5" draw:layer="layout" svg:width="3.901cm" svg:height="0.788cm" svg:x="99.005cm" svg:y="17.406cm">
          <draw:text-box>
            <text:p text:style-name="P4"><text:span text:style-name="T3">Descripción </text:span></text:p>
          </draw:text-box>
        </draw:frame>
        <draw:polygon draw:style-name="gr3" draw:text-style-name="P3" draw:layer="layout" svg:width="2.07cm" svg:height="2.003cm" svg:x="95.117cm" svg:y="19.307cm" svg:viewBox="0 0 2071 2004" draw:points="0,0 2071,0 2071,2004 0,2004">
          <text:p/>
        </draw:polygon>
        <draw:frame draw:style-name="gr13" draw:text-style-name="P5" draw:layer="layout" svg:width="3.744cm" svg:height="0.788cm" svg:x="105.044cm" svg:y="17.406cm">
          <draw:text-box>
            <text:p text:style-name="P4"><text:span text:style-name="T3">Varchar(20)</text:span></text:p>
          </draw:text-box>
        </draw:frame>
        <draw:polygon draw:style-name="gr3" draw:text-style-name="P3" draw:layer="layout" svg:width="7.533cm" svg:height="2.003cm" svg:x="97.187cm" svg:y="19.307cm" svg:viewBox="0 0 7534 2004" draw:points="0,0 7534,0 7534,2004 0,2004">
          <text:p/>
        </draw:polygon>
        <draw:frame draw:style-name="gr44" draw:text-style-name="P8" draw:layer="layout" svg:width="0.634cm" svg:height="0.712cm" svg:x="95.886cm" svg:y="19.409cm">
          <draw:text-box>
            <text:p text:style-name="P4"><text:span text:style-name="T4"><text:s text:c="3"/></text:span></text:p>
          </draw:text-box>
        </draw:frame>
        <draw:polygon draw:style-name="gr3" draw:text-style-name="P3" draw:layer="layout" svg:width="4.337cm" svg:height="2.003cm" svg:x="104.72cm" svg:y="19.307cm" svg:viewBox="0 0 4338 2004" draw:points="0,0 4338,0 4338,2004 0,2004">
          <text:p/>
        </draw:polygon>
        <draw:frame draw:style-name="gr43" draw:text-style-name="P5" draw:layer="layout" svg:width="1.971cm" svg:height="0.788cm" svg:x="99.97cm" svg:y="19.408cm">
          <draw:text-box>
            <text:p text:style-name="P4"><text:span text:style-name="T3">Fecha</text:span></text:p>
          </draw:text-box>
        </draw:frame>
        <draw:line draw:style-name="gr19" draw:text-style-name="P6" draw:layer="layout" svg:x1="95.108cm" svg:y1="1.298cm" svg:x2="109.066cm" svg:y2="1.298cm">
          <text:p/>
        </draw:line>
        <draw:line draw:style-name="gr19" draw:text-style-name="P6" draw:layer="layout" svg:x1="95.117cm" svg:y1="1.29cm" svg:x2="95.117cm" svg:y2="21.318cm">
          <text:p/>
        </draw:line>
        <draw:line draw:style-name="gr19" draw:text-style-name="P6" draw:layer="layout" svg:x1="109.057cm" svg:y1="1.29cm" svg:x2="109.057cm" svg:y2="21.318cm">
          <text:p/>
        </draw:line>
        <draw:line draw:style-name="gr19" draw:text-style-name="P6" draw:layer="layout" svg:x1="95.108cm" svg:y1="3.298cm" svg:x2="109.066cm" svg:y2="3.298cm">
          <text:p/>
        </draw:line>
        <draw:line draw:style-name="gr19" draw:text-style-name="P6" draw:layer="layout" svg:x1="97.187cm" svg:y1="3.288cm" svg:x2="97.187cm" svg:y2="21.318cm">
          <text:p/>
        </draw:line>
        <draw:line draw:style-name="gr19" draw:text-style-name="P6" draw:layer="layout" svg:x1="104.72cm" svg:y1="3.288cm" svg:x2="104.72cm" svg:y2="21.318cm">
          <text:p/>
        </draw:line>
        <draw:line draw:style-name="gr19" draw:text-style-name="P6" draw:layer="layout" svg:x1="95.108cm" svg:y1="5.296cm" svg:x2="109.066cm" svg:y2="5.296cm">
          <text:p/>
        </draw:line>
        <draw:line draw:style-name="gr19" draw:text-style-name="P6" draw:layer="layout" svg:x1="95.108cm" svg:y1="7.296cm" svg:x2="109.066cm" svg:y2="7.296cm">
          <text:p/>
        </draw:line>
        <draw:line draw:style-name="gr19" draw:text-style-name="P6" draw:layer="layout" svg:x1="95.108cm" svg:y1="9.297cm" svg:x2="109.066cm" svg:y2="9.297cm">
          <text:p/>
        </draw:line>
        <draw:line draw:style-name="gr19" draw:text-style-name="P6" draw:layer="layout" svg:x1="95.108cm" svg:y1="11.3cm" svg:x2="109.066cm" svg:y2="11.3cm">
          <text:p/>
        </draw:line>
        <draw:line draw:style-name="gr19" draw:text-style-name="P6" draw:layer="layout" svg:x1="95.108cm" svg:y1="13.302cm" svg:x2="109.066cm" svg:y2="13.302cm">
          <text:p/>
        </draw:line>
        <draw:line draw:style-name="gr19" draw:text-style-name="P6" draw:layer="layout" svg:x1="95.108cm" svg:y1="15.303cm" svg:x2="109.066cm" svg:y2="15.303cm">
          <text:p/>
        </draw:line>
        <draw:line draw:style-name="gr19" draw:text-style-name="P6" draw:layer="layout" svg:x1="95.108cm" svg:y1="17.306cm" svg:x2="109.066cm" svg:y2="17.306cm">
          <text:p/>
        </draw:line>
        <draw:line draw:style-name="gr19" draw:text-style-name="P6" draw:layer="layout" svg:x1="95.108cm" svg:y1="19.307cm" svg:x2="109.066cm" svg:y2="19.307cm">
          <text:p/>
        </draw:line>
        <draw:line draw:style-name="gr19" draw:text-style-name="P6" draw:layer="layout" svg:x1="95.108cm" svg:y1="21.31cm" svg:x2="109.066cm" svg:y2="21.31cm">
          <text:p/>
        </draw:line>
        <draw:polygon draw:style-name="gr2" draw:text-style-name="P2" draw:layer="layout" svg:width="13.939cm" svg:height="1.892cm" svg:x="77.559cm" svg:y="29.395cm" svg:viewBox="0 0 13940 1893" draw:points="0,0 13940,0 13940,1893 0,1893">
          <text:p/>
        </draw:polygon>
        <draw:frame draw:style-name="gr29" draw:text-style-name="P5" draw:layer="layout" svg:width="3.067cm" svg:height="0.788cm" svg:x="105.369cm" svg:y="19.408cm">
          <draw:text-box>
            <text:p text:style-name="P4"><text:span text:style-name="T3">DateTime</text:span></text:p>
          </draw:text-box>
        </draw:frame>
        <draw:polygon draw:style-name="gr3" draw:text-style-name="P3" draw:layer="layout" svg:width="2.07cm" svg:height="1.998cm" svg:x="77.559cm" svg:y="31.287cm" svg:viewBox="0 0 2071 1999" draw:points="0,0 2071,0 2071,1999 0,1999">
          <text:p/>
        </draw:polygon>
        <draw:polygon draw:style-name="gr3" draw:text-style-name="P3" draw:layer="layout" svg:width="7.533cm" svg:height="1.998cm" svg:x="79.629cm" svg:y="31.287cm" svg:viewBox="0 0 7534 1999" draw:points="0,0 7534,0 7534,1999 0,1999">
          <text:p/>
        </draw:polygon>
        <draw:frame draw:style-name="gr53" draw:text-style-name="P5" draw:layer="layout" svg:width="4.443cm" svg:height="0.788cm" svg:x="82.328cm" svg:y="29.496cm">
          <draw:text-box>
            <text:p text:style-name="P4"><text:span text:style-name="T1">Detalle_Venta</text:span></text:p>
          </draw:text-box>
        </draw:frame>
        <draw:polygon draw:style-name="gr3" draw:text-style-name="P3" draw:layer="layout" svg:width="4.336cm" svg:height="1.998cm" svg:x="87.162cm" svg:y="31.287cm" svg:viewBox="0 0 4337 1999" draw:points="0,0 4337,0 4337,1999 0,1999">
          <text:p/>
        </draw:polygon>
        <draw:frame draw:style-name="gr5" draw:text-style-name="P5" draw:layer="layout" svg:width="2.398cm" svg:height="0.788cm" svg:x="82.199cm" svg:y="31.387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88.082cm" svg:y="31.387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cm" svg:height="2cm" svg:x="77.559cm" svg:y="33.285cm" svg:viewBox="0 0 2071 2001" draw:points="0,0 2071,0 2071,2001 0,2001">
          <text:p/>
        </draw:polygon>
        <draw:frame draw:style-name="gr8" draw:text-style-name="P5" draw:layer="layout" svg:width="1.577cm" svg:height="0.788cm" svg:x="88.544cm" svg:y="32.174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3cm" svg:height="2cm" svg:x="79.629cm" svg:y="33.285cm" svg:viewBox="0 0 7534 2001" draw:points="0,0 7534,0 7534,2001 0,2001">
          <text:p/>
        </draw:polygon>
        <draw:frame draw:style-name="gr9" draw:text-style-name="P5" draw:layer="layout" svg:width="0.942cm" svg:height="0.788cm" svg:x="78.125cm" svg:y="33.386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6cm" svg:height="2cm" svg:x="87.162cm" svg:y="33.285cm" svg:viewBox="0 0 4337 2001" draw:points="0,0 4337,0 4337,2001 0,2001">
          <text:p/>
        </draw:polygon>
        <draw:frame draw:style-name="gr54" draw:text-style-name="P5" draw:layer="layout" svg:width="6.369cm" svg:height="0.788cm" svg:x="80.232cm" svg:y="33.386cm">
          <draw:text-box>
            <text:p text:style-name="P4"><text:span text:style-name="T3">Folio_Detalle_Venta</text:span></text:p>
          </draw:text-box>
        </draw:frame>
        <draw:polygon draw:style-name="gr3" draw:text-style-name="P3" draw:layer="layout" svg:width="2.07cm" svg:height="2.001cm" svg:x="77.559cm" svg:y="35.285cm" svg:viewBox="0 0 2071 2002" draw:points="0,0 2071,0 2071,2002 0,2002">
          <text:p/>
        </draw:polygon>
        <draw:frame draw:style-name="gr11" draw:text-style-name="P5" draw:layer="layout" svg:width="3.351cm" svg:height="0.788cm" svg:x="87.682cm" svg:y="33.386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7.533cm" svg:height="2.001cm" svg:x="79.629cm" svg:y="35.285cm" svg:viewBox="0 0 7534 2002" draw:points="0,0 7534,0 7534,2002 0,2002">
          <text:p/>
        </draw:polygon>
        <draw:frame draw:style-name="gr34" draw:text-style-name="P5" draw:layer="layout" svg:width="0.904cm" svg:height="0.788cm" svg:x="78.144cm" svg:y="35.385cm">
          <draw:text-box>
            <text:p text:style-name="P4"><text:span text:style-name="T3">FK</text:span></text:p>
          </draw:text-box>
        </draw:frame>
        <draw:polygon draw:style-name="gr3" draw:text-style-name="P3" draw:layer="layout" svg:width="4.336cm" svg:height="2.001cm" svg:x="87.162cm" svg:y="35.285cm" svg:viewBox="0 0 4337 2002" draw:points="0,0 4337,0 4337,2002 0,2002">
          <text:p/>
        </draw:polygon>
        <draw:frame draw:style-name="gr46" draw:text-style-name="P5" draw:layer="layout" svg:width="3.774cm" svg:height="0.788cm" svg:x="81.53cm" svg:y="35.385cm">
          <draw:text-box>
            <text:p text:style-name="P4"><text:span text:style-name="T3">Folio_Venta</text:span></text:p>
          </draw:text-box>
        </draw:frame>
        <draw:polygon draw:style-name="gr7" draw:text-style-name="P1" draw:layer="layout" svg:width="2.07cm" svg:height="2.003cm" svg:x="77.559cm" svg:y="37.286cm" svg:viewBox="0 0 2071 2004" draw:points="0,0 2071,0 2071,2004 0,2004">
          <text:p/>
        </draw:polygon>
        <draw:frame draw:style-name="gr11" draw:text-style-name="P5" draw:layer="layout" svg:width="3.351cm" svg:height="0.788cm" svg:x="87.682cm" svg:y="35.385cm">
          <draw:text-box>
            <text:p text:style-name="P4"><text:span text:style-name="T3">Varchar(5)</text:span></text:p>
          </draw:text-box>
        </draw:frame>
        <draw:polygon draw:style-name="gr7" draw:text-style-name="P1" draw:layer="layout" svg:width="7.533cm" svg:height="2.003cm" svg:x="79.629cm" svg:y="37.286cm" svg:viewBox="0 0 7534 2004" draw:points="0,0 7534,0 7534,2004 0,2004">
          <text:p/>
        </draw:polygon>
        <draw:frame draw:style-name="gr55" draw:text-style-name="P8" draw:layer="layout" svg:width="0.815cm" svg:height="0.712cm" svg:x="78.188cm" svg:y="37.388cm">
          <draw:text-box>
            <text:p text:style-name="P4"><text:span text:style-name="T4">FK</text:span></text:p>
          </draw:text-box>
        </draw:frame>
        <draw:polygon draw:style-name="gr7" draw:text-style-name="P1" draw:layer="layout" svg:width="4.336cm" svg:height="2.003cm" svg:x="87.162cm" svg:y="37.286cm" svg:viewBox="0 0 4337 2004" draw:points="0,0 4337,0 4337,2004 0,2004">
          <text:p/>
        </draw:polygon>
        <draw:frame draw:style-name="gr39" draw:text-style-name="P5" draw:layer="layout" svg:width="4.726cm" svg:height="0.788cm" svg:x="81.035cm" svg:y="37.387cm">
          <draw:text-box>
            <text:p text:style-name="P4"><text:span text:style-name="T3">Codigo_Barras</text:span></text:p>
          </draw:text-box>
        </draw:frame>
        <draw:polygon draw:style-name="gr3" draw:text-style-name="P3" draw:layer="layout" svg:width="2.07cm" svg:height="2.002cm" svg:x="77.559cm" svg:y="39.289cm" svg:viewBox="0 0 2071 2003" draw:points="0,0 2071,0 2071,2003 0,2003">
          <text:p/>
        </draw:polygon>
        <draw:polygon draw:style-name="gr3" draw:text-style-name="P3" draw:layer="layout" svg:width="7.533cm" svg:height="2.002cm" svg:x="79.629cm" svg:y="39.289cm" svg:viewBox="0 0 7534 2003" draw:points="0,0 7534,0 7534,2003 0,2003">
          <text:p/>
        </draw:polygon>
        <draw:frame draw:style-name="gr13" draw:text-style-name="P5" draw:layer="layout" svg:width="3.744cm" svg:height="0.788cm" svg:x="87.486cm" svg:y="37.387cm">
          <draw:text-box>
            <text:p text:style-name="P4"><text:span text:style-name="T3">Varchar(30)</text:span></text:p>
          </draw:text-box>
        </draw:frame>
        <draw:polygon draw:style-name="gr3" draw:text-style-name="P3" draw:layer="layout" svg:width="4.336cm" svg:height="2.002cm" svg:x="87.162cm" svg:y="39.289cm" svg:viewBox="0 0 4337 2003" draw:points="0,0 4337,0 4337,2003 0,2003">
          <text:p/>
        </draw:polygon>
        <draw:frame draw:style-name="gr56" draw:text-style-name="P5" draw:layer="layout" svg:width="2.834cm" svg:height="0.788cm" svg:x="81.981cm" svg:y="39.389cm">
          <draw:text-box>
            <text:p text:style-name="P4"><text:span text:style-name="T3">Cantidad</text:span></text:p>
          </draw:text-box>
        </draw:frame>
        <draw:polygon draw:style-name="gr7" draw:text-style-name="P1" draw:layer="layout" svg:width="2.07cm" svg:height="2.001cm" svg:x="77.559cm" svg:y="41.291cm" svg:viewBox="0 0 2071 2002" draw:points="0,0 2071,0 2071,2002 0,2002">
          <text:p/>
        </draw:polygon>
        <draw:polygon draw:style-name="gr7" draw:text-style-name="P1" draw:layer="layout" svg:width="7.533cm" svg:height="2.001cm" svg:x="79.629cm" svg:y="41.291cm" svg:viewBox="0 0 7534 2002" draw:points="0,0 7534,0 7534,2002 0,2002">
          <text:p/>
        </draw:polygon>
        <draw:frame draw:style-name="gr42" draw:text-style-name="P5" draw:layer="layout" svg:width="2.246cm" svg:height="0.788cm" svg:x="88.209cm" svg:y="39.389cm">
          <draw:text-box>
            <text:p text:style-name="P4"><text:span text:style-name="T3">Double</text:span></text:p>
          </draw:text-box>
        </draw:frame>
        <draw:polygon draw:style-name="gr7" draw:text-style-name="P1" draw:layer="layout" svg:width="4.336cm" svg:height="2.001cm" svg:x="87.162cm" svg:y="41.291cm" svg:viewBox="0 0 4337 2002" draw:points="0,0 4337,0 4337,2002 0,2002">
          <text:p/>
        </draw:polygon>
        <draw:frame draw:style-name="gr41" draw:text-style-name="P5" draw:layer="layout" svg:width="2.009cm" svg:height="0.788cm" svg:x="82.393cm" svg:y="41.391cm">
          <draw:text-box>
            <text:p text:style-name="P4"><text:span text:style-name="T3">Precio</text:span></text:p>
          </draw:text-box>
        </draw:frame>
        <draw:line draw:style-name="gr19" draw:text-style-name="P6" draw:layer="layout" svg:x1="77.55cm" svg:y1="29.395cm" svg:x2="91.508cm" svg:y2="29.395cm">
          <text:p/>
        </draw:line>
        <draw:line draw:style-name="gr19" draw:text-style-name="P6" draw:layer="layout" svg:x1="77.559cm" svg:y1="29.386cm" svg:x2="77.559cm" svg:y2="43.301cm">
          <text:p/>
        </draw:line>
        <draw:line draw:style-name="gr19" draw:text-style-name="P6" draw:layer="layout" svg:x1="91.498cm" svg:y1="29.386cm" svg:x2="91.498cm" svg:y2="43.301cm">
          <text:p/>
        </draw:line>
        <draw:line draw:style-name="gr19" draw:text-style-name="P6" draw:layer="layout" svg:x1="77.55cm" svg:y1="31.287cm" svg:x2="91.508cm" svg:y2="31.287cm">
          <text:p/>
        </draw:line>
        <draw:line draw:style-name="gr19" draw:text-style-name="P6" draw:layer="layout" svg:x1="79.629cm" svg:y1="31.277cm" svg:x2="79.629cm" svg:y2="43.301cm">
          <text:p/>
        </draw:line>
        <draw:line draw:style-name="gr19" draw:text-style-name="P6" draw:layer="layout" svg:x1="87.162cm" svg:y1="31.277cm" svg:x2="87.162cm" svg:y2="43.301cm">
          <text:p/>
        </draw:line>
        <draw:line draw:style-name="gr19" draw:text-style-name="P6" draw:layer="layout" svg:x1="77.55cm" svg:y1="33.285cm" svg:x2="91.508cm" svg:y2="33.285cm">
          <text:p/>
        </draw:line>
        <draw:line draw:style-name="gr19" draw:text-style-name="P6" draw:layer="layout" svg:x1="77.55cm" svg:y1="35.285cm" svg:x2="91.508cm" svg:y2="35.285cm">
          <text:p/>
        </draw:line>
        <draw:line draw:style-name="gr19" draw:text-style-name="P6" draw:layer="layout" svg:x1="77.55cm" svg:y1="37.286cm" svg:x2="91.508cm" svg:y2="37.286cm">
          <text:p/>
        </draw:line>
        <draw:line draw:style-name="gr19" draw:text-style-name="P6" draw:layer="layout" svg:x1="77.55cm" svg:y1="39.289cm" svg:x2="91.508cm" svg:y2="39.289cm">
          <text:p/>
        </draw:line>
        <draw:line draw:style-name="gr19" draw:text-style-name="P6" draw:layer="layout" svg:x1="77.55cm" svg:y1="41.291cm" svg:x2="91.508cm" svg:y2="41.291cm">
          <text:p/>
        </draw:line>
        <draw:line draw:style-name="gr19" draw:text-style-name="P6" draw:layer="layout" svg:x1="77.55cm" svg:y1="43.292cm" svg:x2="91.508cm" svg:y2="43.292cm">
          <text:p/>
        </draw:line>
        <draw:polygon draw:style-name="gr2" draw:text-style-name="P2" draw:layer="layout" svg:width="13.94cm" svg:height="2cm" svg:x="81.24cm" svg:y="45.806cm" svg:viewBox="0 0 13941 2001" draw:points="0,0 13941,0 13941,2001 0,2001">
          <text:p/>
        </draw:polygon>
        <draw:frame draw:style-name="gr42" draw:text-style-name="P5" draw:layer="layout" svg:width="2.246cm" svg:height="0.788cm" svg:x="88.209cm" svg:y="41.391cm">
          <draw:text-box>
            <text:p text:style-name="P4"><text:span text:style-name="T3">Double</text:span></text:p>
          </draw:text-box>
        </draw:frame>
        <draw:polygon draw:style-name="gr3" draw:text-style-name="P3" draw:layer="layout" svg:width="2.071cm" svg:height="1.998cm" svg:x="81.24cm" svg:y="47.806cm" svg:viewBox="0 0 2072 1999" draw:points="0,0 2072,0 2072,1999 0,1999">
          <text:p/>
        </draw:polygon>
        <draw:polygon draw:style-name="gr3" draw:text-style-name="P3" draw:layer="layout" svg:width="7.534cm" svg:height="1.998cm" svg:x="83.312cm" svg:y="47.806cm" svg:viewBox="0 0 7535 1999" draw:points="0,0 7535,0 7535,1999 0,1999">
          <text:p/>
        </draw:polygon>
        <draw:frame draw:style-name="gr57" draw:text-style-name="P5" draw:layer="layout" svg:width="6.098cm" svg:height="0.788cm" svg:x="85.163cm" svg:y="45.907cm">
          <draw:text-box>
            <text:p text:style-name="P4"><text:span text:style-name="T1">Bitacora_Inventario</text:span></text:p>
          </draw:text-box>
        </draw:frame>
        <draw:polygon draw:style-name="gr3" draw:text-style-name="P3" draw:layer="layout" svg:width="4.335cm" svg:height="1.998cm" svg:x="90.845cm" svg:y="47.806cm" svg:viewBox="0 0 4336 1999" draw:points="0,0 4336,0 4336,1999 0,1999">
          <text:p/>
        </draw:polygon>
        <draw:frame draw:style-name="gr5" draw:text-style-name="P5" draw:layer="layout" svg:width="2.398cm" svg:height="0.788cm" svg:x="85.881cm" svg:y="47.906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91.764cm" svg:y="47.906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1cm" svg:height="2cm" svg:x="81.24cm" svg:y="49.804cm" svg:viewBox="0 0 2072 2001" draw:points="0,0 2072,0 2072,2001 0,2001">
          <text:p/>
        </draw:polygon>
        <draw:frame draw:style-name="gr8" draw:text-style-name="P5" draw:layer="layout" svg:width="1.577cm" svg:height="0.788cm" svg:x="92.226cm" svg:y="48.693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4cm" svg:height="2cm" svg:x="83.312cm" svg:y="49.804cm" svg:viewBox="0 0 7535 2001" draw:points="0,0 7535,0 7535,2001 0,2001">
          <text:p/>
        </draw:polygon>
        <draw:frame draw:style-name="gr9" draw:text-style-name="P5" draw:layer="layout" svg:width="0.942cm" svg:height="0.788cm" svg:x="81.807cm" svg:y="49.905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5cm" svg:height="2cm" svg:x="90.845cm" svg:y="49.804cm" svg:viewBox="0 0 4336 2001" draw:points="0,0 4336,0 4336,2001 0,2001">
          <text:p/>
        </draw:polygon>
        <draw:frame draw:style-name="gr58" draw:text-style-name="P5" draw:layer="layout" svg:width="4.523cm" svg:height="0.788cm" svg:x="84.818cm" svg:y="49.905cm">
          <draw:text-box>
            <text:p text:style-name="P4"><text:span text:style-name="T3">Folio_Bitacora</text:span></text:p>
          </draw:text-box>
        </draw:frame>
        <draw:polygon draw:style-name="gr3" draw:text-style-name="P3" draw:layer="layout" svg:width="2.071cm" svg:height="1.607cm" svg:x="81.24cm" svg:y="51.804cm" svg:viewBox="0 0 2072 1608" draw:points="0,0 2072,0 2072,1608 0,1608">
          <text:p/>
        </draw:polygon>
        <draw:frame draw:style-name="gr13" draw:text-style-name="P5" draw:layer="layout" svg:width="3.744cm" svg:height="0.788cm" svg:x="91.168cm" svg:y="49.905cm">
          <draw:text-box>
            <text:p text:style-name="P4"><text:span text:style-name="T3">Varchar(10)</text:span></text:p>
          </draw:text-box>
        </draw:frame>
        <draw:polygon draw:style-name="gr3" draw:text-style-name="P3" draw:layer="layout" svg:width="7.534cm" svg:height="1.607cm" svg:x="83.312cm" svg:y="51.804cm" svg:viewBox="0 0 7535 1608" draw:points="0,0 7535,0 7535,1608 0,1608">
          <text:p/>
        </draw:polygon>
        <draw:frame draw:style-name="gr55" draw:text-style-name="P8" draw:layer="layout" svg:width="0.815cm" svg:height="0.712cm" svg:x="81.87cm" svg:y="51.905cm">
          <draw:text-box>
            <text:p text:style-name="P4"><text:span text:style-name="T4">FK</text:span></text:p>
          </draw:text-box>
        </draw:frame>
        <draw:polygon draw:style-name="gr3" draw:text-style-name="P3" draw:layer="layout" svg:width="4.335cm" svg:height="1.607cm" svg:x="90.845cm" svg:y="51.804cm" svg:viewBox="0 0 4336 1608" draw:points="0,0 4336,0 4336,1608 0,1608">
          <text:p/>
        </draw:polygon>
        <draw:frame draw:style-name="gr39" draw:text-style-name="P5" draw:layer="layout" svg:width="4.726cm" svg:height="0.788cm" svg:x="84.717cm" svg:y="51.904cm">
          <draw:text-box>
            <text:p text:style-name="P4"><text:span text:style-name="T3">Codigo_Barras</text:span></text:p>
          </draw:text-box>
        </draw:frame>
        <draw:polygon draw:style-name="gr7" draw:text-style-name="P1" draw:layer="layout" svg:width="2.071cm" svg:height="2.001cm" svg:x="81.24cm" svg:y="53.411cm" svg:viewBox="0 0 2072 2002" draw:points="0,0 2072,0 2072,2002 0,2002">
          <text:p/>
        </draw:polygon>
        <draw:polygon draw:style-name="gr7" draw:text-style-name="P1" draw:layer="layout" svg:width="7.534cm" svg:height="2.001cm" svg:x="83.312cm" svg:y="53.411cm" svg:viewBox="0 0 7535 2002" draw:points="0,0 7535,0 7535,2002 0,2002">
          <text:p/>
        </draw:polygon>
        <draw:frame draw:style-name="gr13" draw:text-style-name="P5" draw:layer="layout" svg:width="3.744cm" svg:height="0.788cm" svg:x="91.168cm" svg:y="51.904cm">
          <draw:text-box>
            <text:p text:style-name="P4"><text:span text:style-name="T3">Varchar(30)</text:span></text:p>
          </draw:text-box>
        </draw:frame>
        <draw:polygon draw:style-name="gr7" draw:text-style-name="P1" draw:layer="layout" svg:width="4.335cm" svg:height="2.001cm" svg:x="90.845cm" svg:y="53.411cm" svg:viewBox="0 0 4336 2002" draw:points="0,0 4336,0 4336,2002 0,2002">
          <text:p/>
        </draw:polygon>
        <draw:frame draw:style-name="gr43" draw:text-style-name="P5" draw:layer="layout" svg:width="1.971cm" svg:height="0.788cm" svg:x="86.094cm" svg:y="53.511cm">
          <draw:text-box>
            <text:p text:style-name="P4"><text:span text:style-name="T3">Fecha</text:span></text:p>
          </draw:text-box>
        </draw:frame>
        <draw:polygon draw:style-name="gr3" draw:text-style-name="P3" draw:layer="layout" svg:width="2.071cm" svg:height="2.003cm" svg:x="81.24cm" svg:y="55.412cm" svg:viewBox="0 0 2072 2004" draw:points="0,0 2072,0 2072,2004 0,2004">
          <text:p/>
        </draw:polygon>
        <draw:frame draw:style-name="gr29" draw:text-style-name="P5" draw:layer="layout" svg:width="3.067cm" svg:height="0.788cm" svg:x="91.493cm" svg:y="53.511cm">
          <draw:text-box>
            <text:p text:style-name="P4"><text:span text:style-name="T3">DateTime</text:span></text:p>
          </draw:text-box>
        </draw:frame>
        <draw:polygon draw:style-name="gr3" draw:text-style-name="P3" draw:layer="layout" svg:width="7.534cm" svg:height="2.003cm" svg:x="83.312cm" svg:y="55.412cm" svg:viewBox="0 0 7535 2004" draw:points="0,0 7535,0 7535,2004 0,2004">
          <text:p/>
        </draw:polygon>
        <draw:frame draw:style-name="gr55" draw:text-style-name="P8" draw:layer="layout" svg:width="0.815cm" svg:height="0.712cm" svg:x="81.87cm" svg:y="55.514cm">
          <draw:text-box>
            <text:p text:style-name="P4"><text:span text:style-name="T4">FK</text:span></text:p>
          </draw:text-box>
        </draw:frame>
        <draw:polygon draw:style-name="gr3" draw:text-style-name="P3" draw:layer="layout" svg:width="4.335cm" svg:height="2.003cm" svg:x="90.845cm" svg:y="55.412cm" svg:viewBox="0 0 4336 2004" draw:points="0,0 4336,0 4336,2004 0,2004">
          <text:p/>
        </draw:polygon>
        <draw:frame draw:style-name="gr59" draw:text-style-name="P5" draw:layer="layout" svg:width="3.583cm" svg:height="0.788cm" svg:x="85.288cm" svg:y="55.513cm">
          <draw:text-box>
            <text:p text:style-name="P4"><text:span text:style-name="T3">Clv_Sesión</text:span></text:p>
          </draw:text-box>
        </draw:frame>
        <draw:polygon draw:style-name="gr7" draw:text-style-name="P1" draw:layer="layout" svg:width="2.071cm" svg:height="2.001cm" svg:x="81.24cm" svg:y="57.415cm" svg:viewBox="0 0 2072 2002" draw:points="0,0 2072,0 2072,2002 0,2002">
          <text:p/>
        </draw:polygon>
        <draw:polygon draw:style-name="gr7" draw:text-style-name="P1" draw:layer="layout" svg:width="7.534cm" svg:height="2.001cm" svg:x="83.312cm" svg:y="57.415cm" svg:viewBox="0 0 7535 2002" draw:points="0,0 7535,0 7535,2002 0,2002">
          <text:p/>
        </draw:polygon>
        <draw:frame draw:style-name="gr11" draw:text-style-name="P5" draw:layer="layout" svg:width="3.351cm" svg:height="0.788cm" svg:x="91.364cm" svg:y="55.513cm">
          <draw:text-box>
            <text:p text:style-name="P4"><text:span text:style-name="T3">Varchar(5)</text:span></text:p>
          </draw:text-box>
        </draw:frame>
        <draw:polygon draw:style-name="gr7" draw:text-style-name="P1" draw:layer="layout" svg:width="4.335cm" svg:height="2.001cm" svg:x="90.845cm" svg:y="57.415cm" svg:viewBox="0 0 4336 2002" draw:points="0,0 4336,0 4336,2002 0,2002">
          <text:p/>
        </draw:polygon>
        <draw:frame draw:style-name="gr60" draw:text-style-name="P5" draw:layer="layout" svg:width="3.617cm" svg:height="0.788cm" svg:x="85.271cm" svg:y="57.515cm">
          <draw:text-box>
            <text:p text:style-name="P4"><text:span text:style-name="T3">Movimiento</text:span></text:p>
          </draw:text-box>
        </draw:frame>
        <draw:polygon draw:style-name="gr3" draw:text-style-name="P3" draw:layer="layout" svg:width="2.071cm" svg:height="2.002cm" svg:x="81.24cm" svg:y="59.416cm" svg:viewBox="0 0 2072 2003" draw:points="0,0 2072,0 2072,2003 0,2003">
          <text:p/>
        </draw:polygon>
        <draw:polygon draw:style-name="gr3" draw:text-style-name="P3" draw:layer="layout" svg:width="7.534cm" svg:height="2.002cm" svg:x="83.312cm" svg:y="59.416cm" svg:viewBox="0 0 7535 2003" draw:points="0,0 7535,0 7535,2003 0,2003">
          <text:p/>
        </draw:polygon>
        <draw:frame draw:style-name="gr17" draw:text-style-name="P5" draw:layer="layout" svg:width="1.848cm" svg:height="0.788cm" svg:x="92.09cm" svg:y="57.515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4.335cm" svg:height="2.002cm" svg:x="90.845cm" svg:y="59.416cm" svg:viewBox="0 0 4336 2003" draw:points="0,0 4336,0 4336,2003 0,2003">
          <text:p/>
        </draw:polygon>
        <draw:frame draw:style-name="gr61" draw:text-style-name="P5" draw:layer="layout" svg:width="3.859cm" svg:height="0.788cm" svg:x="85.15cm" svg:y="59.517cm">
          <draw:text-box>
            <text:p text:style-name="P4"><text:span text:style-name="T3">Justificación</text:span></text:p>
          </draw:text-box>
        </draw:frame>
        <draw:line draw:style-name="gr19" draw:text-style-name="P6" draw:layer="layout" svg:x1="81.231cm" svg:y1="45.806cm" svg:x2="95.189cm" svg:y2="45.806cm">
          <text:p/>
        </draw:line>
        <draw:line draw:style-name="gr19" draw:text-style-name="P6" draw:layer="layout" svg:x1="81.24cm" svg:y1="45.797cm" svg:x2="81.24cm" svg:y2="61.427cm">
          <text:p/>
        </draw:line>
        <draw:line draw:style-name="gr19" draw:text-style-name="P6" draw:layer="layout" svg:x1="95.18cm" svg:y1="45.797cm" svg:x2="95.18cm" svg:y2="61.427cm">
          <text:p/>
        </draw:line>
        <draw:line draw:style-name="gr19" draw:text-style-name="P6" draw:layer="layout" svg:x1="81.231cm" svg:y1="47.806cm" svg:x2="95.189cm" svg:y2="47.806cm">
          <text:p/>
        </draw:line>
        <draw:line draw:style-name="gr19" draw:text-style-name="P6" draw:layer="layout" svg:x1="83.312cm" svg:y1="47.797cm" svg:x2="83.312cm" svg:y2="61.427cm">
          <text:p/>
        </draw:line>
        <draw:line draw:style-name="gr19" draw:text-style-name="P6" draw:layer="layout" svg:x1="90.845cm" svg:y1="47.797cm" svg:x2="90.845cm" svg:y2="61.427cm">
          <text:p/>
        </draw:line>
        <draw:line draw:style-name="gr19" draw:text-style-name="P6" draw:layer="layout" svg:x1="81.231cm" svg:y1="49.804cm" svg:x2="95.189cm" svg:y2="49.804cm">
          <text:p/>
        </draw:line>
        <draw:line draw:style-name="gr19" draw:text-style-name="P6" draw:layer="layout" svg:x1="81.231cm" svg:y1="51.804cm" svg:x2="95.189cm" svg:y2="51.804cm">
          <text:p/>
        </draw:line>
        <draw:line draw:style-name="gr19" draw:text-style-name="P6" draw:layer="layout" svg:x1="81.231cm" svg:y1="53.411cm" svg:x2="95.189cm" svg:y2="53.411cm">
          <text:p/>
        </draw:line>
        <draw:line draw:style-name="gr19" draw:text-style-name="P6" draw:layer="layout" svg:x1="81.231cm" svg:y1="55.412cm" svg:x2="95.189cm" svg:y2="55.412cm">
          <text:p/>
        </draw:line>
        <draw:line draw:style-name="gr19" draw:text-style-name="P6" draw:layer="layout" svg:x1="81.231cm" svg:y1="57.415cm" svg:x2="95.189cm" svg:y2="57.415cm">
          <text:p/>
        </draw:line>
        <draw:line draw:style-name="gr19" draw:text-style-name="P6" draw:layer="layout" svg:x1="81.231cm" svg:y1="59.416cm" svg:x2="95.189cm" svg:y2="59.416cm">
          <text:p/>
        </draw:line>
        <draw:line draw:style-name="gr19" draw:text-style-name="P6" draw:layer="layout" svg:x1="81.231cm" svg:y1="61.418cm" svg:x2="95.189cm" svg:y2="61.418cm">
          <text:p/>
        </draw:line>
        <draw:line draw:style-name="gr62" draw:text-style-name="P6" draw:layer="layout" svg:x1="10.524cm" svg:y1="13.381cm" svg:x2="8.301cm" svg:y2="13.381cm">
          <text:p/>
        </draw:line>
        <draw:line draw:style-name="gr62" draw:text-style-name="P6" draw:layer="layout" svg:x1="8.301cm" svg:y1="13.381cm" svg:x2="8.301cm" svg:y2="5.761cm">
          <text:p/>
        </draw:line>
        <draw:line draw:style-name="gr62" draw:text-style-name="P6" draw:layer="layout" svg:x1="8.301cm" svg:y1="5.761cm" svg:x2="27.034cm" svg:y2="5.761cm">
          <text:p/>
        </draw:line>
        <draw:line draw:style-name="gr62" draw:text-style-name="P6" draw:layer="layout" svg:x1="27.034cm" svg:y1="5.761cm" svg:x2="27.034cm" svg:y2="19.414cm">
          <text:p/>
        </draw:line>
        <draw:line draw:style-name="gr62" draw:text-style-name="P6" draw:layer="layout" svg:x1="27.034cm" svg:y1="19.465cm" svg:x2="33.384cm" svg:y2="19.465cm">
          <text:p/>
        </draw:line>
        <draw:line draw:style-name="gr62" draw:text-style-name="P6" draw:layer="layout" svg:x1="32.431cm" svg:y1="18.946cm" svg:x2="32.431cm" svg:y2="20.216cm">
          <text:p/>
        </draw:line>
        <draw:line draw:style-name="gr62" draw:text-style-name="P6" draw:layer="layout" svg:x1="32.431cm" svg:y1="19.484cm" svg:x2="33.385cm" svg:y2="18.847cm">
          <text:p/>
        </draw:line>
        <draw:line draw:style-name="gr62" draw:text-style-name="P6" draw:layer="layout" svg:x1="32.431cm" svg:y1="19.482cm" svg:x2="33.385cm" svg:y2="20.119cm">
          <text:p/>
        </draw:line>
        <draw:polygon draw:style-name="gr2" draw:text-style-name="P2" draw:layer="layout" svg:width="13.939cm" svg:height="1.601cm" svg:x="74.842cm" svg:y="10.209cm" svg:viewBox="0 0 13940 1602" draw:points="0,0 13940,0 13940,1602 0,1602">
          <text:p/>
        </draw:polygon>
        <draw:frame draw:style-name="gr13" draw:text-style-name="P5" draw:layer="layout" svg:width="3.744cm" svg:height="0.788cm" svg:x="91.168cm" svg:y="59.517cm">
          <draw:text-box>
            <text:p text:style-name="P4"><text:span text:style-name="T3">Varchar(30)</text:span></text:p>
          </draw:text-box>
        </draw:frame>
        <draw:polygon draw:style-name="gr3" draw:text-style-name="P3" draw:layer="layout" svg:width="2.07cm" svg:height="1.998cm" svg:x="74.842cm" svg:y="11.81cm" svg:viewBox="0 0 2071 1999" draw:points="0,0 2071,0 2071,1999 0,1999">
          <text:p/>
        </draw:polygon>
        <draw:polygon draw:style-name="gr3" draw:text-style-name="P3" draw:layer="layout" svg:width="7.534cm" svg:height="1.998cm" svg:x="76.912cm" svg:y="11.81cm" svg:viewBox="0 0 7535 1999" draw:points="0,0 7535,0 7535,1999 0,1999">
          <text:p/>
        </draw:polygon>
        <draw:frame draw:style-name="gr63" draw:text-style-name="P5" draw:layer="layout" svg:width="1.653cm" svg:height="0.788cm" svg:x="80.987cm" svg:y="10.31cm">
          <draw:text-box>
            <text:p text:style-name="P4"><text:span text:style-name="T1">Pago</text:span></text:p>
          </draw:text-box>
        </draw:frame>
        <draw:polygon draw:style-name="gr3" draw:text-style-name="P3" draw:layer="layout" svg:width="4.335cm" svg:height="1.998cm" svg:x="84.446cm" svg:y="11.81cm" svg:viewBox="0 0 4336 1999" draw:points="0,0 4336,0 4336,1999 0,1999">
          <text:p/>
        </draw:polygon>
        <draw:frame draw:style-name="gr5" draw:text-style-name="P5" draw:layer="layout" svg:width="2.398cm" svg:height="0.788cm" svg:x="79.482cm" svg:y="11.91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85.365cm" svg:y="11.91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cm" svg:height="2cm" svg:x="74.842cm" svg:y="13.808cm" svg:viewBox="0 0 2071 2001" draw:points="0,0 2071,0 2071,2001 0,2001">
          <text:p/>
        </draw:polygon>
        <draw:frame draw:style-name="gr8" draw:text-style-name="P5" draw:layer="layout" svg:width="1.577cm" svg:height="0.788cm" svg:x="85.827cm" svg:y="12.697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4cm" svg:height="2cm" svg:x="76.912cm" svg:y="13.808cm" svg:viewBox="0 0 7535 2001" draw:points="0,0 7535,0 7535,2001 0,2001">
          <text:p/>
        </draw:polygon>
        <draw:frame draw:style-name="gr9" draw:text-style-name="P5" draw:layer="layout" svg:width="0.942cm" svg:height="0.788cm" svg:x="75.408cm" svg:y="13.909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5cm" svg:height="2cm" svg:x="84.446cm" svg:y="13.808cm" svg:viewBox="0 0 4336 2001" draw:points="0,0 4336,0 4336,2001 0,2001">
          <text:p/>
        </draw:polygon>
        <draw:frame draw:style-name="gr51" draw:text-style-name="P5" draw:layer="layout" svg:width="3.579cm" svg:height="0.788cm" svg:x="78.891cm" svg:y="13.909cm">
          <draw:text-box>
            <text:p text:style-name="P4"><text:span text:style-name="T3">Folio_Pago</text:span></text:p>
          </draw:text-box>
        </draw:frame>
        <draw:polygon draw:style-name="gr3" draw:text-style-name="P3" draw:layer="layout" svg:width="2.07cm" svg:height="2.001cm" svg:x="74.842cm" svg:y="15.808cm" svg:viewBox="0 0 2071 2002" draw:points="0,0 2071,0 2071,2002 0,2002">
          <text:p/>
        </draw:polygon>
        <draw:frame draw:style-name="gr11" draw:text-style-name="P5" draw:layer="layout" svg:width="3.351cm" svg:height="0.788cm" svg:x="84.965cm" svg:y="13.909cm">
          <draw:text-box>
            <text:p text:style-name="P4"><text:span text:style-name="T3">Varchar(5)</text:span></text:p>
          </draw:text-box>
        </draw:frame>
        <draw:polygon draw:style-name="gr3" draw:text-style-name="P3" draw:layer="layout" svg:width="7.534cm" svg:height="2.001cm" svg:x="76.912cm" svg:y="15.808cm" svg:viewBox="0 0 7535 2002" draw:points="0,0 7535,0 7535,2002 0,2002">
          <text:p/>
        </draw:polygon>
        <draw:frame draw:style-name="gr34" draw:text-style-name="P5" draw:layer="layout" svg:width="0.904cm" svg:height="0.788cm" svg:x="75.427cm" svg:y="15.908cm">
          <draw:text-box>
            <text:p text:style-name="P4"><text:span text:style-name="T3">FK</text:span></text:p>
          </draw:text-box>
        </draw:frame>
        <draw:polygon draw:style-name="gr3" draw:text-style-name="P3" draw:layer="layout" svg:width="4.335cm" svg:height="2.001cm" svg:x="84.446cm" svg:y="15.808cm" svg:viewBox="0 0 4336 2002" draw:points="0,0 4336,0 4336,2002 0,2002">
          <text:p/>
        </draw:polygon>
        <draw:frame draw:style-name="gr46" draw:text-style-name="P5" draw:layer="layout" svg:width="3.774cm" svg:height="0.788cm" svg:x="78.813cm" svg:y="15.908cm">
          <draw:text-box>
            <text:p text:style-name="P4"><text:span text:style-name="T3">Folio_Venta</text:span></text:p>
          </draw:text-box>
        </draw:frame>
        <draw:polygon draw:style-name="gr7" draw:text-style-name="P1" draw:layer="layout" svg:width="2.07cm" svg:height="2.003cm" svg:x="74.842cm" svg:y="17.809cm" svg:viewBox="0 0 2071 2004" draw:points="0,0 2071,0 2071,2004 0,2004">
          <text:p/>
        </draw:polygon>
        <draw:polygon draw:style-name="gr7" draw:text-style-name="P1" draw:layer="layout" svg:width="7.534cm" svg:height="2.003cm" svg:x="76.912cm" svg:y="17.809cm" svg:viewBox="0 0 7535 2004" draw:points="0,0 7535,0 7535,2004 0,2004">
          <text:p/>
        </draw:polygon>
        <draw:frame draw:style-name="gr11" draw:text-style-name="P5" draw:layer="layout" svg:width="3.351cm" svg:height="0.788cm" svg:x="84.965cm" svg:y="15.908cm">
          <draw:text-box>
            <text:p text:style-name="P4"><text:span text:style-name="T3">Varchar(5)</text:span></text:p>
          </draw:text-box>
        </draw:frame>
        <draw:polygon draw:style-name="gr7" draw:text-style-name="P1" draw:layer="layout" svg:width="4.335cm" svg:height="2.003cm" svg:x="84.446cm" svg:y="17.809cm" svg:viewBox="0 0 4336 2004" draw:points="0,0 4336,0 4336,2004 0,2004">
          <text:p/>
        </draw:polygon>
        <draw:frame draw:style-name="gr27" draw:text-style-name="P5" draw:layer="layout" svg:width="4.091cm" svg:height="0.788cm" svg:x="78.635cm" svg:y="17.91cm">
          <draw:text-box>
            <text:p text:style-name="P4"><text:span text:style-name="T3">Forma_Pago</text:span></text:p>
          </draw:text-box>
        </draw:frame>
        <draw:polygon draw:style-name="gr3" draw:text-style-name="P3" draw:layer="layout" svg:width="2.07cm" svg:height="2.002cm" svg:x="74.842cm" svg:y="19.812cm" svg:viewBox="0 0 2071 2003" draw:points="0,0 2071,0 2071,2003 0,2003">
          <text:p/>
        </draw:polygon>
        <draw:polygon draw:style-name="gr3" draw:text-style-name="P3" draw:layer="layout" svg:width="7.534cm" svg:height="2.002cm" svg:x="76.912cm" svg:y="19.812cm" svg:viewBox="0 0 7535 2003" draw:points="0,0 7535,0 7535,2003 0,2003">
          <text:p/>
        </draw:polygon>
        <draw:frame draw:style-name="gr17" draw:text-style-name="P5" draw:layer="layout" svg:width="1.848cm" svg:height="0.788cm" svg:x="85.691cm" svg:y="17.91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4.335cm" svg:height="2.002cm" svg:x="84.446cm" svg:y="19.812cm" svg:viewBox="0 0 4336 2003" draw:points="0,0 4336,0 4336,2003 0,2003">
          <text:p/>
        </draw:polygon>
        <draw:frame draw:style-name="gr56" draw:text-style-name="P5" draw:layer="layout" svg:width="2.834cm" svg:height="0.788cm" svg:x="79.264cm" svg:y="19.912cm">
          <draw:text-box>
            <text:p text:style-name="P4"><text:span text:style-name="T3">Cantidad</text:span></text:p>
          </draw:text-box>
        </draw:frame>
        <draw:line draw:style-name="gr19" draw:text-style-name="P6" draw:layer="layout" svg:x1="74.832cm" svg:y1="10.209cm" svg:x2="88.79cm" svg:y2="10.209cm">
          <text:p/>
        </draw:line>
        <draw:line draw:style-name="gr19" draw:text-style-name="P6" draw:layer="layout" svg:x1="74.842cm" svg:y1="10.2cm" svg:x2="74.842cm" svg:y2="21.823cm">
          <text:p/>
        </draw:line>
        <draw:line draw:style-name="gr19" draw:text-style-name="P6" draw:layer="layout" svg:x1="88.781cm" svg:y1="10.2cm" svg:x2="88.781cm" svg:y2="21.823cm">
          <text:p/>
        </draw:line>
        <draw:line draw:style-name="gr19" draw:text-style-name="P6" draw:layer="layout" svg:x1="74.832cm" svg:y1="11.81cm" svg:x2="88.79cm" svg:y2="11.81cm">
          <text:p/>
        </draw:line>
        <draw:line draw:style-name="gr19" draw:text-style-name="P6" draw:layer="layout" svg:x1="76.912cm" svg:y1="11.801cm" svg:x2="76.912cm" svg:y2="21.823cm">
          <text:p/>
        </draw:line>
        <draw:line draw:style-name="gr19" draw:text-style-name="P6" draw:layer="layout" svg:x1="84.446cm" svg:y1="11.801cm" svg:x2="84.446cm" svg:y2="21.823cm">
          <text:p/>
        </draw:line>
        <draw:line draw:style-name="gr19" draw:text-style-name="P6" draw:layer="layout" svg:x1="74.832cm" svg:y1="13.808cm" svg:x2="88.79cm" svg:y2="13.808cm">
          <text:p/>
        </draw:line>
        <draw:line draw:style-name="gr19" draw:text-style-name="P6" draw:layer="layout" svg:x1="74.832cm" svg:y1="15.808cm" svg:x2="88.79cm" svg:y2="15.808cm">
          <text:p/>
        </draw:line>
        <draw:line draw:style-name="gr19" draw:text-style-name="P6" draw:layer="layout" svg:x1="74.832cm" svg:y1="17.809cm" svg:x2="88.79cm" svg:y2="17.809cm">
          <text:p/>
        </draw:line>
        <draw:line draw:style-name="gr19" draw:text-style-name="P6" draw:layer="layout" svg:x1="74.832cm" svg:y1="19.812cm" svg:x2="88.79cm" svg:y2="19.812cm">
          <text:p/>
        </draw:line>
        <draw:line draw:style-name="gr19" draw:text-style-name="P6" draw:layer="layout" svg:x1="74.832cm" svg:y1="21.814cm" svg:x2="88.79cm" svg:y2="21.814cm">
          <text:p/>
        </draw:line>
        <draw:line draw:style-name="gr62" draw:text-style-name="P6" draw:layer="layout" svg:x1="47.354cm" svg:y1="12.982cm" svg:x2="50.211cm" svg:y2="12.982cm">
          <text:p/>
        </draw:line>
        <draw:line draw:style-name="gr62" draw:text-style-name="P6" draw:layer="layout" svg:x1="50.211cm" svg:y1="13.064cm" svg:x2="50.211cm" svg:y2="8.301cm">
          <text:p/>
        </draw:line>
        <draw:line draw:style-name="gr62" draw:text-style-name="P6" draw:layer="layout" svg:x1="50.211cm" svg:y1="8.301cm" svg:x2="94.979cm" svg:y2="8.301cm">
          <text:p/>
        </draw:line>
        <draw:line draw:style-name="gr62" draw:text-style-name="P6" draw:layer="layout" svg:x1="93.709cm" svg:y1="7.666cm" svg:x2="93.709cm" svg:y2="8.936cm">
          <text:p/>
        </draw:line>
        <draw:line draw:style-name="gr62" draw:text-style-name="P6" draw:layer="layout" svg:x1="93.709cm" svg:y1="8.266cm" svg:x2="94.981cm" svg:y2="8.937cm">
          <text:p/>
        </draw:line>
        <draw:line draw:style-name="gr62" draw:text-style-name="P6" draw:layer="layout" svg:x1="93.709cm" svg:y1="8.267cm" svg:x2="94.981cm" svg:y2="7.666cm">
          <text:p/>
        </draw:line>
        <draw:line draw:style-name="gr62" draw:text-style-name="P6" draw:layer="layout" svg:x1="47.354cm" svg:y1="13.416cm" svg:x2="51.481cm" svg:y2="13.416cm">
          <text:p/>
        </draw:line>
        <draw:line draw:style-name="gr62" draw:text-style-name="P6" draw:layer="layout" svg:x1="51.481cm" svg:y1="13.381cm" svg:x2="51.481cm" svg:y2="20.684cm">
          <text:p/>
        </draw:line>
        <draw:line draw:style-name="gr62" draw:text-style-name="P6" draw:layer="layout" svg:x1="51.481cm" svg:y1="20.684cm" svg:x2="55.086cm" svg:y2="20.765cm">
          <text:p/>
        </draw:line>
        <draw:line draw:style-name="gr62" draw:text-style-name="P6" draw:layer="layout" svg:x1="54.131cm" svg:y1="20.247cm" svg:x2="54.131cm" svg:y2="21.517cm">
          <text:p/>
        </draw:line>
        <draw:line draw:style-name="gr62" draw:text-style-name="P6" draw:layer="layout" svg:x1="54.131cm" svg:y1="20.783cm" svg:x2="55.086cm" svg:y2="20.146cm">
          <text:p/>
        </draw:line>
        <draw:line draw:style-name="gr62" draw:text-style-name="P6" draw:layer="layout" svg:x1="54.131cm" svg:y1="20.781cm" svg:x2="55.086cm" svg:y2="21.418cm">
          <text:p/>
        </draw:line>
        <draw:line draw:style-name="gr62" draw:text-style-name="P6" draw:layer="layout" svg:x1="10.024cm" svg:y1="35.606cm" svg:x2="8.301cm" svg:y2="35.606cm">
          <text:p/>
        </draw:line>
        <draw:line draw:style-name="gr62" draw:text-style-name="P6" draw:layer="layout" svg:x1="8.321cm" svg:y1="35.607cm" svg:x2="8.301cm" svg:y2="27.034cm">
          <text:p/>
        </draw:line>
        <draw:line draw:style-name="gr62" draw:text-style-name="P6" draw:layer="layout" svg:x1="8.301cm" svg:y1="27.035cm" svg:x2="50.53cm" svg:y2="26.716cm">
          <text:p/>
        </draw:line>
        <draw:line draw:style-name="gr62" draw:text-style-name="P6" draw:layer="layout" svg:x1="50.529cm" svg:y1="26.716cm" svg:x2="50.529cm" svg:y2="22.906cm">
          <text:p/>
        </draw:line>
        <draw:line draw:style-name="gr62" draw:text-style-name="P6" draw:layer="layout" svg:x1="50.529cm" svg:y1="22.906cm" svg:x2="55.087cm" svg:y2="22.965cm">
          <text:p/>
        </draw:line>
        <draw:line draw:style-name="gr62" draw:text-style-name="P6" draw:layer="layout" svg:x1="54.133cm" svg:y1="22.447cm" svg:x2="54.133cm" svg:y2="23.717cm">
          <text:p/>
        </draw:line>
        <draw:line draw:style-name="gr62" draw:text-style-name="P6" draw:layer="layout" svg:x1="54.133cm" svg:y1="22.983cm" svg:x2="55.087cm" svg:y2="22.346cm">
          <text:p/>
        </draw:line>
        <draw:line draw:style-name="gr62" draw:text-style-name="P6" draw:layer="layout" svg:x1="54.133cm" svg:y1="22.981cm" svg:x2="55.087cm" svg:y2="23.618cm">
          <text:p/>
        </draw:line>
        <draw:line draw:style-name="gr62" draw:text-style-name="P6" draw:layer="layout" svg:x1="23.859cm" svg:y1="35.607cm" svg:x2="39.085cm" svg:y2="35.464cm">
          <text:p/>
        </draw:line>
        <draw:line draw:style-name="gr62" draw:text-style-name="P6" draw:layer="layout" svg:x1="38.131cm" svg:y1="34.947cm" svg:x2="38.131cm" svg:y2="36.217cm">
          <text:p/>
        </draw:line>
        <draw:line draw:style-name="gr62" draw:text-style-name="P6" draw:layer="layout" svg:x1="38.131cm" svg:y1="35.484cm" svg:x2="39.085cm" svg:y2="34.847cm">
          <text:p/>
        </draw:line>
        <draw:line draw:style-name="gr62" draw:text-style-name="P6" draw:layer="layout" svg:x1="38.131cm" svg:y1="35.482cm" svg:x2="39.085cm" svg:y2="36.119cm">
          <text:p/>
        </draw:line>
        <draw:polygon draw:style-name="gr2" draw:text-style-name="P2" draw:layer="layout" svg:width="13.941cm" svg:height="2cm" svg:x="34.547cm" svg:y="47.651cm" svg:viewBox="0 0 13942 2001" draw:points="0,0 13942,0 13942,2001 0,2001">
          <text:p/>
        </draw:polygon>
        <draw:frame draw:style-name="gr42" draw:text-style-name="P5" draw:layer="layout" svg:width="2.246cm" svg:height="0.788cm" svg:x="85.492cm" svg:y="19.912cm">
          <draw:text-box>
            <text:p text:style-name="P4"><text:span text:style-name="T3">Double</text:span></text:p>
          </draw:text-box>
        </draw:frame>
        <draw:polygon draw:style-name="gr3" draw:text-style-name="P3" draw:layer="layout" svg:width="2.072cm" svg:height="1.998cm" svg:x="34.547cm" svg:y="49.651cm" svg:viewBox="0 0 2073 1999" draw:points="0,0 2073,0 2073,1999 0,1999">
          <text:p/>
        </draw:polygon>
        <draw:polygon draw:style-name="gr3" draw:text-style-name="P3" draw:layer="layout" svg:width="7.533cm" svg:height="1.998cm" svg:x="36.619cm" svg:y="49.651cm" svg:viewBox="0 0 7534 1999" draw:points="0,0 7534,0 7534,1999 0,1999">
          <text:p/>
        </draw:polygon>
        <draw:frame draw:style-name="gr13" draw:text-style-name="P5" draw:layer="layout" svg:width="3.744cm" svg:height="0.788cm" svg:x="39.647cm" svg:y="47.752cm">
          <draw:text-box>
            <text:p text:style-name="P4"><text:span text:style-name="T1">Conexiones</text:span></text:p>
          </draw:text-box>
        </draw:frame>
        <draw:polygon draw:style-name="gr3" draw:text-style-name="P3" draw:layer="layout" svg:width="4.336cm" svg:height="1.998cm" svg:x="44.152cm" svg:y="49.651cm" svg:viewBox="0 0 4337 1999" draw:points="0,0 4337,0 4337,1999 0,1999">
          <text:p/>
        </draw:polygon>
        <draw:frame draw:style-name="gr5" draw:text-style-name="P5" draw:layer="layout" svg:width="2.398cm" svg:height="0.788cm" svg:x="39.188cm" svg:y="49.751cm">
          <draw:text-box>
            <text:p text:style-name="P4"><text:span text:style-name="T2">Campo</text:span></text:p>
          </draw:text-box>
        </draw:frame>
        <draw:frame draw:style-name="gr6" draw:text-style-name="P5" draw:layer="layout" svg:width="2.707cm" svg:height="0.788cm" svg:x="45.071cm" svg:y="49.751cm">
          <draw:text-box>
            <text:p text:style-name="P4"><text:span text:style-name="T2">Tipo de </text:span></text:p>
          </draw:text-box>
        </draw:frame>
        <draw:polygon draw:style-name="gr7" draw:text-style-name="P1" draw:layer="layout" svg:width="2.072cm" svg:height="1.999cm" svg:x="34.547cm" svg:y="51.649cm" svg:viewBox="0 0 2073 2000" draw:points="0,0 2073,0 2073,2000 0,2000">
          <text:p/>
        </draw:polygon>
        <draw:frame draw:style-name="gr8" draw:text-style-name="P5" draw:layer="layout" svg:width="1.577cm" svg:height="0.788cm" svg:x="45.533cm" svg:y="50.538cm">
          <draw:text-box>
            <text:p text:style-name="P4"><text:span text:style-name="T2">Dato</text:span></text:p>
          </draw:text-box>
        </draw:frame>
        <draw:polygon draw:style-name="gr7" draw:text-style-name="P1" draw:layer="layout" svg:width="7.533cm" svg:height="1.999cm" svg:x="36.619cm" svg:y="51.649cm" svg:viewBox="0 0 7534 2000" draw:points="0,0 7534,0 7534,2000 0,2000">
          <text:p/>
        </draw:polygon>
        <draw:frame draw:style-name="gr9" draw:text-style-name="P5" draw:layer="layout" svg:width="0.942cm" svg:height="0.788cm" svg:x="35.114cm" svg:y="51.75cm">
          <draw:text-box>
            <text:p text:style-name="P4"><text:span text:style-name="T3">PK</text:span></text:p>
          </draw:text-box>
        </draw:frame>
        <draw:polygon draw:style-name="gr7" draw:text-style-name="P1" draw:layer="layout" svg:width="4.336cm" svg:height="1.999cm" svg:x="44.152cm" svg:y="51.649cm" svg:viewBox="0 0 4337 2000" draw:points="0,0 4337,0 4337,2000 0,2000">
          <text:p/>
        </draw:polygon>
        <draw:frame draw:style-name="gr64" draw:text-style-name="P5" draw:layer="layout" svg:width="3.977cm" svg:height="0.788cm" svg:x="38.398cm" svg:y="51.75cm">
          <draw:text-box>
            <text:p text:style-name="P4"><text:span text:style-name="T3">Id_Conexión</text:span></text:p>
          </draw:text-box>
        </draw:frame>
        <draw:polygon draw:style-name="gr3" draw:text-style-name="P3" draw:layer="layout" svg:width="2.072cm" svg:height="2.003cm" svg:x="34.547cm" svg:y="53.648cm" svg:viewBox="0 0 2073 2004" draw:points="0,0 2073,0 2073,2004 0,2004">
          <text:p/>
        </draw:polygon>
        <draw:frame draw:style-name="gr13" draw:text-style-name="P5" draw:layer="layout" svg:width="3.744cm" svg:height="0.788cm" svg:x="44.475cm" svg:y="51.75cm">
          <draw:text-box>
            <text:p text:style-name="P4"><text:span text:style-name="T3">Varchar(20)</text:span></text:p>
          </draw:text-box>
        </draw:frame>
        <draw:polygon draw:style-name="gr3" draw:text-style-name="P3" draw:layer="layout" svg:width="7.533cm" svg:height="2.003cm" svg:x="36.619cm" svg:y="53.648cm" svg:viewBox="0 0 7534 2004" draw:points="0,0 7534,0 7534,2004 0,2004">
          <text:p/>
        </draw:polygon>
        <draw:frame draw:style-name="gr34" draw:text-style-name="P5" draw:layer="layout" svg:width="0.904cm" svg:height="0.788cm" svg:x="35.133cm" svg:y="53.749cm">
          <draw:text-box>
            <text:p text:style-name="P4"><text:span text:style-name="T3">FK</text:span></text:p>
          </draw:text-box>
        </draw:frame>
        <draw:polygon draw:style-name="gr3" draw:text-style-name="P3" draw:layer="layout" svg:width="4.336cm" svg:height="2.003cm" svg:x="44.152cm" svg:y="53.648cm" svg:viewBox="0 0 4337 2004" draw:points="0,0 4337,0 4337,2004 0,2004">
          <text:p/>
        </draw:polygon>
        <draw:frame draw:style-name="gr33" draw:text-style-name="P5" draw:layer="layout" svg:width="4.409cm" svg:height="0.788cm" svg:x="38.182cm" svg:y="53.749cm">
          <draw:text-box>
            <text:p text:style-name="P4"><text:span text:style-name="T3">Id_Dispositivo</text:span></text:p>
          </draw:text-box>
        </draw:frame>
        <draw:polygon draw:style-name="gr7" draw:text-style-name="P1" draw:layer="layout" svg:width="2.072cm" svg:height="2.001cm" svg:x="34.547cm" svg:y="55.651cm" svg:viewBox="0 0 2073 2002" draw:points="0,0 2073,0 2073,2002 0,2002">
          <text:p/>
        </draw:polygon>
        <draw:polygon draw:style-name="gr7" draw:text-style-name="P1" draw:layer="layout" svg:width="7.533cm" svg:height="2.001cm" svg:x="36.619cm" svg:y="55.651cm" svg:viewBox="0 0 7534 2002" draw:points="0,0 7534,0 7534,2002 0,2002">
          <text:p/>
        </draw:polygon>
        <draw:frame draw:style-name="gr13" draw:text-style-name="P5" draw:layer="layout" svg:width="3.744cm" svg:height="0.788cm" svg:x="44.475cm" svg:y="53.749cm">
          <draw:text-box>
            <text:p text:style-name="P4"><text:span text:style-name="T3">Varchar(20)</text:span></text:p>
          </draw:text-box>
        </draw:frame>
        <draw:polygon draw:style-name="gr7" draw:text-style-name="P1" draw:layer="layout" svg:width="4.336cm" svg:height="2.001cm" svg:x="44.152cm" svg:y="55.651cm" svg:viewBox="0 0 4337 2002" draw:points="0,0 4337,0 4337,2002 0,2002">
          <text:p/>
        </draw:polygon>
        <draw:frame draw:style-name="gr20" draw:text-style-name="P5" draw:layer="layout" svg:width="2.203cm" svg:height="0.788cm" svg:x="39.285cm" svg:y="55.751cm">
          <draw:text-box>
            <text:p text:style-name="P4"><text:span text:style-name="T3">Estado</text:span></text:p>
          </draw:text-box>
        </draw:frame>
        <draw:polygon draw:style-name="gr3" draw:text-style-name="P3" draw:layer="layout" svg:width="2.072cm" svg:height="2.003cm" svg:x="34.547cm" svg:y="57.652cm" svg:viewBox="0 0 2073 2004" draw:points="0,0 2073,0 2073,2004 0,2004">
          <text:p/>
        </draw:polygon>
        <draw:polygon draw:style-name="gr3" draw:text-style-name="P3" draw:layer="layout" svg:width="7.533cm" svg:height="2.003cm" svg:x="36.619cm" svg:y="57.652cm" svg:viewBox="0 0 7534 2004" draw:points="0,0 7534,0 7534,2004 0,2004">
          <text:p/>
        </draw:polygon>
        <draw:frame draw:style-name="gr17" draw:text-style-name="P5" draw:layer="layout" svg:width="1.848cm" svg:height="0.788cm" svg:x="45.397cm" svg:y="55.751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4.336cm" svg:height="2.003cm" svg:x="44.152cm" svg:y="57.652cm" svg:viewBox="0 0 4337 2004" draw:points="0,0 4337,0 4337,2004 0,2004">
          <text:p/>
        </draw:polygon>
        <draw:frame draw:style-name="gr63" draw:text-style-name="P5" draw:layer="layout" svg:width="1.653cm" svg:height="0.788cm" svg:x="39.56cm" svg:y="57.753cm">
          <draw:text-box>
            <text:p text:style-name="P4"><text:span text:style-name="T3">Inicio</text:span></text:p>
          </draw:text-box>
        </draw:frame>
        <draw:polygon draw:style-name="gr7" draw:text-style-name="P1" draw:layer="layout" svg:width="2.072cm" svg:height="2.001cm" svg:x="34.547cm" svg:y="59.655cm" svg:viewBox="0 0 2073 2002" draw:points="0,0 2073,0 2073,2002 0,2002">
          <text:p/>
        </draw:polygon>
        <draw:polygon draw:style-name="gr7" draw:text-style-name="P1" draw:layer="layout" svg:width="7.533cm" svg:height="2.001cm" svg:x="36.619cm" svg:y="59.655cm" svg:viewBox="0 0 7534 2002" draw:points="0,0 7534,0 7534,2002 0,2002">
          <text:p/>
        </draw:polygon>
        <draw:frame draw:style-name="gr29" draw:text-style-name="P5" draw:layer="layout" svg:width="3.067cm" svg:height="0.788cm" svg:x="44.8cm" svg:y="57.753cm">
          <draw:text-box>
            <text:p text:style-name="P4"><text:span text:style-name="T3">DateTime</text:span></text:p>
          </draw:text-box>
        </draw:frame>
        <draw:polygon draw:style-name="gr7" draw:text-style-name="P1" draw:layer="layout" svg:width="4.336cm" svg:height="2.001cm" svg:x="44.152cm" svg:y="59.655cm" svg:viewBox="0 0 4337 2002" draw:points="0,0 4337,0 4337,2002 0,2002">
          <text:p/>
        </draw:polygon>
        <draw:frame draw:style-name="gr22" draw:text-style-name="P5" draw:layer="layout" svg:width="1.534cm" svg:height="0.788cm" svg:x="39.62cm" svg:y="59.755cm">
          <draw:text-box>
            <text:p text:style-name="P4"><text:span text:style-name="T3">Final</text:span></text:p>
          </draw:text-box>
        </draw:frame>
        <draw:polygon draw:style-name="gr3" draw:text-style-name="P3" draw:layer="layout" svg:width="2.072cm" svg:height="2.002cm" svg:x="34.547cm" svg:y="61.656cm" svg:viewBox="0 0 2073 2003" draw:points="0,0 2073,0 2073,2003 0,2003">
          <text:p/>
        </draw:polygon>
        <draw:polygon draw:style-name="gr3" draw:text-style-name="P3" draw:layer="layout" svg:width="7.533cm" svg:height="2.002cm" svg:x="36.619cm" svg:y="61.656cm" svg:viewBox="0 0 7534 2003" draw:points="0,0 7534,0 7534,2003 0,2003">
          <text:p/>
        </draw:polygon>
        <draw:frame draw:style-name="gr29" draw:text-style-name="P5" draw:layer="layout" svg:width="3.067cm" svg:height="0.788cm" svg:x="44.8cm" svg:y="59.755cm">
          <draw:text-box>
            <text:p text:style-name="P4"><text:span text:style-name="T3">DateTime</text:span></text:p>
          </draw:text-box>
        </draw:frame>
        <draw:polygon draw:style-name="gr3" draw:text-style-name="P3" draw:layer="layout" svg:width="4.336cm" svg:height="2.002cm" svg:x="44.152cm" svg:y="61.656cm" svg:viewBox="0 0 4337 2003" draw:points="0,0 4337,0 4337,2003 0,2003">
          <text:p/>
        </draw:polygon>
        <draw:frame draw:style-name="gr40" draw:text-style-name="P5" draw:layer="layout" svg:width="3.706cm" svg:height="0.788cm" svg:x="38.534cm" svg:y="61.757cm">
          <draw:text-box>
            <text:p text:style-name="P4"><text:span text:style-name="T3">Descripción</text:span></text:p>
          </draw:text-box>
        </draw:frame>
        <draw:line draw:style-name="gr19" draw:text-style-name="P6" draw:layer="layout" svg:x1="34.538cm" svg:y1="47.651cm" svg:x2="48.496cm" svg:y2="47.651cm">
          <text:p/>
        </draw:line>
        <draw:line draw:style-name="gr19" draw:text-style-name="P6" draw:layer="layout" svg:x1="34.547cm" svg:y1="47.642cm" svg:x2="34.547cm" svg:y2="63.667cm">
          <text:p/>
        </draw:line>
        <draw:line draw:style-name="gr19" draw:text-style-name="P6" draw:layer="layout" svg:x1="48.488cm" svg:y1="47.642cm" svg:x2="48.488cm" svg:y2="63.667cm">
          <text:p/>
        </draw:line>
        <draw:line draw:style-name="gr19" draw:text-style-name="P6" draw:layer="layout" svg:x1="34.538cm" svg:y1="49.651cm" svg:x2="48.496cm" svg:y2="49.651cm">
          <text:p/>
        </draw:line>
        <draw:line draw:style-name="gr19" draw:text-style-name="P6" draw:layer="layout" svg:x1="36.619cm" svg:y1="49.642cm" svg:x2="36.619cm" svg:y2="63.667cm">
          <text:p/>
        </draw:line>
        <draw:line draw:style-name="gr19" draw:text-style-name="P6" draw:layer="layout" svg:x1="44.152cm" svg:y1="49.642cm" svg:x2="44.152cm" svg:y2="63.667cm">
          <text:p/>
        </draw:line>
        <draw:line draw:style-name="gr19" draw:text-style-name="P6" draw:layer="layout" svg:x1="34.538cm" svg:y1="51.649cm" svg:x2="48.496cm" svg:y2="51.649cm">
          <text:p/>
        </draw:line>
        <draw:line draw:style-name="gr19" draw:text-style-name="P6" draw:layer="layout" svg:x1="34.538cm" svg:y1="53.648cm" svg:x2="48.496cm" svg:y2="53.648cm">
          <text:p/>
        </draw:line>
        <draw:line draw:style-name="gr19" draw:text-style-name="P6" draw:layer="layout" svg:x1="34.538cm" svg:y1="55.651cm" svg:x2="48.496cm" svg:y2="55.651cm">
          <text:p/>
        </draw:line>
        <draw:line draw:style-name="gr19" draw:text-style-name="P6" draw:layer="layout" svg:x1="34.538cm" svg:y1="57.652cm" svg:x2="48.496cm" svg:y2="57.652cm">
          <text:p/>
        </draw:line>
        <draw:line draw:style-name="gr19" draw:text-style-name="P6" draw:layer="layout" svg:x1="34.538cm" svg:y1="59.655cm" svg:x2="48.496cm" svg:y2="59.655cm">
          <text:p/>
        </draw:line>
        <draw:line draw:style-name="gr19" draw:text-style-name="P6" draw:layer="layout" svg:x1="34.538cm" svg:y1="61.656cm" svg:x2="48.496cm" svg:y2="61.656cm">
          <text:p/>
        </draw:line>
        <draw:line draw:style-name="gr19" draw:text-style-name="P6" draw:layer="layout" svg:x1="34.538cm" svg:y1="63.658cm" svg:x2="48.496cm" svg:y2="63.658cm">
          <text:p/>
        </draw:line>
        <draw:line draw:style-name="gr62" draw:text-style-name="P6" draw:layer="layout" svg:x1="53.069cm" svg:y1="33.066cm" svg:x2="55.291cm" svg:y2="33.066cm">
          <text:p/>
        </draw:line>
        <draw:line draw:style-name="gr62" draw:text-style-name="P6" draw:layer="layout" svg:x1="55.295cm" svg:y1="33.066cm" svg:x2="55.291cm" svg:y2="44.18cm">
          <text:p/>
        </draw:line>
        <draw:line draw:style-name="gr62" draw:text-style-name="P6" draw:layer="layout" svg:x1="55.291cm" svg:y1="44.179cm" svg:x2="31.796cm" svg:y2="44.179cm">
          <text:p/>
        </draw:line>
        <draw:line draw:style-name="gr62" draw:text-style-name="P6" draw:layer="layout" svg:x1="31.796cm" svg:y1="44.179cm" svg:x2="31.796cm" svg:y2="54.656cm">
          <text:p/>
        </draw:line>
        <draw:line draw:style-name="gr62" draw:text-style-name="P6" draw:layer="layout" svg:x1="31.796cm" svg:y1="54.657cm" svg:x2="34.655cm" svg:y2="54.639cm">
          <text:p/>
        </draw:line>
        <draw:line draw:style-name="gr62" draw:text-style-name="P6" draw:layer="layout" svg:x1="33.701cm" svg:y1="54.122cm" svg:x2="33.701cm" svg:y2="55.392cm">
          <text:p/>
        </draw:line>
        <draw:line draw:style-name="gr62" draw:text-style-name="P6" draw:layer="layout" svg:x1="33.701cm" svg:y1="54.658cm" svg:x2="34.655cm" svg:y2="54.021cm">
          <text:p/>
        </draw:line>
        <draw:line draw:style-name="gr62" draw:text-style-name="P6" draw:layer="layout" svg:x1="33.701cm" svg:y1="54.656cm" svg:x2="34.655cm" svg:y2="55.293cm">
          <text:p/>
        </draw:line>
        <draw:line draw:style-name="gr62" draw:text-style-name="P6" draw:layer="layout" svg:x1="69.162cm" svg:y1="16.874cm" svg:x2="74.976cm" svg:y2="16.874cm">
          <text:p/>
        </draw:line>
        <draw:line draw:style-name="gr62" draw:text-style-name="P6" draw:layer="layout" svg:x1="73.933cm" svg:y1="16.146cm" svg:x2="73.933cm" svg:y2="17.416cm">
          <text:p/>
        </draw:line>
        <draw:line draw:style-name="gr62" draw:text-style-name="P6" draw:layer="layout" svg:x1="73.933cm" svg:y1="16.683cm" svg:x2="74.977cm" svg:y2="16.239cm">
          <text:p/>
        </draw:line>
        <draw:line draw:style-name="gr62" draw:text-style-name="P6" draw:layer="layout" svg:x1="73.933cm" svg:y1="16.882cm" svg:x2="74.887cm" svg:y2="17.519cm">
          <text:p/>
        </draw:line>
        <draw:line draw:style-name="gr62" draw:text-style-name="P6" draw:layer="layout" svg:x1="88.847cm" svg:y1="15.286cm" svg:x2="90.117cm" svg:y2="15.286cm">
          <text:p/>
        </draw:line>
        <draw:line draw:style-name="gr62" draw:text-style-name="P6" draw:layer="layout" svg:x1="90.217cm" svg:y1="15.388cm" svg:x2="90.156cm" svg:y2="10.189cm">
          <text:p/>
        </draw:line>
        <draw:line draw:style-name="gr62" draw:text-style-name="P6" draw:layer="layout" svg:x1="90.216cm" svg:y1="10.207cm" svg:x2="95.091cm" svg:y2="10.189cm">
          <text:p/>
        </draw:line>
        <draw:line draw:style-name="gr62" draw:text-style-name="P6" draw:layer="layout" svg:x1="94.136cm" svg:y1="9.672cm" svg:x2="94.136cm" svg:y2="10.942cm">
          <text:p/>
        </draw:line>
        <draw:line draw:style-name="gr62" draw:text-style-name="P6" draw:layer="layout" svg:x1="69.062cm" svg:y1="17.509cm" svg:x2="71.919cm" svg:y2="17.509cm">
          <text:p/>
        </draw:line>
        <draw:line draw:style-name="gr62" draw:text-style-name="P6" draw:layer="layout" svg:x1="71.903cm" svg:y1="17.509cm" svg:x2="71.801cm" svg:y2="36.242cm">
          <text:p/>
        </draw:line>
        <draw:line draw:style-name="gr62" draw:text-style-name="P6" draw:layer="layout" svg:x1="71.801cm" svg:y1="36.241cm" svg:x2="77.592cm" svg:y2="36.291cm">
          <text:p/>
        </draw:line>
        <draw:line draw:style-name="gr62" draw:text-style-name="P6" draw:layer="layout" svg:x1="76.638cm" svg:y1="35.771cm" svg:x2="76.638cm" svg:y2="37.041cm">
          <text:p/>
        </draw:line>
        <draw:line draw:style-name="gr62" draw:text-style-name="P6" draw:layer="layout" svg:x1="76.638cm" svg:y1="36.309cm" svg:x2="77.592cm" svg:y2="35.672cm">
          <text:p/>
        </draw:line>
        <draw:line draw:style-name="gr62" draw:text-style-name="P6" draw:layer="layout" svg:x1="76.638cm" svg:y1="36.307cm" svg:x2="77.592cm" svg:y2="36.944cm">
          <text:p/>
        </draw:line>
        <draw:line draw:style-name="gr62" draw:text-style-name="P6" draw:layer="layout" svg:x1="59.736cm" svg:y1="52.751cm" svg:x2="58.149cm" svg:y2="52.751cm">
          <text:p/>
        </draw:line>
        <draw:line draw:style-name="gr62" draw:text-style-name="P6" draw:layer="layout" svg:x1="58.149cm" svg:y1="52.751cm" svg:x2="58.149cm" svg:y2="38.03cm">
          <text:p/>
        </draw:line>
        <draw:line draw:style-name="gr62" draw:text-style-name="P6" draw:layer="layout" svg:x1="58.149cm" svg:y1="38.146cm" svg:x2="77.592cm" svg:y2="38.291cm">
          <text:p/>
        </draw:line>
        <draw:line draw:style-name="gr62" draw:text-style-name="P6" draw:layer="layout" svg:x1="76.638cm" svg:y1="37.771cm" svg:x2="76.638cm" svg:y2="39.041cm">
          <text:p/>
        </draw:line>
        <draw:line draw:style-name="gr62" draw:text-style-name="P6" draw:layer="layout" svg:x1="76.638cm" svg:y1="38.309cm" svg:x2="77.592cm" svg:y2="37.672cm">
          <text:p/>
        </draw:line>
        <draw:line draw:style-name="gr62" draw:text-style-name="P6" draw:layer="layout" svg:x1="76.638cm" svg:y1="38.307cm" svg:x2="77.592cm" svg:y2="38.944cm">
          <text:p/>
        </draw:line>
        <draw:line draw:style-name="gr62" draw:text-style-name="P6" draw:layer="layout" svg:x1="73.706cm" svg:y1="52.67cm" svg:x2="81.293cm" svg:y2="52.67cm">
          <text:p/>
        </draw:line>
        <draw:line draw:style-name="gr62" draw:text-style-name="P6" draw:layer="layout" svg:x1="80.339cm" svg:y1="52.072cm" svg:x2="80.339cm" svg:y2="53.342cm">
          <text:p/>
        </draw:line>
        <draw:line draw:style-name="gr62" draw:text-style-name="P6" draw:layer="layout" svg:x1="80.339cm" svg:y1="52.608cm" svg:x2="81.292cm" svg:y2="51.971cm">
          <text:p/>
        </draw:line>
        <draw:line draw:style-name="gr62" draw:text-style-name="P6" draw:layer="layout" svg:x1="80.339cm" svg:y1="52.606cm" svg:x2="81.292cm" svg:y2="53.243cm">
          <text:p/>
        </draw:line>
        <draw:line draw:style-name="gr62" draw:text-style-name="P6" draw:layer="layout" svg:x1="47.351cm" svg:y1="13.949cm" svg:x2="48.629cm" svg:y2="13.949cm">
          <text:p/>
        </draw:line>
        <draw:line draw:style-name="gr62" draw:text-style-name="P6" draw:layer="layout" svg:x1="48.682cm" svg:y1="13.983cm" svg:x2="48.624cm" svg:y2="25.13cm">
          <text:p/>
        </draw:line>
        <draw:line draw:style-name="gr62" draw:text-style-name="P6" draw:layer="layout" svg:x1="6.502cm" svg:y1="25.536cm" svg:x2="48.731cm" svg:y2="25.217cm">
          <text:p/>
        </draw:line>
        <draw:line draw:style-name="gr62" draw:text-style-name="P6" draw:layer="layout" svg:x1="7.032cm" svg:y1="70.532cm" svg:x2="6.601cm" svg:y2="25.634cm">
          <text:p/>
        </draw:line>
        <draw:line draw:style-name="gr62" draw:text-style-name="P6" draw:layer="layout" svg:x1="77.835cm" svg:y1="70.532cm" svg:x2="7.097cm" svg:y2="70.38cm">
          <text:p/>
        </draw:line>
        <draw:line draw:style-name="gr62" draw:text-style-name="P6" draw:layer="layout" svg:x1="77.851cm" svg:y1="70.653cm" svg:x2="77.834cm" svg:y2="56.244cm">
          <text:p/>
        </draw:line>
        <draw:line draw:style-name="gr62" draw:text-style-name="P6" draw:layer="layout" svg:x1="77.834cm" svg:y1="56.245cm" svg:x2="81.327cm" svg:y2="56.228cm">
          <text:p/>
        </draw:line>
        <draw:line draw:style-name="gr62" draw:text-style-name="P6" draw:layer="layout" svg:x1="80.373cm" svg:y1="55.709cm" svg:x2="80.373cm" svg:y2="56.979cm">
          <text:p/>
        </draw:line>
        <draw:line draw:style-name="gr62" draw:text-style-name="P6" draw:layer="layout" svg:x1="80.373cm" svg:y1="56.246cm" svg:x2="81.327cm" svg:y2="55.609cm">
          <text:p/>
        </draw:line>
        <draw:line draw:style-name="gr62" draw:text-style-name="P6" draw:layer="layout" svg:x1="80.373cm" svg:y1="56.244cm" svg:x2="81.327cm" svg:y2="56.881cm">
          <text:p/>
        </draw:line>
        <draw:frame draw:style-name="gr13" draw:text-style-name="P5" draw:layer="layout" svg:width="3.744cm" svg:height="0.788cm" svg:x="44.475cm" svg:y="61.757cm">
          <draw:text-box>
            <text:p text:style-name="P4"><text:span text:style-name="T3">Varchar(25)</text:span></text:p>
          </draw:text-box>
        </draw:frame>
        <draw:path draw:style-name="gr65" draw:text-style-name="P9" draw:layer="layout" svg:width="22.931cm" svg:height="2.757cm" svg:x="54.855cm" svg:y="1.052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66" draw:text-style-name="P10" draw:layer="layout" svg:width="20.034cm" svg:height="1.766cm" svg:x="56.197cm" svg:y="1.556cm">
          <draw:text-box>
            <text:p text:style-name="P4"><text:span text:style-name="T5">Diagrama de Base de Datos</text:span></text:p>
          </draw:text-box>
        </draw:frame>
        <draw:frame draw:style-name="gr61" draw:text-style-name="P5" draw:layer="layout" svg:width="3.859cm" svg:height="0.788cm" svg:x="86.15cm" svg:y="61.917cm">
          <draw:text-box>
            <text:p text:style-name="P4"><text:span text:style-name="T3">Valor</text:span></text:p>
          </draw:text-box>
        </draw:frame>
        <draw:polygon draw:style-name="gr3" draw:text-style-name="P3" draw:layer="layout" svg:width="2.261cm" svg:height="2.002cm" svg:x="81.24cm" svg:y="61.317cm" svg:viewBox="0 0 2262 2003" draw:points="0,0 2262,0 2262,2003 0,2003">
          <text:p/>
        </draw:polygon>
        <draw:polygon draw:style-name="gr3" draw:text-style-name="P3" draw:layer="layout" svg:width="7.534cm" svg:height="2.002cm" svg:x="83.413cm" svg:y="61.317cm" svg:viewBox="0 0 7535 2003" draw:points="0,0 7535,0 7535,2003 0,2003">
          <text:p/>
        </draw:polygon>
        <draw:frame draw:style-name="gr17" draw:text-style-name="P7" draw:layer="layout" svg:width="1.848cm" svg:height="0.788cm" svg:x="70.485cm" svg:y="68.262cm">
          <draw:text-box>
            <text:p text:style-name="P4"><text:span text:style-name="T3">Enum</text:span></text:p>
          </draw:text-box>
        </draw:frame>
        <draw:polygon draw:style-name="gr3" draw:text-style-name="P3" draw:layer="layout" svg:width="7.532cm" svg:height="2.001cm" svg:x="61.682cm" svg:y="66.14cm" svg:viewBox="0 0 7533 2002" draw:points="0,0 7533,0 7533,2002 0,2002">
          <text:p/>
        </draw:polygon>
        <draw:polygon draw:style-name="gr7" draw:text-style-name="P1" draw:layer="layout" svg:width="7.532cm" svg:height="2.003cm" svg:x="61.635cm" svg:y="68.066cm" svg:viewBox="0 0 7533 2004" draw:points="0,0 7533,0 7533,2004 0,2004">
          <text:p/>
        </draw:polygon>
        <draw:polygon draw:style-name="gr3" draw:text-style-name="P3" draw:layer="layout" svg:width="4.337cm" svg:height="2.001cm" svg:x="69.166cm" svg:y="66.07cm" svg:viewBox="0 0 4338 2002" draw:points="0,0 4338,0 4338,2002 0,2002">
          <text:p/>
        </draw:polygon>
        <draw:frame draw:style-name="gr42" draw:text-style-name="P5" draw:layer="layout" svg:width="2.246cm" svg:height="0.788cm" svg:x="70.126cm" svg:y="66.522cm">
          <draw:text-box>
            <text:p text:style-name="P4"><text:span text:style-name="T3">Double</text:span></text:p>
          </draw:text-box>
        </draw:frame>
        <draw:frame draw:style-name="gr45" draw:text-style-name="P5" draw:layer="layout" svg:width="3.071cm" svg:height="0.788cm" svg:x="64.239cm" svg:y="66.675cm">
          <draw:text-box>
            <text:p text:style-name="P4"><text:span text:style-name="T3">Stock</text:span><text:span text:style-name="T3"><text:tab/></text:span></text:p>
          </draw:text-box>
        </draw:frame>
        <draw:polygon draw:style-name="gr3" draw:text-style-name="P3" draw:layer="layout" svg:width="2.072cm" svg:height="2.001cm" svg:x="59.564cm" svg:y="66.17cm" svg:viewBox="0 0 2073 2002" draw:points="0,0 2073,0 2073,2002 0,2002">
          <text:p/>
        </draw:polygon>
        <draw:polygon draw:style-name="gr7" draw:text-style-name="P1" draw:layer="layout" svg:width="13.777cm" svg:height="2.002cm" svg:x="59.69cm" svg:y="68.164cm" svg:viewBox="0 0 13778 2003" draw:points="0,0 13778,0 13778,2003 0,2003">
          <text:p/>
        </draw:polygon>
        <draw:frame draw:style-name="gr17" draw:text-style-name="P5" draw:layer="layout" svg:width="1.848cm" svg:height="0.788cm" svg:x="70.626cm" svg:y="68.722cm">
          <draw:text-box>
            <text:p text:style-name="P4"><text:span text:style-name="T3">Enum</text:span></text:p>
          </draw:text-box>
        </draw:frame>
        <draw:frame draw:style-name="gr67" draw:text-style-name="P5" draw:layer="layout" svg:width="5.742cm" svg:height="0.788cm" svg:x="63.155cm" svg:y="68.744cm">
          <draw:text-box>
            <text:p text:style-name="P4"><text:span text:style-name="T3">Unidad de Medida</text:span></text:p>
          </draw:text-box>
        </draw:frame>
        <draw:frame draw:style-name="gr61" draw:text-style-name="P5" draw:layer="layout" svg:width="3.859cm" svg:height="0.788cm" svg:x="86.15cm" svg:y="61.817cm">
          <draw:text-box>
            <text:p text:style-name="P4"><text:span text:style-name="T3">Valor</text:span></text:p>
          </draw:text-box>
        </draw:frame>
        <draw:polygon draw:style-name="gr3" draw:text-style-name="P3" draw:layer="layout" svg:width="4.366cm" svg:height="2.002cm" svg:x="90.883cm" svg:y="61.277cm" svg:viewBox="0 0 4367 2003" draw:points="0,0 4367,0 4367,2003 0,2003">
          <text:p/>
        </draw:polygon>
        <draw:frame draw:style-name="gr42" draw:text-style-name="P5" draw:layer="layout" svg:width="2.246cm" svg:height="0.788cm" svg:x="92.089cm" svg:y="61.615cm">
          <draw:text-box>
            <text:p text:style-name="P4"><text:span text:style-name="T3">Double</text:span></text:p>
          </draw:text-box>
        </draw:frame>
        <draw:line draw:style-name="gr68" draw:text-style-name="P11" draw:layer="layout" svg:x1="6.032cm" svg:y1="3.175cm" svg:x2="6.032cm" svg:y2="24.765cm">
          <text:p/>
        </draw:line>
        <draw:line draw:style-name="gr68" draw:text-style-name="P11" draw:layer="layout" svg:x1="47.942cm" svg:y1="2.857cm" svg:x2="47.942cm" svg:y2="24.33cm">
          <text:p/>
        </draw:line>
        <draw:line draw:style-name="gr68" draw:text-style-name="P11" draw:layer="layout" svg:x1="6.667cm" svg:y1="3.175cm" svg:x2="47.625cm" svg:y2="2.857cm">
          <text:p/>
        </draw:line>
        <draw:line draw:style-name="gr68" draw:text-style-name="P11" draw:layer="layout" svg:x1="6.35cm" svg:y1="24.765cm" svg:x2="47.943cm" svg:y2="24.447cm">
          <text:p/>
        </draw:line>
        <draw:path draw:style-name="gr69" draw:text-style-name="P12" draw:layer="layout" svg:width="7.154cm" svg:height="1.904cm" svg:x="12.847cm" svg:y="0.635cm" svg:viewBox="0 0 7155 1905" svg:d="M0 317c0-56 10-110 30-159 19-48 47-88 80-116 33-27 71-42 109-42h6717c39 0 76 15 109 44 34 26 61 67 81 116 19 47 29 102 29 157v1270c0 56-10 110-29 158-19 49-47 88-81 116-33 28-70 43-109 43l-6717 1c-39 0-76-15-109-44-34-26-61-67-81-116-19-48-29-102-29-157z">
          <text:p/>
        </draw:path>
        <draw:frame draw:style-name="gr70" draw:text-style-name="P13" draw:layer="layout" svg:width="4.264cm" svg:height="1.766cm" svg:x="15.416cm" svg:y="1.035cm">
          <draw:text-box>
            <text:p text:style-name="P4"><text:span text:style-name="T6">Login</text:span></text:p>
          </draw:text-box>
        </draw:frame>
        <draw:line draw:style-name="gr71" draw:text-style-name="P11" draw:layer="layout" svg:x1="25.082cm" svg:y1="29.527cm" svg:x2="25.19cm" svg:y2="48.26cm">
          <text:p/>
        </draw:line>
        <draw:line draw:style-name="gr71" draw:text-style-name="P11" draw:layer="layout" svg:x1="8.783cm" svg:y1="29.528cm" svg:x2="8.891cm" svg:y2="48.261cm">
          <text:p/>
        </draw:line>
        <draw:line draw:style-name="gr71" draw:text-style-name="P11" draw:layer="layout" svg:x1="25.083cm" svg:y1="29.428cm" svg:x2="8.89cm" svg:y2="29.527cm">
          <text:p/>
        </draw:line>
        <draw:line draw:style-name="gr71" draw:text-style-name="P11" draw:layer="layout" svg:x1="25.084cm" svg:y1="48.029cm" svg:x2="8.891cm" svg:y2="48.128cm">
          <text:p/>
        </draw:line>
        <draw:path draw:style-name="gr72" draw:text-style-name="P14" draw:layer="layout" svg:width="5.681cm" svg:height="1.585cm" draw:transform="skewX (-0.0308923277602996) translate (0.943987020421689cm 37.146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3" draw:text-style-name="P15" draw:layer="layout" svg:width="4.444cm" svg:height="1.132cm" svg:x="1.905cm" svg:y="37.465cm">
          <draw:text-box>
            <text:p text:style-name="P4"><text:span text:style-name="T7">Cliente</text:span></text:p>
          </draw:text-box>
        </draw:frame>
        <draw:line draw:style-name="gr74" draw:text-style-name="P11" draw:layer="layout" svg:x1="30.083cm" svg:y1="27.628cm" svg:x2="30.162cm" svg:y2="65.722cm">
          <text:p/>
        </draw:line>
        <draw:line draw:style-name="gr74" draw:text-style-name="P11" draw:layer="layout" svg:x1="54.531cm" svg:y1="27.093cm" svg:x2="54.61cm" svg:y2="65.187cm">
          <text:p/>
        </draw:line>
        <draw:line draw:style-name="gr74" draw:text-style-name="P11" draw:layer="layout" svg:x1="54.61cm" svg:y1="27.305cm" svg:x2="30.479cm" svg:y2="27.622cm">
          <text:p/>
        </draw:line>
        <draw:line draw:style-name="gr74" draw:text-style-name="P11" draw:layer="layout" svg:x1="54.61cm" svg:y1="64.77cm" svg:x2="30.479cm" svg:y2="65.087cm">
          <text:p/>
        </draw:line>
        <draw:path draw:style-name="gr75" draw:text-style-name="P16" draw:layer="layout" svg:width="7.33cm" svg:height="1.585cm" draw:transform="skewX (-0.0396189740202713) translate (20.556796926855cm 53.3409053039821cm)" svg:viewBox="0 0 7331 1586" svg:d="M0 264c0-47 11-91 31-132 19-41 48-73 82-97 34-23 73-35 111-35h6882c40 0 78 12 112 36 35 23 62 57 83 97 19 40 30 85 30 131v1058c0 46-10 91-30 131-20 41-48 73-83 97-34 23-72 36-112 36h-6881c-40 0-78-12-112-36-35-23-62-56-83-97-19-40-30-85-30-131z">
          <text:p/>
        </draw:path>
        <draw:frame draw:style-name="gr76" draw:text-style-name="P15" draw:layer="measurelines" svg:width="3.226cm" svg:height="1.132cm" svg:x="23.126cm" svg:y="53.678cm">
          <draw:text-box>
            <text:p text:style-name="P4"><text:span text:style-name="T7">Wifi</text:span></text:p>
          </draw:text-box>
        </draw:frame>
        <draw:line draw:style-name="gr77" draw:text-style-name="P11" draw:layer="measurelines" svg:x1="58.737cm" svg:y1="29.21cm" svg:x2="58.737cm" svg:y2="72.072cm">
          <text:p/>
        </draw:line>
        <draw:line draw:style-name="gr77" draw:text-style-name="P11" draw:layer="measurelines" svg:x1="96.202cm" svg:y1="29.21cm" svg:x2="96.837cm" svg:y2="72.707cm">
          <text:p/>
        </draw:line>
        <draw:line draw:style-name="gr77" draw:text-style-name="P11" draw:layer="measurelines" svg:x1="96.167cm" svg:y1="29.027cm" svg:x2="58.067cm" svg:y2="29.21cm">
          <text:p/>
        </draw:line>
        <draw:line draw:style-name="gr77" draw:text-style-name="P11" draw:layer="measurelines" svg:x1="96.52cm" svg:y1="72.072cm" svg:x2="58.42cm" svg:y2="72.255cm">
          <text:p/>
        </draw:line>
        <draw:path draw:style-name="gr78" draw:text-style-name="P17" draw:layer="measurelines" svg:width="7.33cm" svg:height="1.585cm" draw:transform="skewX (-0.0396189740202713) translate (80.6347969268549cm 73.3439053039821cm)" svg:viewBox="0 0 7331 1586" svg:d="M0 264c0-47 11-91 31-132 19-41 48-73 82-97 34-23 73-35 111-35h6882c40 0 78 12 112 36 35 23 62 57 83 97 19 40 30 85 30 131v1058c0 46-10 91-30 131-20 41-48 73-83 97-34 23-72 36-112 36h-6881c-40 0-78-12-112-36-35-23-62-56-83-97-19-40-30-85-30-131z">
          <text:p/>
        </draw:path>
        <draw:frame draw:style-name="gr79" draw:text-style-name="P15" draw:layer="measurelines" svg:width="5.311cm" svg:height="1.132cm" svg:x="81.785cm" svg:y="73.66cm">
          <draw:text-box>
            <text:p text:style-name="P4"><text:span text:style-name="T7">Inventarios</text:span></text:p>
          </draw:text-box>
        </draw:frame>
        <draw:line draw:style-name="gr80" draw:text-style-name="P11" draw:layer="measurelines" svg:x1="92.392cm" svg:y1="9.207cm" svg:x2="53.975cm" svg:y2="9.39cm">
          <text:p/>
        </draw:line>
        <draw:line draw:style-name="gr80" draw:text-style-name="P11" draw:layer="measurelines" svg:x1="93.362cm" svg:y1="43.815cm" svg:x2="55.898cm" svg:y2="43.998cm">
          <text:p/>
        </draw:line>
        <draw:line draw:style-name="gr80" draw:text-style-name="P11" draw:layer="measurelines" svg:x1="92.709cm" svg:y1="9.208cm" svg:x2="93.027cm" svg:y2="43.497cm">
          <text:p/>
        </draw:line>
        <draw:line draw:style-name="gr80" draw:text-style-name="P11" draw:layer="measurelines" svg:x1="55.88cm" svg:y1="26.987cm" svg:x2="55.562cm" svg:y2="43.815cm">
          <text:p/>
        </draw:line>
        <draw:line draw:style-name="gr80" draw:text-style-name="P11" draw:layer="measurelines" svg:x1="53.862cm" svg:y1="9.587cm" svg:x2="53.862cm" svg:y2="26.415cm">
          <text:p/>
        </draw:line>
        <draw:line draw:style-name="gr80" draw:text-style-name="P11" draw:layer="measurelines" svg:x1="55.762cm" svg:y1="26.552cm" svg:x2="53.857cm" svg:y2="26.552cm">
          <text:p/>
        </draw:line>
        <draw:path draw:style-name="gr81" draw:text-style-name="P18" draw:layer="measurelines" svg:width="7.33cm" svg:height="1.585cm" draw:transform="skewX (-0.0396189740202713) translate (93.8987969268549cm 25.7189053039821cm)" svg:viewBox="0 0 7331 1586" svg:d="M0 264c0-47 11-91 31-132 19-41 48-73 82-97 34-23 73-35 111-35h6882c40 0 78 12 112 36 35 23 62 57 83 97 19 40 30 85 30 131v1058c0 46-10 91-30 131-20 41-48 73-83 97-34 23-72 36-112 36h-6881c-40 0-78-12-112-36-35-23-62-56-83-97-19-40-30-85-30-131z">
          <text:p/>
        </draw:path>
        <draw:frame draw:style-name="gr82" draw:text-style-name="P15" draw:layer="measurelines" svg:width="3.249cm" svg:height="1.132cm" svg:x="95.832cm" svg:y="26.035cm">
          <draw:text-box>
            <text:p text:style-name="P4"><text:span text:style-name="T7">Ventas</text:span></text:p>
          </draw:text-box>
        </draw:frame>
        <draw:line draw:style-name="gr83" draw:text-style-name="P11" draw:layer="measurelines" svg:x1="110.49cm" svg:y1="0.635cm" svg:x2="93.98cm" svg:y2="0.635cm">
          <text:p/>
        </draw:line>
        <draw:line draw:style-name="gr83" draw:text-style-name="P11" draw:layer="measurelines" svg:x1="110.49cm" svg:y1="22.225cm" svg:x2="93.662cm" svg:y2="22.091cm">
          <text:p/>
        </draw:line>
        <draw:line draw:style-name="gr83" draw:text-style-name="P11" draw:layer="measurelines" svg:x1="93.88cm" svg:y1="21.907cm" svg:x2="94.197cm" svg:y2="0cm">
          <text:p/>
        </draw:line>
        <draw:line draw:style-name="gr83" draw:text-style-name="P11" draw:layer="measurelines" svg:x1="110.481cm" svg:y1="21.908cm" svg:x2="110.49cm" svg:y2="0.635cm">
          <text:p/>
        </draw:line>
        <draw:path draw:style-name="gr84" draw:text-style-name="P19" draw:layer="measurelines" svg:width="7.33cm" svg:height="1.585cm" draw:transform="skewX (-0.0396189740202713) translate (111.516796926855cm 13.6539053039821cm)" svg:viewBox="0 0 7331 1586" svg:d="M0 264c0-47 11-91 31-132 19-41 48-73 82-97 34-23 73-35 111-35h6882c40 0 78 12 112 36 35 23 62 57 83 97 19 40 30 85 30 131v1058c0 46-10 91-30 131-20 41-48 73-83 97-34 23-72 36-112 36h-6881c-40 0-78-12-112-36-35-23-62-56-83-97-19-40-30-85-30-131z">
          <text:p/>
        </draw:path>
        <draw:frame draw:style-name="gr76" draw:text-style-name="P15" draw:layer="measurelines" svg:width="3.226cm" svg:height="1.132cm" svg:x="114.226cm" svg:y="13.97cm">
          <draw:text-box>
            <text:p text:style-name="P4"><text:span text:style-name="T7">Caja</text:span></text:p>
          </draw:text-box>
        </draw:frame>
        <draw:line draw:style-name="gr62" draw:text-style-name="P6" draw:layer="layout" svg:x1="89.436cm" svg:y1="14.672cm" svg:x2="89.436cm" svg:y2="15.942cm">
          <text:p/>
        </draw:line>
      </draw:page>
      <draw:page draw:name="page2" draw:style-name="dp1" draw:master-page-name="master-page3">
        <draw:frame draw:style-name="standard" draw:layer="layout" svg:width="13.939cm" svg:height="23.528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8">Usua</text:span><text:span text:style-name="T8">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</text:span><text:span text:style-name="T9">po</text:span></text:p>
              </table:table-cell>
              <table:table-cell>
                <text:p text:style-name="P21"><text:span text:style-name="T9">Tipo </text:span><text:span text:style-name="T9">de </text:span><text:span text:style-name="T9">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lv_</text:span><text:span text:style-name="T8">Usua</text:span><text:span text:style-name="T8">rio</text:span></text:p>
              </table:table-cell>
              <table:table-cell>
                <text:p text:style-name="P20"><text:span text:style-name="T8">Varch</text:span><text:span text:style-name="T8">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</text:span><text:span text:style-name="T8">bre</text:span></text:p>
              </table:table-cell>
              <table:table-cell>
                <text:p text:style-name="P20"><text:span text:style-name="T8">Varch</text:span><text:span text:style-name="T8">ar(20</text:span><text:span text:style-name="T8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Usua</text:span><text:span text:style-name="T8">rio_N</text:span><text:span text:style-name="T8">ombr</text:span><text:span text:style-name="T8">e</text:span></text:p>
              </table:table-cell>
              <table:table-cell>
                <text:p text:style-name="P20"><text:span text:style-name="T8">Varch</text:span><text:span text:style-name="T8">ar(10</text:span><text:span text:style-name="T8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ontr</text:span><text:span text:style-name="T8">aseñ</text:span><text:span text:style-name="T8">a</text:span></text:p>
              </table:table-cell>
              <table:table-cell>
                <text:p text:style-name="P20"><text:span text:style-name="T8">Varch</text:span><text:span text:style-name="T8">ar(10</text:span><text:span text:style-name="T8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t</text:span><text:span text:style-name="T8">us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Rol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</text:span><text:span text:style-name="T8">do_P</text:span><text:span text:style-name="T8">or</text:span></text:p>
              </table:table-cell>
              <table:table-cell>
                <text:p text:style-name="P20"><text:span text:style-name="T8">Varch</text:span><text:span text:style-name="T8">ar(50</text:span><text:span text:style-name="T8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939cm" svg:height="24.014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Client</text:span><text:span text:style-name="T8">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</text:span><text:span text:style-name="T9">o</text:span></text:p>
              </table:table-cell>
              <table:table-cell>
                <text:p text:style-name="P21"><text:span text:style-name="T9">Tipo </text:span><text:span text:style-name="T9">de </text:span><text:span text:style-name="T9">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lv_C</text:span><text:span text:style-name="T8">liente</text:span></text:p>
              </table:table-cell>
              <table:table-cell>
                <text:p text:style-name="P20"><text:span text:style-name="T8">Varch</text:span><text:span text:style-name="T8">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</text:span><text:span text:style-name="T8">re</text:span></text:p>
              </table:table-cell>
              <table:table-cell>
                <text:p text:style-name="P20"><text:span text:style-name="T8">Varch</text:span><text:span text:style-name="T8">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Alias</text:span></text:p>
              </table:table-cell>
              <table:table-cell>
                <text:p text:style-name="P20"><text:span text:style-name="T8">Varch</text:span><text:span text:style-name="T8">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recc</text:span><text:span text:style-name="T8">ión</text:span></text:p>
              </table:table-cell>
              <table:table-cell>
                <text:p text:style-name="P20"><text:span text:style-name="T8">Varch</text:span><text:span text:style-name="T8">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</text:span><text:span text:style-name="T8">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elefo</text:span><text:span text:style-name="T8">no</text:span></text:p>
              </table:table-cell>
              <table:table-cell>
                <text:p text:style-name="P20"><text:span text:style-name="T8">Varch</text:span><text:span text:style-name="T8">ar(10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d</text:span><text:span text:style-name="T8">o_Por</text:span></text:p>
              </table:table-cell>
              <table:table-cell>
                <text:p text:style-name="P20"><text:span text:style-name="T8">Varch</text:span><text:span text:style-name="T8">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5" draw:text-style-name="P23" draw:layer="layout" svg:x1="44.459cm" svg:y1="43.921cm" svg:x2="44.459cm" svg:y2="44.873cm">
          <text:p/>
        </draw:line>
        <draw:frame draw:style-name="standard" draw:layer="layout" svg:width="13.939cm" svg:height="20.01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PK</text:p>
              </table:table-cell>
              <table:table-cell>
                <text:p text:style-name="P20"><text:span text:style-name="T8">Folio_Sesio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lave_Usuario</text:p>
              </table:table-cell>
              <table:table-cell>
                <text:p text:style-name="P20"><text:span text:style-name="T8">Date</text:span><text:span text:style-name="T8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Estado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Hora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</text:span><text:span text:style-name="T8">do_P</text:span><text:span text:style-name="T8">or</text:span></text:p>
              </table:table-cell>
              <table:table-cell>
                <text:p text:style-name="P20"><text:span text:style-name="T8">Varch</text:span><text:span text:style-name="T8">ar(50</text:span><text:span text:style-name="T8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39cm" svg:height="22.012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ispo</text:span><text:span text:style-name="T8">sitivo</text:span><text:span text:style-name="T8">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</text:span><text:span text:style-name="T9">po</text:span></text:p>
              </table:table-cell>
              <table:table-cell>
                <text:p text:style-name="P21"><text:span text:style-name="T9">Tipo </text:span><text:span text:style-name="T9">de </text:span><text:span text:style-name="T9">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Id_Di</text:span><text:span text:style-name="T8">sposi</text:span><text:span text:style-name="T8">tivo</text:span></text:p>
              </table:table-cell>
              <table:table-cell>
                <text:p text:style-name="P20"><text:span text:style-name="T8">Varch</text:span><text:span text:style-name="T8">ar(20</text:span><text:span text:style-name="T8">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lave</text:span><text:span text:style-name="T8">_Clie</text:span><text:span text:style-name="T8">nte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rección_Mac</text:span></text:p>
              </table:table-cell>
              <table:table-cell>
                <text:p text:style-name="P20"><text:span text:style-name="T8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spositivo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ip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do_Por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939cm" svg:height="24.014cm" svg:x="28.29cm" svg:y="57.7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Cone</text:span><text:span text:style-name="T8">xione</text:span><text:span text:style-name="T8">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</text:span><text:span text:style-name="T9">po</text:span></text:p>
              </table:table-cell>
              <table:table-cell>
                <text:p text:style-name="P21"><text:span text:style-name="T9">Tipo </text:span><text:span text:style-name="T9">de </text:span><text:span text:style-name="T9">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Id_C</text:span><text:span text:style-name="T8">onexi</text:span><text:span text:style-name="T8">ón</text:span></text:p>
              </table:table-cell>
              <table:table-cell>
                <text:p text:style-name="P20"><text:span text:style-name="T8">Varch</text:span><text:span text:style-name="T8">ar(20</text:span><text:span text:style-name="T8">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Id_Di</text:span><text:span text:style-name="T8">sposi</text:span><text:span text:style-name="T8">tivo</text:span></text:p>
              </table:table-cell>
              <table:table-cell>
                <text:p text:style-name="P20"><text:span text:style-name="T8">Varch</text:span><text:span text:style-name="T8">ar(20</text:span><text:span text:style-name="T8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</text:span><text:span text:style-name="T8">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Inicio</text:span></text:p>
              </table:table-cell>
              <table:table-cell>
                <text:p text:style-name="P20"><text:span text:style-name="T8">Date</text:span><text:span text:style-name="T8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Final</text:span></text:p>
              </table:table-cell>
              <table:table-cell>
                <text:p text:style-name="P20"><text:span text:style-name="T8">Date</text:span><text:span text:style-name="T8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esc</text:span><text:span text:style-name="T8">ripció</text:span><text:span text:style-name="T8">n</text:span></text:p>
              </table:table-cell>
              <table:table-cell>
                <text:p text:style-name="P20"><text:span text:style-name="T8">Varchar(25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do_Por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939cm" svg:height="20.01cm" svg:x="55.069cm" svg:y="5.6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Venta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<text:span text:style-name="T8">Folio_Sesio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lv_Cliente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Fecha</text:span></text:p>
              </table:table-cell>
              <table:table-cell>
                <text:p text:style-name="P20"><text:span text:style-name="T8">DateTime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do_Por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939cm" svg:height="18.008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Pago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ntidad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do_Por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939cm" svg:height="26.016cm" svg:x="97.397cm" svg:y="0.0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i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Operació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Sesió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tegoria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Monto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ip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escripción 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Fecha</text:span></text:p>
              </table:table-cell>
              <table:table-cell>
                <text:p text:style-name="P20"><text:span text:style-name="T8">DateTime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do_Por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939cm" svg:height="20.013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odigo_Barras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ntidad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Precio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Creado_Por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939cm" svg:height="30.02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odigo_Barras</text:span></text:p>
              </table:table-cell>
              <table:table-cell>
                <text:p text:style-name="P20"><text:span text:style-name="T8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re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Descripción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Precio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Marca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Categoria</text:p>
              </table:table-cell>
              <table:table-cell>
                <text:p text:style-name="P20">Enum</text:p>
              </table:table-cell>
            </table:table-row>
            <table:table-row table:style-name="ro3" table:default-cell-style-name="ce1">
              <table:table-cell/>
              <table:table-cell>
                <text:p text:style-name="P20">Stock</text:p>
              </table:table-cell>
              <table:table-cell>
                <text:p text:style-name="P20">Double</text:p>
              </table:table-cell>
            </table:table-row>
            <table:table-row table:style-name="ro3" table:default-cell-style-name="ce1">
              <table:table-cell/>
              <table:table-cell>
                <text:p text:style-name="P20">Unidad_Medida</text:p>
              </table:table-cell>
              <table:table-cell>
                <text:p text:style-name="P20">Enum</text:p>
              </table:table-cell>
            </table:table-row>
            <table:table-row table:style-name="ro3" table:default-cell-style-name="ce1">
              <table:table-cell/>
              <table:table-cell>
                <text:p text:style-name="P20">Creado_Por</text:p>
              </table:table-cell>
              <table:table-cell>
                <text:p text:style-name="P20">Varchar(50)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939cm" svg:height="24.014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BItacora</text:span></text:p>
              </table:table-cell>
              <table:table-cell>
                <text:p text:style-name="P20"><text:span text:style-name="T8">Varchar(10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odigo_Barras</text:span></text:p>
              </table:table-cell>
              <table:table-cell>
                <text:p text:style-name="P20"><text:span text:style-name="T8">Varchar(13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lv_Sesión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Movimient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Justificación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Valor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Creado_Por</text:p>
              </table:table-cell>
              <table:table-cell>
                <text:p text:style-name="P20">Varchar(50)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11.svm" xlink:type="simple" xlink:show="embed" xlink:actuate="onLoad"/>
        </draw:frame>
        <draw:path draw:style-name="gr65" draw:text-style-name="P9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66" draw:text-style-name="P10" draw:layer="layout" svg:width="20.034cm" svg:height="1.766cm" svg:x="63.097cm" svg:y="1.056cm">
          <draw:text-box>
            <text:p text:style-name="P4"><text:span text:style-name="T5">Diagrama de Base de Datos</text:span></text:p>
          </draw:text-box>
        </draw:frame>
        <draw:line draw:style-name="gr86" draw:text-style-name="P11" draw:layer="layout" svg:x1="5.715cm" svg:y1="7.62cm" svg:x2="4.127cm" svg:y2="7.62cm">
          <text:p/>
        </draw:line>
        <draw:line draw:style-name="gr86" draw:text-style-name="P11" draw:layer="layout" svg:x1="4.127cm" svg:y1="7.702cm" svg:x2="4.127cm" svg:y2="2.622cm">
          <text:p/>
        </draw:line>
        <draw:line draw:style-name="gr86" draw:text-style-name="P11" draw:layer="layout" svg:x1="4.127cm" svg:y1="2.54cm" svg:x2="22.86cm" svg:y2="2.54cm">
          <text:p/>
        </draw:line>
        <draw:line draw:style-name="gr86" draw:text-style-name="P11" draw:layer="layout" svg:x1="22.86cm" svg:y1="2.54cm" svg:x2="22.86cm" svg:y2="13.97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36.194cm" svg:y1="38.417cm" svg:x2="20.002cm" svg:y2="38.417cm">
          <text:p/>
        </draw:line>
        <draw:line draw:style-name="gr86" draw:text-style-name="P11" draw:layer="layout" svg:x1="34.925cm" svg:y1="37.765cm" svg:x2="34.925cm" svg:y2="39.035cm">
          <text:p/>
        </draw:line>
        <draw:line draw:style-name="gr86" draw:text-style-name="P11" draw:layer="layout" svg:x1="34.924cm" svg:y1="38.417cm" svg:x2="36.194cm" svg:y2="39.052cm">
          <text:p/>
        </draw:line>
        <draw:line draw:style-name="gr86" draw:text-style-name="P11" draw:layer="layout" svg:x1="34.924cm" svg:y1="38.318cm" svg:x2="36.194cm" svg:y2="37.782cm">
          <text:p/>
        </draw:line>
        <draw:line draw:style-name="gr86" draw:text-style-name="P11" draw:layer="layout" svg:x1="50.165cm" svg:y1="36.512cm" svg:x2="52.387cm" svg:y2="36.512cm">
          <text:p/>
        </draw:line>
        <draw:line draw:style-name="gr86" draw:text-style-name="P11" draw:layer="layout" svg:x1="52.387cm" svg:y1="36.512cm" svg:x2="52.387cm" svg:y2="56.832cm">
          <text:p/>
        </draw:line>
        <draw:line draw:style-name="gr86" draw:text-style-name="P11" draw:layer="layout" svg:x1="52.37cm" svg:y1="56.815cm" svg:x2="25.382cm" svg:y2="56.815cm">
          <text:p/>
        </draw:line>
        <draw:line draw:style-name="gr86" draw:text-style-name="P11" draw:layer="layout" svg:x1="25.382cm" svg:y1="56.832cm" svg:x2="25.4cm" svg:y2="64.77cm">
          <text:p/>
        </draw:line>
        <draw:line draw:style-name="gr86" draw:text-style-name="P11" draw:layer="layout" svg:x1="28.257cm" svg:y1="64.788cm" svg:x2="25.4cm" svg:y2="64.77cm">
          <text:p/>
        </draw:line>
        <draw:line draw:style-name="gr86" draw:text-style-name="P11" draw:layer="layout" svg:x1="27.07cm" svg:y1="64.135cm" svg:x2="27.07cm" svg:y2="65.405cm">
          <text:p/>
        </draw:line>
        <draw:line draw:style-name="gr86" draw:text-style-name="P11" draw:layer="layout" svg:x1="26.987cm" svg:y1="64.788cm" svg:x2="28.257cm" svg:y2="65.423cm">
          <text:p/>
        </draw:line>
        <draw:line draw:style-name="gr86" draw:text-style-name="P11" draw:layer="layout" svg:x1="26.987cm" svg:y1="64.689cm" svg:x2="28.257cm" svg:y2="64.153cm">
          <text:p/>
        </draw:line>
        <draw:line draw:style-name="gr86" draw:text-style-name="P11" draw:layer="layout" svg:x1="55.244cm" svg:y1="12.382cm" svg:x2="42.862cm" svg:y2="12.382cm">
          <text:p/>
        </draw:line>
        <draw:line draw:style-name="gr86" draw:text-style-name="P11" draw:layer="layout" svg:x1="54.057cm" svg:y1="11.729cm" svg:x2="54.057cm" svg:y2="12.999cm">
          <text:p/>
        </draw:line>
        <draw:line draw:style-name="gr86" draw:text-style-name="P11" draw:layer="layout" svg:x1="53.974cm" svg:y1="12.382cm" svg:x2="55.244cm" svg:y2="13.017cm">
          <text:p/>
        </draw:line>
        <draw:line draw:style-name="gr86" draw:text-style-name="P11" draw:layer="layout" svg:x1="53.974cm" svg:y1="12.283cm" svg:x2="55.244cm" svg:y2="11.747cm">
          <text:p/>
        </draw:line>
        <draw:line draw:style-name="gr86" draw:text-style-name="P11" draw:layer="layout" svg:x1="6.032cm" svg:y1="38.1cm" svg:x2="4.445cm" svg:y2="38.1cm">
          <text:p/>
        </draw:line>
        <draw:line draw:style-name="gr86" draw:text-style-name="P11" draw:layer="layout" svg:x1="4.445cm" svg:y1="38.1cm" svg:x2="4.445cm" svg:y2="30.48cm">
          <text:p/>
        </draw:line>
        <draw:line draw:style-name="gr86" draw:text-style-name="P11" draw:layer="layout" svg:x1="4.445cm" svg:y1="30.48cm" svg:x2="47.942cm" svg:y2="30.48cm">
          <text:p/>
        </draw:line>
        <draw:line draw:style-name="gr86" draw:text-style-name="P11" draw:layer="layout" svg:x1="47.942cm" svg:y1="30.48cm" svg:x2="47.942cm" svg:y2="14.287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7.942cm" svg:y2="14.28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measurelines" svg:x1="79.375cm" svg:y1="15.893cm" svg:x2="73.66cm" svg:y2="15.875cm">
          <text:p/>
        </draw:line>
        <draw:line draw:style-name="gr86" draw:text-style-name="P11" draw:layer="measurelines" svg:x1="78.188cm" svg:y1="15.24cm" svg:x2="78.188cm" svg:y2="16.51cm">
          <text:p/>
        </draw:line>
        <draw:line draw:style-name="gr86" draw:text-style-name="P11" draw:layer="measurelines" svg:x1="78.105cm" svg:y1="15.893cm" svg:x2="79.375cm" svg:y2="16.528cm">
          <text:p/>
        </draw:line>
        <draw:line draw:style-name="gr86" draw:text-style-name="P11" draw:layer="measurelines" svg:x1="78.105cm" svg:y1="15.794cm" svg:x2="79.375cm" svg:y2="15.258cm">
          <text:p/>
        </draw:line>
        <draw:line draw:style-name="gr86" draw:text-style-name="P11" draw:layer="measurelines" svg:x1="68.897cm" svg:y1="11.43cm" svg:x2="71.12cm" svg:y2="11.43cm">
          <text:p/>
        </draw:line>
        <draw:line draw:style-name="gr86" draw:text-style-name="P11" draw:layer="measurelines" svg:x1="71.12cm" svg:y1="11.347cm" svg:x2="71.12cm" svg:y2="32.937cm">
          <text:p/>
        </draw:line>
        <draw:line draw:style-name="gr86" draw:text-style-name="P11" draw:layer="measurelines" svg:x1="71.102cm" svg:y1="32.82cm" svg:x2="58.737cm" svg:y2="32.702cm">
          <text:p/>
        </draw:line>
        <draw:line draw:style-name="gr86" draw:text-style-name="P11" draw:layer="measurelines" svg:x1="58.837cm" svg:y1="32.62cm" svg:x2="58.737cm" svg:y2="40.322cm">
          <text:p/>
        </draw:line>
        <draw:line draw:style-name="gr86" draw:text-style-name="P11" draw:layer="measurelines" svg:x1="62.23cm" svg:y1="40.027cm" svg:x2="58.737cm" svg:y2="40.005cm">
          <text:p/>
        </draw:line>
        <draw:line draw:style-name="gr86" draw:text-style-name="P11" draw:layer="measurelines" svg:x1="61.043cm" svg:y1="39.374cm" svg:x2="61.043cm" svg:y2="40.644cm">
          <text:p/>
        </draw:line>
        <draw:line draw:style-name="gr86" draw:text-style-name="P11" draw:layer="measurelines" svg:x1="60.96cm" svg:y1="40.027cm" svg:x2="62.23cm" svg:y2="40.662cm">
          <text:p/>
        </draw:line>
        <draw:line draw:style-name="gr86" draw:text-style-name="P11" draw:layer="measurelines" svg:x1="60.96cm" svg:y1="39.928cm" svg:x2="62.23cm" svg:y2="39.392cm">
          <text:p/>
        </draw:line>
        <draw:line draw:style-name="gr86" draw:text-style-name="P11" draw:layer="measurelines" svg:x1="83.302cm" svg:y1="42.227cm" svg:x2="76.317cm" svg:y2="42.227cm">
          <text:p/>
        </draw:line>
        <draw:line draw:style-name="gr86" draw:text-style-name="P11" draw:layer="measurelines" svg:x1="77.543cm" svg:y1="41.574cm" svg:x2="77.543cm" svg:y2="42.844cm">
          <text:p/>
        </draw:line>
        <draw:line draw:style-name="gr86" draw:text-style-name="P11" draw:layer="measurelines" svg:x1="77.543cm" svg:y1="41.474cm" svg:x2="77.543cm" svg:y2="42.744cm">
          <text:p/>
        </draw:line>
        <draw:line draw:style-name="gr86" draw:text-style-name="P11" draw:layer="measurelines" svg:x1="77.47cm" svg:y1="42.345cm" svg:x2="76.2cm" svg:y2="42.98cm">
          <text:p/>
        </draw:line>
        <draw:line draw:style-name="gr86" draw:text-style-name="P11" draw:layer="measurelines" svg:x1="77.47cm" svg:y1="42.246cm" svg:x2="76.2cm" svg:y2="41.275cm">
          <text:p/>
        </draw:line>
        <draw:line draw:style-name="gr86" draw:text-style-name="P11" draw:layer="measurelines" svg:x1="103.822cm" svg:y1="42.563cm" svg:x2="97.472cm" svg:y2="42.545cm">
          <text:p/>
        </draw:line>
        <draw:line draw:style-name="gr86" draw:text-style-name="P11" draw:layer="measurelines" svg:x1="102.635cm" svg:y1="41.91cm" svg:x2="102.635cm" svg:y2="43.18cm">
          <text:p/>
        </draw:line>
        <draw:line draw:style-name="gr86" draw:text-style-name="P11" draw:layer="measurelines" svg:x1="102.552cm" svg:y1="42.563cm" svg:x2="103.822cm" svg:y2="43.198cm">
          <text:p/>
        </draw:line>
        <draw:line draw:style-name="gr86" draw:text-style-name="P11" draw:layer="measurelines" svg:x1="102.552cm" svg:y1="42.464cm" svg:x2="103.822cm" svg:y2="41.928cm">
          <text:p/>
        </draw:line>
        <draw:line draw:style-name="gr86" draw:text-style-name="P11" draw:layer="measurelines" svg:x1="103.822cm" svg:y1="44.468cm" svg:x2="100.647cm" svg:y2="44.468cm">
          <text:p/>
        </draw:line>
        <draw:line draw:style-name="gr86" draw:text-style-name="P11" draw:layer="measurelines" svg:x1="102.635cm" svg:y1="43.815cm" svg:x2="102.635cm" svg:y2="45.085cm">
          <text:p/>
        </draw:line>
        <draw:line draw:style-name="gr86" draw:text-style-name="P11" draw:layer="measurelines" svg:x1="102.552cm" svg:y1="44.468cm" svg:x2="103.822cm" svg:y2="45.103cm">
          <text:p/>
        </draw:line>
        <draw:line draw:style-name="gr86" draw:text-style-name="P11" draw:layer="measurelines" svg:x1="102.552cm" svg:y1="44.369cm" svg:x2="103.822cm" svg:y2="43.833cm">
          <text:p/>
        </draw:line>
        <draw:line draw:style-name="gr86" draw:text-style-name="P11" draw:layer="measurelines" svg:x1="100.647cm" svg:y1="44.45cm" svg:x2="100.647cm" svg:y2="82.232cm">
          <text:p/>
        </draw:line>
        <draw:line draw:style-name="gr86" draw:text-style-name="P11" draw:layer="measurelines" svg:x1="100.647cm" svg:y1="82.232cm" svg:x2="1.587cm" svg:y2="82.55cm">
          <text:p/>
        </draw:line>
        <draw:line draw:style-name="gr86" draw:text-style-name="P11" draw:layer="measurelines" svg:x1="1.587cm" svg:y1="82.55cm" svg:x2="2.222cm" svg:y2="28.257cm">
          <text:p/>
        </draw:line>
        <draw:line draw:style-name="gr86" draw:text-style-name="P11" draw:layer="measurelines" svg:x1="2.105cm" svg:y1="28.257cm" svg:x2="44.967cm" svg:y2="27.94cm">
          <text:p/>
        </draw:line>
        <draw:line draw:style-name="gr86" draw:text-style-name="P11" draw:layer="measurelines" svg:x1="44.867cm" svg:y1="27.822cm" svg:x2="45.085cm" svg:y2="12.7cm">
          <text:p/>
        </draw:line>
        <draw:line draw:style-name="gr86" draw:text-style-name="P11" draw:layer="measurelines" svg:x1="42.862cm" svg:y1="12.7cm" svg:x2="45.085cm" svg:y2="12.7cm">
          <text:p/>
        </draw:line>
        <draw:line draw:style-name="gr86" draw:text-style-name="P11" draw:layer="measurelines" svg:x1="73.66cm" svg:y1="15.875cm" svg:x2="73.66cm" svg:y2="10.795cm">
          <text:p/>
        </draw:line>
        <draw:line draw:style-name="gr86" draw:text-style-name="P11" draw:layer="measurelines" svg:x1="68.897cm" svg:y1="10.795cm" svg:x2="73.66cm" svg:y2="10.795cm">
          <text:p/>
        </draw:line>
        <draw:line draw:style-name="gr86" draw:text-style-name="P11" draw:layer="measurelines" svg:x1="42.862cm" svg:y1="11.43cm" svg:x2="50.165cm" svg:y2="11.43cm">
          <text:p/>
        </draw:line>
        <draw:line draw:style-name="gr86" draw:text-style-name="P11" draw:layer="measurelines" svg:x1="50.082cm" svg:y1="11.53cm" svg:x2="50.165cm" svg:y2="4.127cm">
          <text:p/>
        </draw:line>
        <draw:line draw:style-name="gr86" draw:text-style-name="P11" draw:layer="measurelines" svg:x1="50.165cm" svg:y1="4.127cm" svg:x2="92.075cm" svg:y2="4.127cm">
          <text:p/>
        </draw:line>
        <draw:line draw:style-name="gr86" draw:text-style-name="P11" draw:layer="measurelines" svg:x1="92.075cm" svg:y1="6.985cm" svg:x2="92.075cm" svg:y2="4.127cm">
          <text:p/>
        </draw:line>
        <draw:line draw:style-name="gr86" draw:text-style-name="P11" draw:layer="measurelines" svg:x1="97.472cm" svg:y1="7.003cm" svg:x2="92.075cm" svg:y2="6.985cm">
          <text:p/>
        </draw:line>
        <draw:line draw:style-name="gr86" draw:text-style-name="P11" draw:layer="measurelines" svg:x1="96.285cm" svg:y1="6.35cm" svg:x2="96.285cm" svg:y2="7.62cm">
          <text:p/>
        </draw:line>
        <draw:line draw:style-name="gr86" draw:text-style-name="P11" draw:layer="measurelines" svg:x1="96.202cm" svg:y1="7.003cm" svg:x2="97.472cm" svg:y2="7.638cm">
          <text:p/>
        </draw:line>
        <draw:line draw:style-name="gr86" draw:text-style-name="P11" draw:layer="measurelines" svg:x1="96.202cm" svg:y1="6.904cm" svg:x2="97.472cm" svg:y2="6.368cm">
          <text:p/>
        </draw:line>
      </draw:page>
      <draw:page draw:name="page3" draw:style-name="dp1" draw:master-page-name="master-page3">
        <draw:frame draw:style-name="standard" draw:layer="layout" svg:width="13.939cm" svg:height="15.52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8">Usu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lv_Usuario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re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Usuario_Nombre</text:span></text:p>
              </table:table-cell>
              <table:table-cell>
                <text:p text:style-name="P20"><text:span text:style-name="T8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ontraseña</text:span></text:p>
              </table:table-cell>
              <table:table-cell>
                <text:p text:style-name="P20"><text:span text:style-name="T8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tus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Rol</text:span></text:p>
              </table:table-cell>
              <table:table-cell>
                <text:p text:style-name="P20"><text:span text:style-name="T8">Enum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3.939cm" svg:height="16.006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Client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lv_Cliente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re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Alias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rección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elefono</text:span></text:p>
              </table:table-cell>
              <table:table-cell>
                <text:p text:style-name="P20"><text:span text:style-name="T8">Varchar(10)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85" draw:text-style-name="P23" draw:layer="layout" svg:x1="44.459cm" svg:y1="43.921cm" svg:x2="44.459cm" svg:y2="44.873cm">
          <text:p/>
        </draw:line>
        <draw:frame draw:style-name="standard" draw:layer="layout" svg:width="13.939cm" svg:height="12.002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PK</text:p>
              </table:table-cell>
              <table:table-cell>
                <text:p text:style-name="P20"><text:span text:style-name="T8">Folio_Sesio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lave_Usuario</text:p>
              </table:table-cell>
              <table:table-cell>
                <text:p text:style-name="P20"><text:span text:style-name="T8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Estado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Hora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3.939cm" svg:height="14.004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ispositivo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Id_Dispositivo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lave_Cliente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rección_Mac</text:span></text:p>
              </table:table-cell>
              <table:table-cell>
                <text:p text:style-name="P20"><text:span text:style-name="T8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spositivo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ipo</text:span></text:p>
              </table:table-cell>
              <table:table-cell>
                <text:p text:style-name="P20"><text:span text:style-name="T8">Enum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3.939cm" svg:height="16.006cm" svg:x="28.29cm" svg:y="50.4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Conexion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Id_Conexión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Id_Dispositivo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Inicio</text:span></text:p>
              </table:table-cell>
              <table:table-cell>
                <text:p text:style-name="P20"><text:span text:style-name="T8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Final</text:span></text:p>
              </table:table-cell>
              <table:table-cell>
                <text:p text:style-name="P20"><text:span text:style-name="T8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escripción</text:span></text:p>
              </table:table-cell>
              <table:table-cell>
                <text:p text:style-name="P20"><text:span text:style-name="T8">Varchar(25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3.939cm" svg:height="12.002cm" svg:x="55.069cm" svg:y="5.6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Venta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<text:span text:style-name="T8">Folio_Sesio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lv_Cliente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Fecha</text:span></text:p>
              </table:table-cell>
              <table:table-cell>
                <text:p text:style-name="P20"><text:span text:style-name="T8">DateTime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3.939cm" svg:height="10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Pago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ntidad</text:span></text:p>
              </table:table-cell>
              <table:table-cell>
                <text:p text:style-name="P20"><text:span text:style-name="T8">Doubl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3.939cm" svg:height="18.008cm" svg:x="97.397cm" svg:y="0.0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i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Operació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Sesió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tegoria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Monto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ip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escripción 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Fecha</text:span></text:p>
              </table:table-cell>
              <table:table-cell>
                <text:p text:style-name="P20"><text:span text:style-name="T8">DateTime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3.939cm" svg:height="12.005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odigo_Barras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ntidad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Precio</text:span></text:p>
              </table:table-cell>
              <table:table-cell>
                <text:p text:style-name="P20"><text:span text:style-name="T8">Doubl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3.939cm" svg:height="22.012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odigo_Barras</text:span></text:p>
              </table:table-cell>
              <table:table-cell>
                <text:p text:style-name="P20"><text:span text:style-name="T8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re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Descripción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Precio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Marca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Categoria</text:p>
              </table:table-cell>
              <table:table-cell>
                <text:p text:style-name="P20">Enum</text:p>
              </table:table-cell>
            </table:table-row>
            <table:table-row table:style-name="ro3" table:default-cell-style-name="ce1">
              <table:table-cell/>
              <table:table-cell>
                <text:p text:style-name="P20">Stock</text:p>
              </table:table-cell>
              <table:table-cell>
                <text:p text:style-name="P20">Double</text:p>
              </table:table-cell>
            </table:table-row>
            <table:table-row table:style-name="ro3" table:default-cell-style-name="ce1">
              <table:table-cell/>
              <table:table-cell>
                <text:p text:style-name="P20">Unidad_Medida</text:p>
              </table:table-cell>
              <table:table-cell>
                <text:p text:style-name="P20">Enum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3.939cm" svg:height="24.014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BItacora</text:span></text:p>
              </table:table-cell>
              <table:table-cell>
                <text:p text:style-name="P20"><text:span text:style-name="T8">Varchar(10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odigo_Barras</text:span></text:p>
              </table:table-cell>
              <table:table-cell>
                <text:p text:style-name="P20"><text:span text:style-name="T8">Varchar(13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lv_Sesión</text:p>
              </table:table-cell>
              <table:table-cell>
                <text:p text:style-name="P20"><text:span text:style-name="T8">Varch</text:span><text:span text:style-name="T8">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Movi</text:span><text:span text:style-name="T8">mient</text:span><text:span text:style-name="T8">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Justificación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Valor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Creado_Por</text:p>
              </table:table-cell>
              <table:table-cell>
                <text:p text:style-name="P20">Varchar(50)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22.svm" xlink:type="simple" xlink:show="embed" xlink:actuate="onLoad"/>
        </draw:frame>
        <draw:path draw:style-name="gr65" draw:text-style-name="P9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66" draw:text-style-name="P10" draw:layer="layout" svg:width="20.034cm" svg:height="1.766cm" svg:x="63.097cm" svg:y="1.056cm">
          <draw:text-box>
            <text:p text:style-name="P4"><text:span text:style-name="T5">Diagrama de Base de Datos</text:span></text:p>
          </draw:text-box>
        </draw:frame>
        <draw:line draw:style-name="gr86" draw:text-style-name="P11" draw:layer="layout" svg:x1="5.715cm" svg:y1="7.62cm" svg:x2="4.127cm" svg:y2="7.62cm">
          <text:p/>
        </draw:line>
        <draw:line draw:style-name="gr86" draw:text-style-name="P11" draw:layer="layout" svg:x1="4.127cm" svg:y1="7.702cm" svg:x2="4.127cm" svg:y2="2.622cm">
          <text:p/>
        </draw:line>
        <draw:line draw:style-name="gr86" draw:text-style-name="P11" draw:layer="layout" svg:x1="4.127cm" svg:y1="2.54cm" svg:x2="22.86cm" svg:y2="2.54cm">
          <text:p/>
        </draw:line>
        <draw:line draw:style-name="gr86" draw:text-style-name="P11" draw:layer="layout" svg:x1="22.86cm" svg:y1="2.54cm" svg:x2="22.86cm" svg:y2="13.97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36.194cm" svg:y1="38.417cm" svg:x2="20.002cm" svg:y2="38.417cm">
          <text:p/>
        </draw:line>
        <draw:line draw:style-name="gr86" draw:text-style-name="P11" draw:layer="layout" svg:x1="34.925cm" svg:y1="37.765cm" svg:x2="34.925cm" svg:y2="39.035cm">
          <text:p/>
        </draw:line>
        <draw:line draw:style-name="gr86" draw:text-style-name="P11" draw:layer="layout" svg:x1="34.924cm" svg:y1="38.417cm" svg:x2="36.194cm" svg:y2="39.052cm">
          <text:p/>
        </draw:line>
        <draw:line draw:style-name="gr86" draw:text-style-name="P11" draw:layer="layout" svg:x1="34.924cm" svg:y1="38.318cm" svg:x2="36.194cm" svg:y2="37.782cm">
          <text:p/>
        </draw:line>
        <draw:line draw:style-name="gr86" draw:text-style-name="P11" draw:layer="layout" svg:x1="50.165cm" svg:y1="36.512cm" svg:x2="52.387cm" svg:y2="36.512cm">
          <text:p/>
        </draw:line>
        <draw:line draw:style-name="gr86" draw:text-style-name="P11" draw:layer="layout" svg:x1="52.387cm" svg:y1="36.512cm" svg:x2="52.387cm" svg:y2="49.53cm">
          <text:p/>
        </draw:line>
        <draw:line draw:style-name="gr86" draw:text-style-name="P11" draw:layer="layout" svg:x1="52.37cm" svg:y1="49.515cm" svg:x2="25.382cm" svg:y2="49.515cm">
          <text:p/>
        </draw:line>
        <draw:line draw:style-name="gr86" draw:text-style-name="P11" draw:layer="layout" svg:x1="25.382cm" svg:y1="49.532cm" svg:x2="25.4cm" svg:y2="57.47cm">
          <text:p/>
        </draw:line>
        <draw:line draw:style-name="gr86" draw:text-style-name="P11" draw:layer="layout" svg:x1="28.257cm" svg:y1="57.488cm" svg:x2="25.4cm" svg:y2="57.47cm">
          <text:p/>
        </draw:line>
        <draw:line draw:style-name="gr86" draw:text-style-name="P11" draw:layer="layout" svg:x1="27.07cm" svg:y1="56.835cm" svg:x2="27.07cm" svg:y2="58.105cm">
          <text:p/>
        </draw:line>
        <draw:line draw:style-name="gr86" draw:text-style-name="P11" draw:layer="layout" svg:x1="26.987cm" svg:y1="57.488cm" svg:x2="28.257cm" svg:y2="58.123cm">
          <text:p/>
        </draw:line>
        <draw:line draw:style-name="gr86" draw:text-style-name="P11" draw:layer="layout" svg:x1="26.987cm" svg:y1="57.389cm" svg:x2="28.257cm" svg:y2="56.853cm">
          <text:p/>
        </draw:line>
        <draw:line draw:style-name="gr86" draw:text-style-name="P11" draw:layer="layout" svg:x1="55.244cm" svg:y1="12.382cm" svg:x2="42.862cm" svg:y2="12.382cm">
          <text:p/>
        </draw:line>
        <draw:line draw:style-name="gr86" draw:text-style-name="P11" draw:layer="layout" svg:x1="54.057cm" svg:y1="11.729cm" svg:x2="54.057cm" svg:y2="12.999cm">
          <text:p/>
        </draw:line>
        <draw:line draw:style-name="gr86" draw:text-style-name="P11" draw:layer="layout" svg:x1="53.974cm" svg:y1="12.382cm" svg:x2="55.244cm" svg:y2="13.017cm">
          <text:p/>
        </draw:line>
        <draw:line draw:style-name="gr86" draw:text-style-name="P11" draw:layer="layout" svg:x1="53.974cm" svg:y1="12.283cm" svg:x2="55.244cm" svg:y2="11.747cm">
          <text:p/>
        </draw:line>
        <draw:line draw:style-name="gr86" draw:text-style-name="P11" draw:layer="layout" svg:x1="6.032cm" svg:y1="38.1cm" svg:x2="4.445cm" svg:y2="38.1cm">
          <text:p/>
        </draw:line>
        <draw:line draw:style-name="gr86" draw:text-style-name="P11" draw:layer="layout" svg:x1="4.445cm" svg:y1="38.1cm" svg:x2="4.445cm" svg:y2="30.48cm">
          <text:p/>
        </draw:line>
        <draw:line draw:style-name="gr86" draw:text-style-name="P11" draw:layer="layout" svg:x1="4.445cm" svg:y1="30.48cm" svg:x2="47.942cm" svg:y2="30.48cm">
          <text:p/>
        </draw:line>
        <draw:line draw:style-name="gr86" draw:text-style-name="P11" draw:layer="layout" svg:x1="47.942cm" svg:y1="30.48cm" svg:x2="47.942cm" svg:y2="14.287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7.942cm" svg:y2="14.28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measurelines" svg:x1="79.375cm" svg:y1="15.893cm" svg:x2="73.66cm" svg:y2="15.875cm">
          <text:p/>
        </draw:line>
        <draw:line draw:style-name="gr86" draw:text-style-name="P11" draw:layer="measurelines" svg:x1="78.188cm" svg:y1="15.24cm" svg:x2="78.188cm" svg:y2="16.51cm">
          <text:p/>
        </draw:line>
        <draw:line draw:style-name="gr86" draw:text-style-name="P11" draw:layer="measurelines" svg:x1="78.105cm" svg:y1="15.893cm" svg:x2="79.375cm" svg:y2="16.528cm">
          <text:p/>
        </draw:line>
        <draw:line draw:style-name="gr86" draw:text-style-name="P11" draw:layer="measurelines" svg:x1="78.105cm" svg:y1="15.794cm" svg:x2="79.375cm" svg:y2="15.258cm">
          <text:p/>
        </draw:line>
        <draw:line draw:style-name="gr86" draw:text-style-name="P11" draw:layer="measurelines" svg:x1="68.897cm" svg:y1="11.43cm" svg:x2="71.12cm" svg:y2="11.43cm">
          <text:p/>
        </draw:line>
        <draw:line draw:style-name="gr86" draw:text-style-name="P11" draw:layer="measurelines" svg:x1="71.12cm" svg:y1="11.347cm" svg:x2="71.12cm" svg:y2="32.937cm">
          <text:p/>
        </draw:line>
        <draw:line draw:style-name="gr86" draw:text-style-name="P11" draw:layer="measurelines" svg:x1="71.102cm" svg:y1="32.82cm" svg:x2="58.737cm" svg:y2="32.702cm">
          <text:p/>
        </draw:line>
        <draw:line draw:style-name="gr86" draw:text-style-name="P11" draw:layer="measurelines" svg:x1="58.837cm" svg:y1="32.62cm" svg:x2="58.737cm" svg:y2="40.322cm">
          <text:p/>
        </draw:line>
        <draw:line draw:style-name="gr86" draw:text-style-name="P11" draw:layer="measurelines" svg:x1="62.23cm" svg:y1="40.027cm" svg:x2="58.737cm" svg:y2="40.005cm">
          <text:p/>
        </draw:line>
        <draw:line draw:style-name="gr86" draw:text-style-name="P11" draw:layer="measurelines" svg:x1="61.043cm" svg:y1="39.374cm" svg:x2="61.043cm" svg:y2="40.644cm">
          <text:p/>
        </draw:line>
        <draw:line draw:style-name="gr86" draw:text-style-name="P11" draw:layer="measurelines" svg:x1="60.96cm" svg:y1="40.027cm" svg:x2="62.23cm" svg:y2="40.662cm">
          <text:p/>
        </draw:line>
        <draw:line draw:style-name="gr86" draw:text-style-name="P11" draw:layer="measurelines" svg:x1="60.96cm" svg:y1="39.928cm" svg:x2="62.23cm" svg:y2="39.392cm">
          <text:p/>
        </draw:line>
        <draw:line draw:style-name="gr86" draw:text-style-name="P11" draw:layer="measurelines" svg:x1="83.302cm" svg:y1="42.227cm" svg:x2="76.317cm" svg:y2="42.227cm">
          <text:p/>
        </draw:line>
        <draw:line draw:style-name="gr86" draw:text-style-name="P11" draw:layer="measurelines" svg:x1="77.543cm" svg:y1="41.574cm" svg:x2="77.543cm" svg:y2="42.844cm">
          <text:p/>
        </draw:line>
        <draw:line draw:style-name="gr86" draw:text-style-name="P11" draw:layer="measurelines" svg:x1="77.543cm" svg:y1="41.474cm" svg:x2="77.543cm" svg:y2="42.744cm">
          <text:p/>
        </draw:line>
        <draw:line draw:style-name="gr86" draw:text-style-name="P11" draw:layer="measurelines" svg:x1="77.47cm" svg:y1="42.345cm" svg:x2="76.2cm" svg:y2="42.98cm">
          <text:p/>
        </draw:line>
        <draw:line draw:style-name="gr86" draw:text-style-name="P11" draw:layer="measurelines" svg:x1="77.47cm" svg:y1="42.246cm" svg:x2="76.2cm" svg:y2="41.275cm">
          <text:p/>
        </draw:line>
        <draw:line draw:style-name="gr86" draw:text-style-name="P11" draw:layer="measurelines" svg:x1="103.822cm" svg:y1="42.563cm" svg:x2="97.472cm" svg:y2="42.545cm">
          <text:p/>
        </draw:line>
        <draw:line draw:style-name="gr86" draw:text-style-name="P11" draw:layer="measurelines" svg:x1="102.635cm" svg:y1="41.91cm" svg:x2="102.635cm" svg:y2="43.18cm">
          <text:p/>
        </draw:line>
        <draw:line draw:style-name="gr86" draw:text-style-name="P11" draw:layer="measurelines" svg:x1="102.552cm" svg:y1="42.563cm" svg:x2="103.822cm" svg:y2="43.198cm">
          <text:p/>
        </draw:line>
        <draw:line draw:style-name="gr86" draw:text-style-name="P11" draw:layer="measurelines" svg:x1="102.552cm" svg:y1="42.464cm" svg:x2="103.822cm" svg:y2="41.928cm">
          <text:p/>
        </draw:line>
        <draw:line draw:style-name="gr86" draw:text-style-name="P11" draw:layer="measurelines" svg:x1="103.822cm" svg:y1="44.468cm" svg:x2="100.647cm" svg:y2="44.468cm">
          <text:p/>
        </draw:line>
        <draw:line draw:style-name="gr86" draw:text-style-name="P11" draw:layer="measurelines" svg:x1="102.635cm" svg:y1="43.815cm" svg:x2="102.635cm" svg:y2="45.085cm">
          <text:p/>
        </draw:line>
        <draw:line draw:style-name="gr86" draw:text-style-name="P11" draw:layer="measurelines" svg:x1="102.552cm" svg:y1="44.468cm" svg:x2="103.822cm" svg:y2="45.103cm">
          <text:p/>
        </draw:line>
        <draw:line draw:style-name="gr86" draw:text-style-name="P11" draw:layer="measurelines" svg:x1="102.552cm" svg:y1="44.369cm" svg:x2="103.822cm" svg:y2="43.833cm">
          <text:p/>
        </draw:line>
        <draw:line draw:style-name="gr86" draw:text-style-name="P11" draw:layer="measurelines" svg:x1="100.647cm" svg:y1="44.45cm" svg:x2="100.647cm" svg:y2="67.945cm">
          <text:p/>
        </draw:line>
        <draw:line draw:style-name="gr86" draw:text-style-name="P11" draw:layer="measurelines" svg:x1="100.647cm" svg:y1="67.945cm" svg:x2="1.905cm" svg:y2="68.262cm">
          <text:p/>
        </draw:line>
        <draw:line draw:style-name="gr86" draw:text-style-name="P11" draw:layer="measurelines" svg:x1="1.905cm" svg:y1="68.262cm" svg:x2="2.222cm" svg:y2="28.257cm">
          <text:p/>
        </draw:line>
        <draw:line draw:style-name="gr86" draw:text-style-name="P11" draw:layer="measurelines" svg:x1="2.105cm" svg:y1="28.257cm" svg:x2="44.967cm" svg:y2="27.94cm">
          <text:p/>
        </draw:line>
        <draw:line draw:style-name="gr86" draw:text-style-name="P11" draw:layer="measurelines" svg:x1="44.867cm" svg:y1="27.822cm" svg:x2="45.085cm" svg:y2="12.7cm">
          <text:p/>
        </draw:line>
        <draw:line draw:style-name="gr86" draw:text-style-name="P11" draw:layer="measurelines" svg:x1="42.862cm" svg:y1="12.7cm" svg:x2="45.085cm" svg:y2="12.7cm">
          <text:p/>
        </draw:line>
        <draw:line draw:style-name="gr86" draw:text-style-name="P11" draw:layer="measurelines" svg:x1="73.66cm" svg:y1="15.875cm" svg:x2="73.66cm" svg:y2="10.795cm">
          <text:p/>
        </draw:line>
        <draw:line draw:style-name="gr86" draw:text-style-name="P11" draw:layer="measurelines" svg:x1="68.897cm" svg:y1="10.795cm" svg:x2="73.66cm" svg:y2="10.795cm">
          <text:p/>
        </draw:line>
        <draw:line draw:style-name="gr86" draw:text-style-name="P11" draw:layer="measurelines" svg:x1="42.862cm" svg:y1="11.43cm" svg:x2="50.165cm" svg:y2="11.43cm">
          <text:p/>
        </draw:line>
        <draw:line draw:style-name="gr86" draw:text-style-name="P11" draw:layer="measurelines" svg:x1="50.082cm" svg:y1="11.53cm" svg:x2="50.165cm" svg:y2="4.127cm">
          <text:p/>
        </draw:line>
        <draw:line draw:style-name="gr86" draw:text-style-name="P11" draw:layer="measurelines" svg:x1="50.165cm" svg:y1="4.127cm" svg:x2="92.075cm" svg:y2="4.127cm">
          <text:p/>
        </draw:line>
        <draw:line draw:style-name="gr86" draw:text-style-name="P11" draw:layer="measurelines" svg:x1="92.075cm" svg:y1="6.985cm" svg:x2="92.075cm" svg:y2="4.127cm">
          <text:p/>
        </draw:line>
        <draw:line draw:style-name="gr86" draw:text-style-name="P11" draw:layer="measurelines" svg:x1="97.472cm" svg:y1="7.003cm" svg:x2="92.075cm" svg:y2="6.985cm">
          <text:p/>
        </draw:line>
        <draw:line draw:style-name="gr86" draw:text-style-name="P11" draw:layer="measurelines" svg:x1="96.285cm" svg:y1="6.35cm" svg:x2="96.285cm" svg:y2="7.62cm">
          <text:p/>
        </draw:line>
        <draw:line draw:style-name="gr86" draw:text-style-name="P11" draw:layer="measurelines" svg:x1="96.202cm" svg:y1="7.003cm" svg:x2="97.472cm" svg:y2="7.638cm">
          <text:p/>
        </draw:line>
        <draw:line draw:style-name="gr86" draw:text-style-name="P11" draw:layer="measurelines" svg:x1="96.202cm" svg:y1="6.904cm" svg:x2="97.472cm" svg:y2="6.368cm">
          <text:p/>
        </draw:line>
      </draw:page>
      <draw:page draw:name="page4" draw:style-name="dp1" draw:master-page-name="master-page3">
        <draw:frame draw:style-name="standard" draw:layer="layout" svg:width="13.939cm" svg:height="15.52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8">Usu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lv_Usuario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re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Usuario_Nombre</text:span></text:p>
              </table:table-cell>
              <table:table-cell>
                <text:p text:style-name="P20"><text:span text:style-name="T8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ontraseña</text:span></text:p>
              </table:table-cell>
              <table:table-cell>
                <text:p text:style-name="P20"><text:span text:style-name="T8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tus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Rol</text:span></text:p>
              </table:table-cell>
              <table:table-cell>
                <text:p text:style-name="P20"><text:span text:style-name="T8">Enum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3.939cm" svg:height="16.006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Client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lv_Cliente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re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Alias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rección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elefono</text:span></text:p>
              </table:table-cell>
              <table:table-cell>
                <text:p text:style-name="P20"><text:span text:style-name="T8">Varchar(10)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85" draw:text-style-name="P23" draw:layer="layout" svg:x1="44.459cm" svg:y1="43.921cm" svg:x2="44.459cm" svg:y2="44.873cm">
          <text:p/>
        </draw:line>
        <draw:frame draw:style-name="standard" draw:layer="layout" svg:width="13.939cm" svg:height="12.002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PK</text:p>
              </table:table-cell>
              <table:table-cell>
                <text:p text:style-name="P20"><text:span text:style-name="T8">Folio_Sesio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lave_Usuario</text:p>
              </table:table-cell>
              <table:table-cell>
                <text:p text:style-name="P20"><text:span text:style-name="T8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Estado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Hora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3.939cm" svg:height="14.004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ispositivo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Id_Dispositivo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lave_Cliente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rección_Mac</text:span></text:p>
              </table:table-cell>
              <table:table-cell>
                <text:p text:style-name="P20"><text:span text:style-name="T8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ispositivo</text:span></text:p>
              </table:table-cell>
              <table:table-cell>
                <text:p text:style-name="P20"><text:span text:style-name="T8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ipo</text:span></text:p>
              </table:table-cell>
              <table:table-cell>
                <text:p text:style-name="P20"><text:span text:style-name="T8">Enum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3.939cm" svg:height="16.006cm" svg:x="28.29cm" svg:y="50.4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Conexion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Id_Conexión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Id_Di</text:span><text:span text:style-name="T8">sposi</text:span><text:span text:style-name="T8">tivo</text:span></text:p>
              </table:table-cell>
              <table:table-cell>
                <text:p text:style-name="P20"><text:span text:style-name="T8">Varch</text:span><text:span text:style-name="T8">ar(20</text:span><text:span text:style-name="T8">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</text:span><text:span text:style-name="T8">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Inicio</text:span></text:p>
              </table:table-cell>
              <table:table-cell>
                <text:p text:style-name="P20"><text:span text:style-name="T8">Date</text:span><text:span text:style-name="T8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Final</text:span></text:p>
              </table:table-cell>
              <table:table-cell>
                <text:p text:style-name="P20"><text:span text:style-name="T8">Date</text:span><text:span text:style-name="T8">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esc</text:span><text:span text:style-name="T8">ripció</text:span><text:span text:style-name="T8">n</text:span></text:p>
              </table:table-cell>
              <table:table-cell>
                <text:p text:style-name="P20"><text:span text:style-name="T8">Varch</text:span><text:span text:style-name="T8">ar(25</text:span><text:span text:style-name="T8">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3.939cm" svg:height="12.002cm" svg:x="55.069cm" svg:y="5.6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Venta</text:span><text:span text:style-name="T8">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<text:span text:style-name="T8">Folio_Sesio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lv_Cliente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Fecha</text:span></text:p>
              </table:table-cell>
              <table:table-cell>
                <text:p text:style-name="P20"><text:span text:style-name="T8">DateTime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3.939cm" svg:height="10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Pago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ntidad</text:span></text:p>
              </table:table-cell>
              <table:table-cell>
                <text:p text:style-name="P20"><text:span text:style-name="T8">Double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3.939cm" svg:height="18.008cm" svg:x="97.397cm" svg:y="0.3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i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Operació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Sesión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tegoria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Monto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Tip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Descripción </text:span></text:p>
              </table:table-cell>
              <table:table-cell>
                <text:p text:style-name="P20"><text:span text:style-name="T8">Varchar(20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Fecha</text:span></text:p>
              </table:table-cell>
              <table:table-cell>
                <text:p text:style-name="P20"><text:span text:style-name="T8">DateTime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3.939cm" svg:height="12.005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Folio_Venta</text:span>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odigo_Barras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Cantidad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Precio</text:span></text:p>
              </table:table-cell>
              <table:table-cell>
                <text:p text:style-name="P20"><text:span text:style-name="T8">Doubl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3.939cm" svg:height="22.012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Codigo_Barras</text:span></text:p>
              </table:table-cell>
              <table:table-cell>
                <text:p text:style-name="P20"><text:span text:style-name="T8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Nombre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Descripción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Precio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Estad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Marca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Categoria</text:p>
              </table:table-cell>
              <table:table-cell>
                <text:p text:style-name="P20">Enum</text:p>
              </table:table-cell>
            </table:table-row>
            <table:table-row table:style-name="ro3" table:default-cell-style-name="ce1">
              <table:table-cell/>
              <table:table-cell>
                <text:p text:style-name="P20">Stock</text:p>
              </table:table-cell>
              <table:table-cell>
                <text:p text:style-name="P20">Double</text:p>
              </table:table-cell>
            </table:table-row>
            <table:table-row table:style-name="ro3" table:default-cell-style-name="ce1">
              <table:table-cell/>
              <table:table-cell>
                <text:p text:style-name="P20">Unidad_Medida</text:p>
              </table:table-cell>
              <table:table-cell>
                <text:p text:style-name="P20">Enum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3.939cm" svg:height="24.014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20"><text:span text:style-name="T8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1"><text:span text:style-name="T9">Campo</text:span></text:p>
              </table:table-cell>
              <table:table-cell>
                <text:p text:style-name="P21"><text:span text:style-name="T9">Tipo de Dato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8">PK</text:span></text:p>
              </table:table-cell>
              <table:table-cell>
                <text:p text:style-name="P20"><text:span text:style-name="T8">Folio_BItacora</text:span></text:p>
              </table:table-cell>
              <table:table-cell>
                <text:p text:style-name="P20"><text:span text:style-name="T8">Varchar(10)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8">FK</text:span></text:p>
              </table:table-cell>
              <table:table-cell>
                <text:p text:style-name="P20"><text:span text:style-name="T8">Codigo_Barras</text:span></text:p>
              </table:table-cell>
              <table:table-cell>
                <text:p text:style-name="P20"><text:span text:style-name="T8">Varchar(13)</text:span></text:p>
              </table:table-cell>
            </table:table-row>
            <table:table-row table:style-name="ro3" table:default-cell-style-name="ce1">
              <table:table-cell>
                <text:p text:style-name="P22">FK</text:p>
              </table:table-cell>
              <table:table-cell>
                <text:p text:style-name="P20">Clv_Sesión</text:p>
              </table:table-cell>
              <table:table-cell>
                <text:p text:style-name="P20"><text:span text:style-name="T8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Movimiento</text:span></text:p>
              </table:table-cell>
              <table:table-cell>
                <text:p text:style-name="P20"><text:span text:style-name="T8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<text:span text:style-name="T8">Justificación</text:span></text:p>
              </table:table-cell>
              <table:table-cell>
                <text:p text:style-name="P20"><text:span text:style-name="T8">Varchar(30)</text:span></text:p>
              </table:table-cell>
            </table:table-row>
            <table:table-row table:style-name="ro3" table:default-cell-style-name="ce1">
              <table:table-cell>
                <text:p text:style-name="P22"><text:s text:c="4"/></text:p>
              </table:table-cell>
              <table:table-cell>
                <text:p text:style-name="P20"><text:span text:style-name="T8">Valor</text:span></text:p>
              </table:table-cell>
              <table:table-cell>
                <text:p text:style-name="P20"><text:span text:style-name="T8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20">Creado_Por</text:p>
              </table:table-cell>
              <table:table-cell>
                <text:p text:style-name="P20">Varchar(50)</text:p>
              </table:table-cell>
            </table:table-row>
            <table:table-row table:style-name="ro3" table:default-cell-style-name="ce1">
              <table:table-cell/>
              <table:table-cell>
                <text:p text:style-name="P20">Fecha_Creación</text:p>
              </table:table-cell>
              <table:table-cell>
                <text:p text:style-name="P20">DateTime</text:p>
              </table:table-cell>
            </table:table-row>
            <table:table-row table:style-name="ro3" table:default-cell-style-name="ce1">
              <table:table-cell/>
              <table:table-cell>
                <text:p text:style-name="P20">Ultima_Actualización_Por</text:p>
              </table:table-cell>
              <table:table-cell>
                <text:p text:style-name="P20">Varchar(50)</text:p>
                <text:p text:style-name="P20"/>
              </table:table-cell>
            </table:table-row>
            <table:table-row table:style-name="ro3" table:default-cell-style-name="ce1">
              <table:table-cell/>
              <table:table-cell>
                <text:p text:style-name="P20">Ultima_Fecha_Actualizacion</text:p>
              </table:table-cell>
              <table:table-cell>
                <text:p text:style-name="P20">DateTime</text:p>
              </table:table-cell>
            </table:table-row>
          </table:table>
          <draw:image xlink:href="Pictures/TablePreview33.svm" xlink:type="simple" xlink:show="embed" xlink:actuate="onLoad"/>
        </draw:frame>
        <draw:path draw:style-name="gr65" draw:text-style-name="P9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66" draw:text-style-name="P10" draw:layer="layout" svg:width="20.034cm" svg:height="1.766cm" svg:x="63.097cm" svg:y="1.056cm">
          <draw:text-box>
            <text:p text:style-name="P4"><text:span text:style-name="T5">Diagrama de Base de Datos</text:span></text:p>
          </draw:text-box>
        </draw:frame>
        <draw:line draw:style-name="gr86" draw:text-style-name="P11" draw:layer="layout" svg:x1="5.715cm" svg:y1="7.62cm" svg:x2="4.127cm" svg:y2="7.62cm">
          <text:p/>
        </draw:line>
        <draw:line draw:style-name="gr86" draw:text-style-name="P11" draw:layer="layout" svg:x1="4.127cm" svg:y1="7.702cm" svg:x2="4.127cm" svg:y2="2.622cm">
          <text:p/>
        </draw:line>
        <draw:line draw:style-name="gr86" draw:text-style-name="P11" draw:layer="layout" svg:x1="4.127cm" svg:y1="2.54cm" svg:x2="22.86cm" svg:y2="2.54cm">
          <text:p/>
        </draw:line>
        <draw:line draw:style-name="gr86" draw:text-style-name="P11" draw:layer="layout" svg:x1="22.86cm" svg:y1="2.54cm" svg:x2="22.86cm" svg:y2="13.97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36.194cm" svg:y1="38.417cm" svg:x2="20.002cm" svg:y2="38.417cm">
          <text:p/>
        </draw:line>
        <draw:line draw:style-name="gr86" draw:text-style-name="P11" draw:layer="layout" svg:x1="34.925cm" svg:y1="37.765cm" svg:x2="34.925cm" svg:y2="39.035cm">
          <text:p/>
        </draw:line>
        <draw:line draw:style-name="gr86" draw:text-style-name="P11" draw:layer="layout" svg:x1="34.924cm" svg:y1="38.417cm" svg:x2="36.194cm" svg:y2="39.052cm">
          <text:p/>
        </draw:line>
        <draw:line draw:style-name="gr86" draw:text-style-name="P11" draw:layer="layout" svg:x1="34.924cm" svg:y1="38.318cm" svg:x2="36.194cm" svg:y2="37.782cm">
          <text:p/>
        </draw:line>
        <draw:line draw:style-name="gr86" draw:text-style-name="P11" draw:layer="layout" svg:x1="50.165cm" svg:y1="36.512cm" svg:x2="52.387cm" svg:y2="36.512cm">
          <text:p/>
        </draw:line>
        <draw:line draw:style-name="gr86" draw:text-style-name="P11" draw:layer="layout" svg:x1="52.387cm" svg:y1="36.512cm" svg:x2="52.387cm" svg:y2="49.53cm">
          <text:p/>
        </draw:line>
        <draw:line draw:style-name="gr86" draw:text-style-name="P11" draw:layer="layout" svg:x1="52.37cm" svg:y1="49.515cm" svg:x2="25.382cm" svg:y2="49.515cm">
          <text:p/>
        </draw:line>
        <draw:line draw:style-name="gr86" draw:text-style-name="P11" draw:layer="layout" svg:x1="25.382cm" svg:y1="49.532cm" svg:x2="25.4cm" svg:y2="57.47cm">
          <text:p/>
        </draw:line>
        <draw:line draw:style-name="gr86" draw:text-style-name="P11" draw:layer="layout" svg:x1="28.257cm" svg:y1="57.488cm" svg:x2="25.4cm" svg:y2="57.47cm">
          <text:p/>
        </draw:line>
        <draw:line draw:style-name="gr86" draw:text-style-name="P11" draw:layer="layout" svg:x1="27.07cm" svg:y1="56.835cm" svg:x2="27.07cm" svg:y2="58.105cm">
          <text:p/>
        </draw:line>
        <draw:line draw:style-name="gr86" draw:text-style-name="P11" draw:layer="layout" svg:x1="26.987cm" svg:y1="57.488cm" svg:x2="28.257cm" svg:y2="58.123cm">
          <text:p/>
        </draw:line>
        <draw:line draw:style-name="gr86" draw:text-style-name="P11" draw:layer="layout" svg:x1="26.987cm" svg:y1="57.389cm" svg:x2="28.257cm" svg:y2="56.853cm">
          <text:p/>
        </draw:line>
        <draw:line draw:style-name="gr86" draw:text-style-name="P11" draw:layer="layout" svg:x1="55.244cm" svg:y1="12.382cm" svg:x2="42.862cm" svg:y2="12.382cm">
          <text:p/>
        </draw:line>
        <draw:line draw:style-name="gr86" draw:text-style-name="P11" draw:layer="layout" svg:x1="54.057cm" svg:y1="11.729cm" svg:x2="54.057cm" svg:y2="12.999cm">
          <text:p/>
        </draw:line>
        <draw:line draw:style-name="gr86" draw:text-style-name="P11" draw:layer="layout" svg:x1="53.974cm" svg:y1="12.382cm" svg:x2="55.244cm" svg:y2="13.017cm">
          <text:p/>
        </draw:line>
        <draw:line draw:style-name="gr86" draw:text-style-name="P11" draw:layer="layout" svg:x1="53.974cm" svg:y1="12.283cm" svg:x2="55.244cm" svg:y2="11.747cm">
          <text:p/>
        </draw:line>
        <draw:line draw:style-name="gr86" draw:text-style-name="P11" draw:layer="layout" svg:x1="6.032cm" svg:y1="38.1cm" svg:x2="4.445cm" svg:y2="38.1cm">
          <text:p/>
        </draw:line>
        <draw:line draw:style-name="gr86" draw:text-style-name="P11" draw:layer="layout" svg:x1="4.445cm" svg:y1="38.1cm" svg:x2="4.445cm" svg:y2="30.48cm">
          <text:p/>
        </draw:line>
        <draw:line draw:style-name="gr86" draw:text-style-name="P11" draw:layer="layout" svg:x1="4.445cm" svg:y1="30.48cm" svg:x2="47.942cm" svg:y2="30.48cm">
          <text:p/>
        </draw:line>
        <draw:line draw:style-name="gr86" draw:text-style-name="P11" draw:layer="layout" svg:x1="47.942cm" svg:y1="30.48cm" svg:x2="47.942cm" svg:y2="14.287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28.892cm" svg:y1="13.97cm" svg:x2="22.86cm" svg:y2="13.97cm">
          <text:p/>
        </draw:line>
        <draw:line draw:style-name="gr86" draw:text-style-name="P11" draw:layer="layout" svg:x1="27.705cm" svg:y1="13.317cm" svg:x2="27.705cm" svg:y2="14.587cm">
          <text:p/>
        </draw:line>
        <draw:line draw:style-name="gr86" draw:text-style-name="P11" draw:layer="layout" svg:x1="27.622cm" svg:y1="13.97cm" svg:x2="28.892cm" svg:y2="14.605cm">
          <text:p/>
        </draw:line>
        <draw:line draw:style-name="gr86" draw:text-style-name="P11" draw:layer="layout" svg:x1="27.622cm" svg:y1="13.871cm" svg:x2="28.892cm" svg:y2="13.335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8.878cm" svg:y2="14.25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layout" svg:x1="54.91cm" svg:y1="14.257cm" svg:x2="47.942cm" svg:y2="14.287cm">
          <text:p/>
        </draw:line>
        <draw:line draw:style-name="gr86" draw:text-style-name="P11" draw:layer="layout" svg:x1="53.723cm" svg:y1="13.604cm" svg:x2="53.723cm" svg:y2="14.874cm">
          <text:p/>
        </draw:line>
        <draw:line draw:style-name="gr86" draw:text-style-name="P11" draw:layer="layout" svg:x1="53.64cm" svg:y1="14.257cm" svg:x2="54.91cm" svg:y2="14.892cm">
          <text:p/>
        </draw:line>
        <draw:line draw:style-name="gr86" draw:text-style-name="P11" draw:layer="layout" svg:x1="53.64cm" svg:y1="14.158cm" svg:x2="54.91cm" svg:y2="13.622cm">
          <text:p/>
        </draw:line>
        <draw:line draw:style-name="gr86" draw:text-style-name="P11" draw:layer="measurelines" svg:x1="79.375cm" svg:y1="15.893cm" svg:x2="73.66cm" svg:y2="15.875cm">
          <text:p/>
        </draw:line>
        <draw:line draw:style-name="gr86" draw:text-style-name="P11" draw:layer="measurelines" svg:x1="78.188cm" svg:y1="15.24cm" svg:x2="78.188cm" svg:y2="16.51cm">
          <text:p/>
        </draw:line>
        <draw:line draw:style-name="gr86" draw:text-style-name="P11" draw:layer="measurelines" svg:x1="78.105cm" svg:y1="15.893cm" svg:x2="79.375cm" svg:y2="16.528cm">
          <text:p/>
        </draw:line>
        <draw:line draw:style-name="gr86" draw:text-style-name="P11" draw:layer="measurelines" svg:x1="78.105cm" svg:y1="15.794cm" svg:x2="79.375cm" svg:y2="15.258cm">
          <text:p/>
        </draw:line>
        <draw:line draw:style-name="gr86" draw:text-style-name="P11" draw:layer="measurelines" svg:x1="68.897cm" svg:y1="11.43cm" svg:x2="71.12cm" svg:y2="11.43cm">
          <text:p/>
        </draw:line>
        <draw:line draw:style-name="gr86" draw:text-style-name="P11" draw:layer="measurelines" svg:x1="71.12cm" svg:y1="11.347cm" svg:x2="71.12cm" svg:y2="32.937cm">
          <text:p/>
        </draw:line>
        <draw:line draw:style-name="gr86" draw:text-style-name="P11" draw:layer="measurelines" svg:x1="71.102cm" svg:y1="32.82cm" svg:x2="58.737cm" svg:y2="32.702cm">
          <text:p/>
        </draw:line>
        <draw:line draw:style-name="gr86" draw:text-style-name="P11" draw:layer="measurelines" svg:x1="58.837cm" svg:y1="32.62cm" svg:x2="58.737cm" svg:y2="40.322cm">
          <text:p/>
        </draw:line>
        <draw:line draw:style-name="gr86" draw:text-style-name="P11" draw:layer="measurelines" svg:x1="62.23cm" svg:y1="40.027cm" svg:x2="58.737cm" svg:y2="40.005cm">
          <text:p/>
        </draw:line>
        <draw:line draw:style-name="gr86" draw:text-style-name="P11" draw:layer="measurelines" svg:x1="61.043cm" svg:y1="39.374cm" svg:x2="61.043cm" svg:y2="40.644cm">
          <text:p/>
        </draw:line>
        <draw:line draw:style-name="gr86" draw:text-style-name="P11" draw:layer="measurelines" svg:x1="60.96cm" svg:y1="40.027cm" svg:x2="62.23cm" svg:y2="40.662cm">
          <text:p/>
        </draw:line>
        <draw:line draw:style-name="gr86" draw:text-style-name="P11" draw:layer="measurelines" svg:x1="60.96cm" svg:y1="39.928cm" svg:x2="62.23cm" svg:y2="39.392cm">
          <text:p/>
        </draw:line>
        <draw:line draw:style-name="gr86" draw:text-style-name="P11" draw:layer="measurelines" svg:x1="83.302cm" svg:y1="42.227cm" svg:x2="76.317cm" svg:y2="42.227cm">
          <text:p/>
        </draw:line>
        <draw:line draw:style-name="gr86" draw:text-style-name="P11" draw:layer="measurelines" svg:x1="77.543cm" svg:y1="41.574cm" svg:x2="77.543cm" svg:y2="42.844cm">
          <text:p/>
        </draw:line>
        <draw:line draw:style-name="gr86" draw:text-style-name="P11" draw:layer="measurelines" svg:x1="77.543cm" svg:y1="41.474cm" svg:x2="77.543cm" svg:y2="42.744cm">
          <text:p/>
        </draw:line>
        <draw:line draw:style-name="gr86" draw:text-style-name="P11" draw:layer="measurelines" svg:x1="77.47cm" svg:y1="42.345cm" svg:x2="76.2cm" svg:y2="42.98cm">
          <text:p/>
        </draw:line>
        <draw:line draw:style-name="gr86" draw:text-style-name="P11" draw:layer="measurelines" svg:x1="77.47cm" svg:y1="42.246cm" svg:x2="76.2cm" svg:y2="41.275cm">
          <text:p/>
        </draw:line>
        <draw:line draw:style-name="gr86" draw:text-style-name="P11" draw:layer="measurelines" svg:x1="103.822cm" svg:y1="42.563cm" svg:x2="97.472cm" svg:y2="42.545cm">
          <text:p/>
        </draw:line>
        <draw:line draw:style-name="gr86" draw:text-style-name="P11" draw:layer="measurelines" svg:x1="102.635cm" svg:y1="41.91cm" svg:x2="102.635cm" svg:y2="43.18cm">
          <text:p/>
        </draw:line>
        <draw:line draw:style-name="gr86" draw:text-style-name="P11" draw:layer="measurelines" svg:x1="102.552cm" svg:y1="42.563cm" svg:x2="103.822cm" svg:y2="43.198cm">
          <text:p/>
        </draw:line>
        <draw:line draw:style-name="gr86" draw:text-style-name="P11" draw:layer="measurelines" svg:x1="102.552cm" svg:y1="42.464cm" svg:x2="103.822cm" svg:y2="41.928cm">
          <text:p/>
        </draw:line>
        <draw:line draw:style-name="gr86" draw:text-style-name="P11" draw:layer="measurelines" svg:x1="103.822cm" svg:y1="44.468cm" svg:x2="100.647cm" svg:y2="44.468cm">
          <text:p/>
        </draw:line>
        <draw:line draw:style-name="gr86" draw:text-style-name="P11" draw:layer="measurelines" svg:x1="102.635cm" svg:y1="43.815cm" svg:x2="102.635cm" svg:y2="45.085cm">
          <text:p/>
        </draw:line>
        <draw:line draw:style-name="gr86" draw:text-style-name="P11" draw:layer="measurelines" svg:x1="102.552cm" svg:y1="44.468cm" svg:x2="103.822cm" svg:y2="45.103cm">
          <text:p/>
        </draw:line>
        <draw:line draw:style-name="gr86" draw:text-style-name="P11" draw:layer="measurelines" svg:x1="102.552cm" svg:y1="44.369cm" svg:x2="103.822cm" svg:y2="43.833cm">
          <text:p/>
        </draw:line>
        <draw:line draw:style-name="gr86" draw:text-style-name="P11" draw:layer="measurelines" svg:x1="100.647cm" svg:y1="44.45cm" svg:x2="100.647cm" svg:y2="67.945cm">
          <text:p/>
        </draw:line>
        <draw:line draw:style-name="gr86" draw:text-style-name="P11" draw:layer="measurelines" svg:x1="100.647cm" svg:y1="67.945cm" svg:x2="1.905cm" svg:y2="68.262cm">
          <text:p/>
        </draw:line>
        <draw:line draw:style-name="gr86" draw:text-style-name="P11" draw:layer="measurelines" svg:x1="1.905cm" svg:y1="68.262cm" svg:x2="2.222cm" svg:y2="28.257cm">
          <text:p/>
        </draw:line>
        <draw:line draw:style-name="gr86" draw:text-style-name="P11" draw:layer="measurelines" svg:x1="2.105cm" svg:y1="28.257cm" svg:x2="44.967cm" svg:y2="27.94cm">
          <text:p/>
        </draw:line>
        <draw:line draw:style-name="gr86" draw:text-style-name="P11" draw:layer="measurelines" svg:x1="44.867cm" svg:y1="27.822cm" svg:x2="45.085cm" svg:y2="12.7cm">
          <text:p/>
        </draw:line>
        <draw:line draw:style-name="gr86" draw:text-style-name="P11" draw:layer="measurelines" svg:x1="42.862cm" svg:y1="12.7cm" svg:x2="45.085cm" svg:y2="12.7cm">
          <text:p/>
        </draw:line>
        <draw:line draw:style-name="gr86" draw:text-style-name="P11" draw:layer="measurelines" svg:x1="73.66cm" svg:y1="15.875cm" svg:x2="73.66cm" svg:y2="10.795cm">
          <text:p/>
        </draw:line>
        <draw:line draw:style-name="gr86" draw:text-style-name="P11" draw:layer="measurelines" svg:x1="68.897cm" svg:y1="10.795cm" svg:x2="73.66cm" svg:y2="10.795cm">
          <text:p/>
        </draw:line>
        <draw:line draw:style-name="gr86" draw:text-style-name="P11" draw:layer="measurelines" svg:x1="42.862cm" svg:y1="11.43cm" svg:x2="50.165cm" svg:y2="11.43cm">
          <text:p/>
        </draw:line>
        <draw:line draw:style-name="gr86" draw:text-style-name="P11" draw:layer="measurelines" svg:x1="50.082cm" svg:y1="11.53cm" svg:x2="50.165cm" svg:y2="4.127cm">
          <text:p/>
        </draw:line>
        <draw:line draw:style-name="gr86" draw:text-style-name="P11" draw:layer="measurelines" svg:x1="50.165cm" svg:y1="4.127cm" svg:x2="92.075cm" svg:y2="4.127cm">
          <text:p/>
        </draw:line>
        <draw:line draw:style-name="gr86" draw:text-style-name="P11" draw:layer="measurelines" svg:x1="92.075cm" svg:y1="6.985cm" svg:x2="92.075cm" svg:y2="4.127cm">
          <text:p/>
        </draw:line>
        <draw:line draw:style-name="gr86" draw:text-style-name="P11" draw:layer="measurelines" svg:x1="97.472cm" svg:y1="7.203cm" svg:x2="92.075cm" svg:y2="7.185cm">
          <text:p/>
        </draw:line>
        <draw:line draw:style-name="gr86" draw:text-style-name="P11" draw:layer="measurelines" svg:x1="96.285cm" svg:y1="6.65cm" svg:x2="96.285cm" svg:y2="7.92cm">
          <text:p/>
        </draw:line>
        <draw:line draw:style-name="gr86" draw:text-style-name="P11" draw:layer="measurelines" svg:x1="96.202cm" svg:y1="7.303cm" svg:x2="97.472cm" svg:y2="7.938cm">
          <text:p/>
        </draw:line>
        <draw:line draw:style-name="gr86" draw:text-style-name="P11" draw:layer="measurelines" svg:x1="96.202cm" svg:y1="7.204cm" svg:x2="97.472cm" svg:y2="6.668cm">
          <text:p/>
        </draw:line>
        <draw:line draw:style-name="gr87" draw:text-style-name="P11" draw:layer="Layer4" svg:x1="5.08cm" svg:y1="32.702cm" svg:x2="20.955cm" svg:y2="32.702cm">
          <text:p/>
        </draw:line>
        <draw:line draw:style-name="gr87" draw:text-style-name="P11" draw:layer="Layer4" svg:x1="5.145cm" svg:y1="49.847cm" svg:x2="21.272cm" svg:y2="49.847cm">
          <text:p/>
        </draw:line>
        <draw:line draw:style-name="gr87" draw:text-style-name="P11" draw:layer="Layer4" svg:x1="5.08cm" svg:y1="32.702cm" svg:x2="5.08cm" svg:y2="49.53cm">
          <text:p/>
        </draw:line>
        <draw:line draw:style-name="gr87" draw:text-style-name="P11" draw:layer="Layer4" svg:x1="20.955cm" svg:y1="33.019cm" svg:x2="20.955cm" svg:y2="49.847cm">
          <text:p/>
        </draw:line>
        <draw:path draw:style-name="gr69" draw:text-style-name="P12" draw:layer="Layer4" svg:width="5.681cm" svg:height="1.585cm" draw:transform="skewX (-0.0308923277602996) translate (10.7869870204217cm 30.798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3" draw:text-style-name="P15" draw:layer="Layer4" svg:width="4.444cm" svg:height="1.132cm" svg:x="12.065cm" svg:y="31.115cm">
          <draw:text-box>
            <text:p text:style-name="P4"><text:span text:style-name="T7">Cliente</text:span></text:p>
          </draw:text-box>
        </draw:frame>
        <draw:line draw:style-name="gr88" draw:text-style-name="P11" draw:layer="Layer4" svg:x1="24.13cm" svg:y1="30.797cm" svg:x2="24.13cm" svg:y2="66.992cm">
          <text:p/>
        </draw:line>
        <draw:line draw:style-name="gr88" draw:text-style-name="P11" draw:layer="Layer4" svg:x1="53.657cm" svg:y1="30.797cm" svg:x2="53.657cm" svg:y2="66.992cm">
          <text:p/>
        </draw:line>
        <draw:line draw:style-name="gr88" draw:text-style-name="P11" draw:layer="Layer4" svg:x1="24.447cm" svg:y1="30.797cm" svg:x2="53.657cm" svg:y2="30.797cm">
          <text:p/>
        </draw:line>
        <draw:line draw:style-name="gr88" draw:text-style-name="P11" draw:layer="Layer4" svg:x1="24.665cm" svg:y1="66.992cm" svg:x2="53.875cm" svg:y2="66.992cm">
          <text:p/>
        </draw:line>
        <draw:path draw:style-name="gr89" draw:text-style-name="P24" draw:layer="Layer4" svg:width="5.681cm" svg:height="1.585cm" draw:transform="skewX (-0.0308923277602996) translate (27.6139870204217cm 33.971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3" draw:text-style-name="P15" draw:layer="Layer4" svg:width="4.444cm" svg:height="1.132cm" svg:x="29.392cm" svg:y="34.288cm">
          <draw:text-box>
            <text:p text:style-name="P4"><text:span text:style-name="T7">Wifi</text:span></text:p>
          </draw:text-box>
        </draw:frame>
        <draw:line draw:style-name="gr90" draw:text-style-name="P11" draw:layer="Layer4" svg:x1="3.492cm" svg:y1="20.32cm" svg:x2="44.132cm" svg:y2="20.32cm">
          <text:p/>
        </draw:line>
        <draw:line draw:style-name="gr90" draw:text-style-name="P11" draw:layer="Layer4" svg:x1="3.81cm" svg:y1="1.805cm" svg:x2="44.45cm" svg:y2="1.805cm">
          <text:p/>
        </draw:line>
        <draw:line draw:style-name="gr90" draw:text-style-name="P11" draw:layer="Layer4" svg:x1="3.492cm" svg:y1="1.587cm" svg:x2="3.492cm" svg:y2="20.32cm">
          <text:p/>
        </draw:line>
        <draw:line draw:style-name="gr90" draw:text-style-name="P11" draw:layer="Layer4" svg:x1="44.232cm" svg:y1="1.787cm" svg:x2="44.232cm" svg:y2="20.52cm">
          <text:p/>
        </draw:line>
        <draw:path draw:style-name="gr91" draw:text-style-name="P25" draw:layer="Layer4" svg:width="5.681cm" svg:height="1.585cm" draw:transform="skewX (-0.0308923277602996) translate (21.5819870204217cm 14.921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3" draw:text-style-name="P15" draw:layer="Layer4" svg:width="4.444cm" svg:height="1.132cm" svg:x="23.36cm" svg:y="15.238cm">
          <draw:text-box>
            <text:p text:style-name="P4"><text:span text:style-name="T7">Login</text:span></text:p>
          </draw:text-box>
        </draw:frame>
        <draw:line draw:style-name="gr92" draw:text-style-name="P11" draw:layer="Layer4" svg:x1="53.34cm" svg:y1="5.397cm" svg:x2="53.34cm" svg:y2="28.892cm">
          <text:p/>
        </draw:line>
        <draw:line draw:style-name="gr92" draw:text-style-name="P11" draw:layer="Layer4" svg:x1="57.785cm" svg:y1="29.209cm" svg:x2="57.785cm" svg:y2="49.53cm">
          <text:p/>
        </draw:line>
        <draw:line draw:style-name="gr92" draw:text-style-name="P11" draw:layer="Layer4" svg:x1="53.34cm" svg:y1="29.21cm" svg:x2="57.857cm" svg:y2="29.197cm">
          <text:p/>
        </draw:line>
        <draw:line draw:style-name="gr92" draw:text-style-name="P11" draw:layer="Layer4" svg:x1="57.902cm" svg:y1="49.23cm" svg:x2="77.587cm" svg:y2="49.23cm">
          <text:p/>
        </draw:line>
        <draw:line draw:style-name="gr92" draw:text-style-name="P11" draw:layer="Layer4" svg:x1="77.787cm" svg:y1="21.59cm" svg:x2="77.47cm" svg:y2="50.165cm">
          <text:p/>
        </draw:line>
        <draw:line draw:style-name="gr92" draw:text-style-name="P11" draw:layer="Layer4" svg:x1="78.105cm" svg:y1="21.59cm" svg:x2="94.932cm" svg:y2="21.59cm">
          <text:p/>
        </draw:line>
        <draw:line draw:style-name="gr92" draw:text-style-name="P11" draw:layer="Layer4" svg:x1="53.657cm" svg:y1="5.08cm" svg:x2="94.615cm" svg:y2="5.397cm">
          <text:p/>
        </draw:line>
        <draw:line draw:style-name="gr92" draw:text-style-name="P11" draw:layer="Layer4" svg:x1="94.615cm" svg:y1="5.397cm" svg:x2="94.615cm" svg:y2="21.59cm">
          <text:p/>
        </draw:line>
        <draw:path draw:style-name="gr93" draw:text-style-name="P26" draw:layer="Layer4" svg:width="5.681cm" svg:height="1.585cm" draw:transform="skewX (-0.0308923277602996) translate (58.4119870204217cm 24.129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3" draw:text-style-name="P15" draw:layer="Layer4" svg:width="4.444cm" svg:height="1.132cm" svg:x="60.19cm" svg:y="24.446cm">
          <draw:text-box>
            <text:p text:style-name="P4"><text:span text:style-name="T7">Ventas</text:span></text:p>
          </draw:text-box>
        </draw:frame>
        <draw:line draw:style-name="gr94" draw:text-style-name="P11" draw:layer="Layer4" svg:x1="96.315cm" svg:y1="0.298cm" svg:x2="96.202cm" svg:y2="19.367cm">
          <text:p/>
        </draw:line>
        <draw:line draw:style-name="gr94" draw:text-style-name="P11" draw:layer="Layer4" svg:x1="112.795cm" svg:y1="0cm" svg:x2="112.682cm" svg:y2="19.069cm">
          <text:p/>
        </draw:line>
        <draw:line draw:style-name="gr94" draw:text-style-name="P11" draw:layer="Layer4" svg:x1="96.52cm" svg:y1="19.367cm" svg:x2="112.712cm" svg:y2="19.367cm">
          <text:p/>
        </draw:line>
        <draw:line draw:style-name="gr94" draw:text-style-name="P11" draw:layer="Layer4" svg:x1="96.837cm" svg:y1="0cm" svg:x2="113.029cm" svg:y2="0cm">
          <text:p/>
        </draw:line>
        <draw:path draw:style-name="gr95" draw:text-style-name="P27" draw:layer="Layer4" svg:width="5.681cm" svg:height="1.585cm" draw:transform="skewX (-0.0308923277602996) translate (101.908987020422cm 20.6389053039821cm)" svg:viewBox="0 0 5682 1586" svg:d="M0 264c0-47 8-91 24-132 15-41 37-73 64-97 26-23 56-35 86-35h5334c31 0 60 12 87 36 27 23 48 57 64 97 15 40 23 85 23 131v1058c0 46-7 91-23 131-15 41-37 73-64 97-27 23-56 36-87 36h-5334c-31 0-60-12-87-36-27-23-48-56-64-97-15-40-23-85-23-131z">
          <text:p/>
        </draw:path>
        <draw:frame draw:style-name="gr73" draw:text-style-name="P15" draw:layer="Layer4" svg:width="4.444cm" svg:height="1.132cm" svg:x="103.387cm" svg:y="20.955cm">
          <draw:text-box>
            <text:p text:style-name="P4"><text:span text:style-name="T7">Caja</text:span></text:p>
          </draw:text-box>
        </draw:frame>
        <draw:line draw:style-name="gr96" draw:text-style-name="P11" draw:layer="Layer5" svg:x1="82.867cm" svg:y1="33.655cm" svg:x2="82.571cm" svg:y2="61.566cm">
          <text:p/>
        </draw:line>
        <draw:line draw:style-name="gr96" draw:text-style-name="P11" draw:layer="Layer5" svg:x1="118.427cm" svg:y1="33.972cm" svg:x2="118.131cm" svg:y2="61.883cm">
          <text:p/>
        </draw:line>
        <draw:line draw:style-name="gr96" draw:text-style-name="P11" draw:layer="Layer5" svg:x1="83.268cm" svg:y1="33.337cm" svg:x2="118.51cm" svg:y2="33.655cm">
          <text:p/>
        </draw:line>
        <draw:line draw:style-name="gr96" draw:text-style-name="P11" draw:layer="Layer5" svg:x1="82.868cm" svg:y1="61.277cm" svg:x2="118.11cm" svg:y2="61.595cm">
          <text:p/>
        </draw:line>
        <draw:path draw:style-name="gr97" draw:text-style-name="P18" draw:layer="Layer5" svg:width="6.944cm" svg:height="1.585cm" draw:transform="skewX (-0.037873644768277) translate (98.4150444652425cm 31.1159053039821cm)" svg:viewBox="0 0 6945 1586" svg:d="M0 264c0-47 10-91 29-132s46-73 79-97c31-23 68-35 105-35h6519c38 0 73 12 106 36 33 23 59 57 79 97 18 40 28 85 28 131v1058c0 46-9 91-28 131-19 41-46 73-79 97-33 23-68 36-106 36h-6519c-38 0-74-12-107-36-33-23-58-56-78-97-18-40-28-85-28-131z">
          <text:p/>
        </draw:path>
        <draw:frame draw:style-name="gr73" draw:text-style-name="P15" draw:layer="Layer5" svg:width="5.311cm" svg:height="1.132cm" svg:x="99.665cm" svg:y="31.432cm">
          <draw:text-box>
            <text:p text:style-name="P4"><text:span text:style-name="T7">Inventario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svg:stroke-color="#069a2e" draw:fill="solid" draw:fill-color="#00a933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 loext:color-lum-mod="100%" loext:color-lum-off="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4T21:21:45.276266822</dc:date>
    <meta:editing-duration>PT6H23M48S</meta:editing-duration>
    <meta:editing-cycles>16</meta:editing-cycles>
    <meta:document-statistic meta:object-count="1210"/>
  </office:meta>
</office:document-meta>
</file>